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Wingdings 3" style:font-charset="x-symbol" svg:font-family="Wingdings 3" style:font-family-generic="roman" style:font-pitch="variable" svg:panose-1="5 4 1 2 1 8 7 7 7 7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color="#404040" fo:font-size="14pt" style:font-size-asian="14pt" style:font-size-complex="14pt"/>
    </style:style>
    <style:style style:name="TableColumn99" style:family="table-column">
      <style:table-column-properties style:column-width="1.6284in" style:use-optimal-column-width="false"/>
    </style:style>
    <style:style style:name="TableColumn100" style:family="table-column">
      <style:table-column-properties style:column-width="0.1638in" style:use-optimal-column-width="false"/>
    </style:style>
    <style:style style:name="TableColumn101" style:family="table-column">
      <style:table-column-properties style:column-width="3.6215in" style:use-optimal-column-width="false"/>
    </style:style>
    <style:style style:name="Table98" style:family="table">
      <style:table-properties style:width="5.4138in" fo:margin-left="1.1583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fo:padding-top="0.0194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-complex="Calibri" fo:font-style="italic" style:font-style-asian="italic" fo:color="#D60093" fo:font-size="12pt" style:font-size-asian="12pt" style:font-size-complex="12pt"/>
    </style:style>
    <style:style style:name="TableCell105" style:family="table-cell">
      <style:table-cell-properties fo:border="none" style:writing-mode="lr-tb" fo:padding-top="0.0194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107" style:family="table-cell">
      <style:table-cell-properties fo:border="none" style:writing-mode="lr-tb" fo:padding-top="0.0194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112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13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14" style:parent-style-name="Normal" style:family="paragraph">
      <style:paragraph-properties fo:margin-bottom="0in" fo:line-height="100%" fo:margin-left="-0.0291in">
        <style:tab-stops/>
      </style:paragraph-properties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15" style:family="table-cell">
      <style:table-cell-properties fo:border="none" style:writing-mode="lr-tb" fo:padding-top="0.0194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121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22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23" style:parent-style-name="Normal" style:family="paragraph">
      <style:paragraph-properties fo:margin-bottom="0in" fo:line-height="100%" fo:margin-left="-0.0291in">
        <style:tab-stops/>
      </style:paragraph-properties>
    </style:style>
    <style:style style:name="T12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25" style:family="table-cell">
      <style:table-cell-properties fo:border="none" style:writing-mode="lr-tb" fo:padding-top="0.0194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Textedelespaceréservé" style:family="text">
      <style:text-properties fo:font-style="italic" style:font-style-asian="italic" fo:color="#595959" fo:background-color="#D3D3D3"/>
    </style:style>
    <style:style style:name="T128" style:parent-style-name="Textedelespaceréservé" style:family="text">
      <style:text-properties fo:font-style="italic" style:font-style-asian="italic" fo:color="#595959" fo:background-color="#D3D3D3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132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33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34" style:parent-style-name="Normal" style:family="paragraph">
      <style:paragraph-properties fo:margin-bottom="0in" fo:line-height="100%" fo:margin-left="-0.0291in">
        <style:tab-stops/>
      </style:paragraph-properties>
    </style:style>
    <style:style style:name="T135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36" style:family="table-cell">
      <style:table-cell-properties fo:border="none" style:writing-mode="lr-tb" fo:padding-top="0.0194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142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43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44" style:parent-style-name="Normal" style:family="paragraph">
      <style:paragraph-properties fo:margin-bottom="0in" fo:line-height="100%" fo:margin-left="-0.0291in">
        <style:tab-stops/>
      </style:paragraph-properties>
    </style:style>
    <style:style style:name="T145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46" style:family="table-cell">
      <style:table-cell-properties fo:border="none" style:writing-mode="lr-tb" fo:padding-top="0.0194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148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-complex="Calibri" fo:font-style="italic" style:font-style-asian="italic" fo:color="#D60093" fo:font-size="12pt" style:font-size-asian="12pt" style:font-size-complex="12pt"/>
    </style:style>
    <style:style style:name="TableCell152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53" style:parent-style-name="Normal" style:family="paragraph">
      <style:paragraph-properties fo:margin-bottom="0in" fo:line-height="100%" fo:margin-left="-0.0291in">
        <style:tab-stops/>
      </style:paragraph-properties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P154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P155" style:parent-style-name="Normal" style:family="paragraph">
      <style:text-properties style:font-name-complex="Calibri" fo:font-weight="bold" style:font-weight-asian="bold" fo:color="#404040" fo:font-size="14pt" style:font-size-asian="14pt" style:font-size-complex="14pt"/>
    </style:style>
    <style:style style:name="P156" style:parent-style-name="Normal" style:family="paragraph">
      <style:text-properties style:font-name-complex="Calibri" fo:font-weight="bold" style:font-weight-asian="bold" fo:color="#404040" fo:font-size="14pt" style:font-size-asian="14pt" style:font-size-complex="14pt"/>
    </style:style>
    <style:style style:name="TableColumn158" style:family="table-column">
      <style:table-column-properties style:column-width="0.5236in" style:use-optimal-column-width="false"/>
    </style:style>
    <style:style style:name="TableColumn159" style:family="table-column">
      <style:table-column-properties style:column-width="6.1708in" style:use-optimal-column-width="false"/>
    </style:style>
    <style:style style:name="Table157" style:family="table">
      <style:table-properties style:width="6.6944in" fo:margin-left="-0.1222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fo:background-color="#D60093" style:writing-mode="lr-tb" fo:padding-top="0.0194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63" style:family="table-row">
      <style:table-row-properties style:min-row-height="0.0395in" style:use-optimal-row-height="false"/>
    </style:style>
    <style:style style:name="TableCell164" style:family="table-cell">
      <style:table-cell-properties fo:border-top="none" fo:border-left="none" fo:border-bottom="0.0208in solid #D60093" fo:border-right="none" style:writing-mode="lr-tb" fo:padding-top="0.0194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66" style:family="table-row">
      <style:table-row-properties style:min-row-height="0.3937in" style:use-optimal-row-height="false"/>
    </style:style>
    <style:style style:name="TableCell167" style:family="table-cell">
      <style:table-cell-properties fo:border-top="0.0312in solid #D60093" fo:border-left="none" fo:border-bottom="none" fo:border-right="none" style:writing-mode="lr-tb" style:vertical-align="middle" fo:padding-top="0.0194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169" style:parent-style-name="Textedelespaceréservé" style:family="text">
      <style:text-properties fo:font-style="italic" style:font-style-asian="italic" fo:color="#595959" fo:font-size="14pt" style:font-size-asian="14pt" style:font-size-complex="16pt" fo:background-color="#D3D3D3"/>
    </style:style>
    <style:style style:name="TableRow170" style:family="table-row">
      <style:table-row-properties style:min-row-height="0.984in" style:use-optimal-row-height="false"/>
    </style:style>
    <style:style style:name="TableCell171" style:family="table-cell">
      <style:table-cell-properties fo:border-top="0.0208in solid #D60093" fo:border-left="none" fo:border-bottom="0.0069in solid #D9D9D9" fo:border-right="none" style:writing-mode="lr-tb" fo:padding-top="0.0194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Row173" style:family="table-row">
      <style:table-row-properties style:min-row-height="0.3152in" style:use-optimal-row-height="false"/>
    </style:style>
    <style:style style:name="TableCell174" style:family="table-cell">
      <style:table-cell-properties fo:border-top="0.0069in solid #D9D9D9" fo:border-left="0.0069in solid #D9D9D9" fo:border-bottom="none" fo:border-right="0.0069in solid #D9D9D9" style:writing-mode="lr-tb" fo:padding-top="0.0194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-complex="Calibri" fo:font-weight="bold" style:font-weight-asian="bold" fo:font-variant="small-caps" fo:color="#404040" fo:font-size="18pt" style:font-size-asian="18pt" style:font-size-complex="1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69in solid #D9D9D9" fo:border-bottom="none" fo:border-right="0.0069in solid #D9D9D9" style:writing-mode="lr-tb" fo:padding-top="0.0194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69in solid #D9D9D9" fo:border-bottom="none" fo:border-right="none" style:writing-mode="lr-tb" style:vertical-align="middle" fo:padding-top="0.0194in" fo:padding-left="0.075in" fo:padding-bottom="0in" fo:padding-right="0.075in"/>
    </style:style>
    <style:style style:name="P181" style:parent-style-name="Normal" style:family="paragraph">
      <style:paragraph-properties fo:text-align="end" fo:margin-bottom="0in" fo:line-height="100%"/>
    </style:style>
    <style:style style:name="T182" style:parent-style-name="Policepardéfaut" style:family="text">
      <style:text-properties style:font-name="MS Gothic" style:font-name-asian="MS Gothic" style:font-name-complex="Calibri" fo:color="#404040" style:language-asian="fr" style:country-asian="FR"/>
    </style:style>
    <style:style style:name="TableCell183" style:family="table-cell">
      <style:table-cell-properties fo:border-top="none" fo:border-left="none" fo:border-bottom="none" fo:border-right="0.0069in solid #D9D9D9" style:writing-mode="lr-tb" fo:padding-top="0.0194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185" style:parent-style-name="Policepardéfaut" style:family="text">
      <style:text-properties style:font-name-complex="Calibri" fo:color="#404040" fo:font-size="16pt" style:font-size-asian="16pt" style:font-size-complex="16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D9D9D9" fo:border-bottom="none" fo:border-right="none" style:writing-mode="lr-tb" style:vertical-align="middle" fo:padding-top="0.0194in" fo:padding-left="0.075in" fo:padding-bottom="0in" fo:padding-right="0.075in"/>
    </style:style>
    <style:style style:name="P188" style:parent-style-name="Normal" style:family="paragraph">
      <style:paragraph-properties fo:text-align="end" fo:margin-bottom="0in" fo:line-height="100%"/>
    </style:style>
    <style:style style:name="T189" style:parent-style-name="Policepardéfaut" style:family="text">
      <style:text-properties style:font-name="MS Gothic" style:font-name-asian="MS Gothic" style:font-name-complex="Calibri" fo:color="#404040" style:language-asian="fr" style:country-asian="FR"/>
    </style:style>
    <style:style style:name="TableCell190" style:family="table-cell">
      <style:table-cell-properties fo:border-top="none" fo:border-left="none" fo:border-bottom="none" fo:border-right="0.0069in solid #D9D9D9" style:writing-mode="lr-tb" fo:padding-top="0.0194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-complex="Calibri" fo:color="#404040" fo:font-size="16pt" style:font-size-asian="16pt" style:font-size-complex="16pt"/>
    </style:style>
    <style:style style:name="TableRow192" style:family="table-row">
      <style:table-row-properties style:min-row-height="0.118in" style:use-optimal-row-height="false"/>
    </style:style>
    <style:style style:name="TableCell193" style:family="table-cell">
      <style:table-cell-properties fo:border-top="none" fo:border-left="0.0069in solid #D9D9D9" fo:border-bottom="0.0069in solid #D9D9D9" fo:border-right="0.0069in solid #D9D9D9" style:writing-mode="lr-tb" style:vertical-align="middle" fo:padding-top="0.0194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-complex="Calibri" fo:color="#404040" fo:font-size="10pt" style:font-size-asian="10pt" style:font-size-complex="10pt"/>
    </style:style>
    <style:style style:name="P195" style:parent-style-name="Normal" style:family="paragraph">
      <style:text-properties style:font-name-complex="Calibri" fo:font-weight="bold" style:font-weight-asian="bold" fo:color="#404040" fo:font-size="14pt" style:font-size-asian="14pt" style:font-size-complex="14pt"/>
    </style:style>
    <style:style style:name="P196" style:parent-style-name="Normal" style:family="paragraph">
      <style:text-properties style:font-name-complex="Calibri" fo:font-weight="bold" style:font-weight-asian="bold" fo:color="#404040" fo:font-size="14pt" style:font-size-asian="14pt" style:font-size-complex="14pt"/>
    </style:style>
    <style:style style:name="P197" style:parent-style-name="Normal" style:master-page-name="MP1" style:family="paragraph">
      <style:paragraph-properties fo:break-before="page"/>
    </style:style>
    <style:style style:name="T284" style:parent-style-name="Policepardéfaut" style:family="text">
      <style:text-properties style:font-name-complex="Calibri" fo:font-weight="bold" style:font-weight-asian="bold" fo:color="#FFFFFF" fo:font-size="10pt" style:font-size-asian="10pt" style:font-size-complex="10pt"/>
    </style:style>
    <style:style style:name="TableColumn286" style:family="table-column">
      <style:table-column-properties style:column-width="2.2645in" style:use-optimal-column-width="false"/>
    </style:style>
    <style:style style:name="TableColumn287" style:family="table-column">
      <style:table-column-properties style:column-width="4.627in" style:use-optimal-column-width="false"/>
    </style:style>
    <style:style style:name="Table285" style:family="table">
      <style:table-properties style:width="6.8916in" fo:margin-left="-0.0236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</style:style>
    <style:style style:name="T291" style:parent-style-name="Policepardéfaut" style:family="text">
      <style:text-properties style:font-name-complex="Calibri" fo:font-weight="bold" style:font-weight-asian="bold" fo:color="#FFFFFF" fo:font-size="20pt" style:font-size-asian="20pt" style:font-size-complex="20pt"/>
    </style:style>
    <style:style style:name="TableRow292" style:family="table-row">
      <style:table-row-properties style:min-row-height="0.0138in" style:use-optimal-row-height="false"/>
    </style:style>
    <style:style style:name="TableCell293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295" style:family="table-row">
      <style:table-row-properties style:min-row-height="0.0138in" style:use-optimal-row-height="false"/>
    </style:style>
    <style:style style:name="TableCell296" style:family="table-cell">
      <style:table-cell-properties fo:border-top="0.0312in solid #D60093" fo:border-left="none" fo:border-bottom="0.0138in solid #D9D9D9" fo:border-right="none" style:writing-mode="lr-tb" fo:padding-top="0.0395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Row298" style:family="table-row">
      <style:table-row-properties style:min-row-height="5.7104in" style:use-optimal-row-height="false"/>
    </style:style>
    <style:style style:name="TableCell299" style:family="table-cell">
      <style:table-cell-properties fo:border-top="none" fo:border-left="0.0069in solid #D9D9D9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300" style:parent-style-name="Normal" style:family="paragraph">
      <style:paragraph-properties fo:margin-bottom="0.0833in" fo:line-height="100%" fo:margin-left="0.3194in">
        <style:tab-stops/>
      </style:paragraph-properties>
      <style:text-properties style:font-name-complex="Calibri" fo:color="#404040"/>
    </style:style>
    <style:style style:name="P301" style:parent-style-name="Normal" style:family="paragraph">
      <style:paragraph-properties fo:margin-bottom="0.0833in" fo:line-height="100%" fo:margin-left="0.3194in">
        <style:tab-stops/>
      </style:paragraph-properties>
    </style:style>
    <style:style style:name="T302" style:parent-style-name="Policepardéfaut" style:family="text">
      <style:text-properties style:font-name-complex="Calibri" fo:color="#404040"/>
    </style:style>
    <style:style style:name="T303" style:parent-style-name="Policepardéfaut" style:family="text">
      <style:text-properties style:font-name-complex="Calibri" fo:color="#404040"/>
    </style:style>
    <style:style style:name="T304" style:parent-style-name="Policepardéfaut" style:family="text">
      <style:text-properties style:font-name-complex="Calibri" fo:color="#404040"/>
    </style:style>
    <style:style style:name="T305" style:parent-style-name="Policepardéfaut" style:family="text">
      <style:text-properties style:font-name-complex="Calibri" fo:font-weight="bold" style:font-weight-asian="bold" fo:color="#404040"/>
    </style:style>
    <style:style style:name="P306" style:parent-style-name="Normal" style:family="paragraph">
      <style:paragraph-properties fo:margin-bottom="0.0833in" fo:line-height="100%" fo:margin-left="0.3194in">
        <style:tab-stops/>
      </style:paragraph-properties>
    </style:style>
    <style:style style:name="T307" style:parent-style-name="Policepardéfaut" style:family="text">
      <style:text-properties style:font-name-complex="Calibri" fo:color="#404040"/>
    </style:style>
    <style:style style:name="T308" style:parent-style-name="Policepardéfaut" style:family="text">
      <style:text-properties style:font-name-complex="Calibri" fo:font-weight="bold" style:font-weight-asian="bold" fo:color="#404040"/>
    </style:style>
    <style:style style:name="T309" style:parent-style-name="Policepardéfaut" style:family="text">
      <style:text-properties style:font-name-complex="Calibri" fo:color="#404040"/>
    </style:style>
    <style:style style:name="P310" style:parent-style-name="Normal" style:family="paragraph">
      <style:paragraph-properties fo:widows="0" fo:orphans="0" style:text-autospace="none" fo:margin-bottom="0.0833in" fo:line-height="100%" fo:margin-left="0.3194in">
        <style:tab-stops/>
      </style:paragraph-properties>
      <style:text-properties style:font-name-complex="Calibri" fo:color="#404040"/>
    </style:style>
    <style:style style:name="P311" style:parent-style-name="Normal" style:family="paragraph">
      <style:paragraph-properties fo:widows="0" fo:orphans="0" style:text-autospace="none" fo:margin-bottom="0.0833in" fo:line-height="100%" fo:margin-left="0.3194in">
        <style:tab-stops/>
      </style:paragraph-properties>
      <style:text-properties style:font-name-complex="Calibri" fo:color="#404040"/>
    </style:style>
    <style:style style:name="P312" style:parent-style-name="Normal" style:family="paragraph">
      <style:paragraph-properties fo:widows="0" fo:orphans="0" style:text-autospace="none" fo:margin-bottom="0.0833in" fo:line-height="100%" fo:margin-left="0.4923in">
        <style:tab-stops/>
      </style:paragraph-properties>
      <style:text-properties style:font-name-complex="Calibri" fo:color="#404040"/>
    </style:style>
    <style:style style:name="P313" style:parent-style-name="Normal" style:family="paragraph">
      <style:paragraph-properties fo:margin-bottom="0.0833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14" style:parent-style-name="Paragraphedeliste" style:list-style-name="LFO7" style:family="paragraph">
      <style:paragraph-properties fo:widows="0" fo:orphans="0" style:text-autospace="none" fo:text-align="justify" fo:margin-bottom="0in" fo:line-height="100%" fo:margin-left="0.4958in" fo:margin-right="0.1222in" fo:text-indent="-0.2479in">
        <style:tab-stops/>
      </style:paragraph-properties>
      <style:text-properties style:font-name-complex="Calibri" fo:color="#404040" fo:font-size="10pt" style:font-size-asian="10pt" style:font-size-complex="10pt"/>
    </style:style>
    <style:style style:name="P315" style:parent-style-name="Paragraphedeliste" style:family="paragraph">
      <style:paragraph-properties fo:widows="0" fo:orphans="0" style:text-autospace="none" fo:text-align="justify" fo:margin-top="0.1666in" fo:margin-bottom="0in" fo:line-height="100%" fo:margin-left="0.4958in" fo:margin-right="0.1222in">
        <style:tab-stops/>
      </style:paragraph-properties>
      <style:text-properties style:font-name-complex="Calibri" fo:color="#404040" fo:font-size="8pt" style:font-size-asian="8pt" style:font-size-complex="10pt"/>
    </style:style>
    <style:style style:name="P316" style:parent-style-name="Paragraphedeliste" style:list-style-name="LFO7" style:family="paragraph">
      <style:paragraph-properties fo:widows="0" fo:orphans="0" style:text-autospace="none" fo:text-align="justify" fo:margin-bottom="0.0833in" fo:line-height="100%" fo:margin-right="0.1215in"/>
    </style:style>
    <style:style style:name="T317" style:parent-style-name="Policepardéfaut" style:family="text">
      <style:text-properties style:font-name-complex="Calibri" fo:color="#404040" fo:font-size="10pt" style:font-size-asian="10pt" style:font-size-complex="10pt"/>
    </style:style>
    <style:style style:name="T318" style:parent-style-name="Policepardéfaut" style:family="text">
      <style:text-properties style:font-name-complex="Calibri" fo:font-weight="bold" style:font-weight-asian="bold" fo:color="#404040" fo:font-size="10pt" style:font-size-asian="10pt" style:font-size-complex="10pt"/>
    </style:style>
    <style:style style:name="T319" style:parent-style-name="Policepardéfaut" style:family="text">
      <style:text-properties style:font-name-complex="Calibri" fo:color="#404040" fo:font-size="10pt" style:font-size-asian="10pt" style:font-size-complex="10pt"/>
    </style:style>
    <style:style style:name="T320" style:parent-style-name="Policepardéfaut" style:family="text">
      <style:text-properties style:font-name-complex="Calibri" fo:color="#404040" fo:font-size="10pt" style:font-size-asian="10pt" style:font-size-complex="10pt"/>
    </style:style>
    <style:style style:name="P321" style:parent-style-name="Paragraphedeliste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8pt" style:font-size-asian="8pt" style:font-size-complex="10pt"/>
    </style:style>
    <style:style style:name="P322" style:parent-style-name="Paragraphedeliste" style:list-style-name="LFO7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23" style:parent-style-name="Paragraphedeliste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8pt" style:font-size-asian="8pt" style:font-size-complex="10pt"/>
    </style:style>
    <style:style style:name="P324" style:parent-style-name="Paragraphedeliste" style:list-style-name="LFO7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25" style:parent-style-name="Normal" style:family="paragraph">
      <style:paragraph-properties fo:widows="0" fo:orphans="0" style:text-autospace="none" fo:text-align="justify" fo:margin-bottom="0in" fo:line-height="100%" fo:margin-right="0.1215in"/>
      <style:text-properties style:font-name-complex="Calibri" fo:color="#404040" fo:font-size="10pt" style:font-size-asian="10pt" style:font-size-complex="10pt"/>
    </style:style>
    <style:style style:name="P326" style:parent-style-name="Normal" style:family="paragraph">
      <style:paragraph-properties fo:text-align="end"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327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328" style:parent-style-name="Policepardéfaut" style:family="text">
      <style:text-properties style:font-name-complex="Calibri" fo:font-style="italic" style:font-style-asian="italic" fo:color="#7F7F7F" fo:font-size="10pt" style:font-size-asian="10pt" style:font-size-complex="10pt"/>
    </style:style>
    <style:style style:name="T329" style:parent-style-name="Policepardéfaut" style:family="text">
      <style:text-properties style:font-name-complex="Calibri" fo:font-style="italic" style:font-style-asian="italic" fo:color="#7F7F7F" fo:font-size="9pt" style:font-size-asian="9pt" style:font-size-complex="9pt"/>
    </style:style>
    <style:style style:name="P330" style:parent-style-name="Normal" style:family="paragraph">
      <style:paragraph-properties fo:text-align="end"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style="italic" style:font-style-asian="italic" fo:color="#7F7F7F" fo:font-size="9pt" style:font-size-asian="9pt" style:font-size-complex="9pt"/>
    </style:style>
    <style:style style:name="P331" style:parent-style-name="Normal" style:family="paragraph">
      <style:paragraph-properties fo:margin-bottom="0.0833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32" style:parent-style-name="Normal" style:family="paragraph">
      <style:paragraph-properties fo:margin-bottom="0.0833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33" style:parent-style-name="Normal" style:list-style-name="LFO5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34" style:parent-style-name="Normal" style:list-style-name="LFO5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35" style:parent-style-name="Normal" style:list-style-name="LFO5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36" style:parent-style-name="Normal" style:list-style-name="LFO5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37" style:parent-style-name="Normal" style:list-style-name="LFO5" style:family="paragraph">
      <style:paragraph-properties fo:text-align="justify" fo:margin-bottom="0.0833in" fo:line-height="100%" fo:margin-right="0.1215in"/>
    </style:style>
    <style:style style:name="T338" style:parent-style-name="Policepardéfaut" style:family="text">
      <style:text-properties style:font-name-complex="Calibri" fo:color="#404040" fo:font-size="10pt" style:font-size-asian="10pt" style:font-size-complex="10pt"/>
    </style:style>
    <style:style style:name="TableRow339" style:family="table-row">
      <style:table-row-properties style:min-row-height="0.6743in" style:use-optimal-row-height="false"/>
    </style:style>
    <style:style style:name="TableCell340" style:family="table-cell">
      <style:table-cell-properties fo:border-top="0.0069in solid #D9D9D9" fo:border-left="none" fo:border-bottom="none" fo:border-right="none" style:writing-mode="lr-tb" style:vertical-align="bottom" fo:padding-top="0.0395in" fo:padding-left="0.075in" fo:padding-bottom="0in" fo:padding-right="0.075in"/>
    </style:style>
    <style:style style:name="P341" style:parent-style-name="Normal" style:family="paragraph">
      <style:paragraph-properties fo:text-align="end" fo:margin-bottom="0.0833in" fo:line-height="100%" fo:margin-right="0.1215in"/>
    </style:style>
    <style:style style:name="T342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Row343" style:family="table-row">
      <style:table-row-properties style:min-row-height="0.4333in" style:use-optimal-row-height="false"/>
    </style:style>
    <style:style style:name="TableCell344" style:family="table-cell">
      <style:table-cell-properties fo:border-top="0.0069in solid #D9D9D9" fo:border-left="none" fo:border-bottom="none" fo:border-right="none" style:writing-mode="lr-tb" fo:padding-top="0.0395in" fo:padding-left="0.075in" fo:padding-bottom="0in" fo:padding-right="0.075in"/>
    </style:style>
    <style:style style:name="P345" style:parent-style-name="Normal" style:family="paragraph">
      <style:paragraph-properties fo:text-align="end" fo:margin-bottom="0in" fo:line-height="100%"/>
    </style:style>
    <style:style style:name="T346" style:parent-style-name="Policepardéfaut" style:family="text">
      <style:text-properties style:font-name="Wingdings 3" style:font-name-complex="Calibri" fo:color="#D60093" fo:font-size="24pt" style:font-size-asian="24pt" style:font-size-complex="24pt"/>
    </style:style>
    <style:style style:name="TableCell347" style:family="table-cell">
      <style:table-cell-properties fo:border-top="0.0069in solid #D9D9D9" fo:border-left="none" fo:border-bottom="none" fo:border-right="none" style:writing-mode="lr-tb" style:vertical-align="bottom" fo:padding-top="0.0395in" fo:padding-left="0.075in" fo:padding-bottom="0in" fo:padding-right="0.075in"/>
    </style:style>
    <style:style style:name="P348" style:parent-style-name="Normal" style:family="paragraph">
      <style:paragraph-properties fo:margin-bottom="0.0833in" fo:line-height="100%" fo:margin-right="0.1215in"/>
    </style:style>
    <style:style style:name="T349" style:parent-style-name="Lienhypertexte" style:family="text">
      <style:text-properties style:font-name-complex="Calibri" fo:font-weight="bold" style:font-weight-asian="bold" fo:font-size="14pt" style:font-size-asian="14pt" style:font-size-complex="14pt"/>
    </style:style>
    <style:style style:name="P350" style:parent-style-name="Normal" style:family="paragraph">
      <style:paragraph-properties fo:text-align="justify" fo:margin-bottom="0.0833in"/>
      <style:text-properties style:font-name-complex="Calibri" fo:color="#404040" fo:font-size="10pt" style:font-size-asian="10pt" style:font-size-complex="10pt"/>
    </style:style>
    <style:style style:name="TableColumn352" style:family="table-column">
      <style:table-column-properties style:column-width="0.1972in" style:use-optimal-column-width="false"/>
    </style:style>
    <style:style style:name="TableColumn353" style:family="table-column">
      <style:table-column-properties style:column-width="5.9062in" style:use-optimal-column-width="false"/>
    </style:style>
    <style:style style:name="TableColumn354" style:family="table-column">
      <style:table-column-properties style:column-width="0.2958in" style:use-optimal-column-width="false"/>
    </style:style>
    <style:style style:name="TableColumn355" style:family="table-column">
      <style:table-column-properties style:column-width="0.393in" style:use-optimal-column-width="false"/>
    </style:style>
    <style:style style:name="Table351" style:family="table">
      <style:table-properties style:width="6.7923in" fo:margin-left="-0.0236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none" fo:border-bottom="0.0416in solid #D60093" fo:border-right="none" style:writing-mode="lr-tb" fo:padding-top="0.0395in" fo:padding-left="0.075in" fo:padding-bottom="0in" fo:padding-right="0.075in"/>
    </style:style>
    <style:style style:name="P358" style:parent-style-name="Normal" style:family="paragraph">
      <style:paragraph-properties fo:margin-bottom="0in" fo:line-height="100%" fo:margin-right="-0.075in"/>
    </style:style>
    <style:style style:name="T359" style:parent-style-name="Policepardéfaut" style:family="text">
      <style:text-properties style:font-name-complex="Calibri" fo:font-weight="bold" style:font-weight-asian="bold" fo:color="#D60093" fo:font-size="24pt" style:font-size-asian="24pt" style:font-size-complex="24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416in solid #D60093" fo:border-left="none" fo:border-bottom="none" fo:border-right="none" style:writing-mode="lr-tb" fo:padding-top="0.0395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63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64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367" style:parent-style-name="Normal" style:family="paragraph">
      <style:paragraph-properties fo:margin-bottom="0.0833in" fo:line-height="100%"/>
    </style:style>
    <style:style style:name="T368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369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370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371" style:parent-style-name="Normal" style:family="paragraph">
      <style:paragraph-properties fo:text-align="end" fo:margin-bottom="0in" fo:line-height="100%"/>
    </style:style>
    <style:style style:name="T372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373" style:family="table-cell">
      <style:table-cell-properties fo:border-top="0.0138in solid #BFBFBF" fo:border-left="0.0138in solid #BFBFBF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374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378" style:family="table-cell">
      <style:table-cell-properties fo:border="none" style:writing-mode="lr-tb" fo:padding-top="0.0395in" fo:padding-left="0.075in" fo:padding-bottom="0in" fo:padding-right="0.075in"/>
    </style:style>
    <style:style style:name="P379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38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381" style:parent-style-name="Policepardéfaut" style:family="text">
      <style:text-properties style:font-name-complex="Calibri" fo:color="#404040"/>
    </style:style>
    <style:style style:name="T382" style:parent-style-name="Policepardéfaut" style:family="text">
      <style:text-properties style:font-name-complex="Calibri" fo:color="#404040"/>
    </style:style>
    <style:style style:name="T383" style:parent-style-name="Policepardéfaut" style:family="text">
      <style:text-properties style:font-name-complex="Calibri" fo:color="#404040"/>
    </style:style>
    <style:style style:name="T384" style:parent-style-name="Policepardéfaut" style:family="text">
      <style:text-properties style:font-name-complex="Calibri" fo:color="#404040"/>
    </style:style>
    <style:style style:name="T385" style:parent-style-name="Policepardéfaut" style:family="text">
      <style:text-properties style:font-name-complex="Calibri" fo:color="#404040"/>
    </style:style>
    <style:style style:name="TableCell386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387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388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389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393" style:family="table-cell">
      <style:table-cell-properties fo:border="none" style:writing-mode="lr-tb" fo:padding-top="0.0395in" fo:padding-left="0.075in" fo:padding-bottom="0in" fo:padding-right="0.075in"/>
    </style:style>
    <style:style style:name="P394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395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396" style:parent-style-name="Policepardéfaut" style:family="text">
      <style:text-properties style:font-name-complex="Calibri" fo:color="#404040"/>
    </style:style>
    <style:style style:name="T397" style:parent-style-name="Policepardéfaut" style:family="text">
      <style:text-properties style:font-name-complex="Calibri" fo:color="#404040"/>
    </style:style>
    <style:style style:name="T398" style:parent-style-name="Policepardéfaut" style:family="text">
      <style:text-properties style:font-name-complex="Calibri" fo:color="#404040"/>
    </style:style>
    <style:style style:name="TableCell399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00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01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02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06" style:family="table-cell">
      <style:table-cell-properties fo:border="none" style:writing-mode="lr-tb" fo:padding-top="0.0395in" fo:padding-left="0.075in" fo:padding-bottom="0in" fo:padding-right="0.075in"/>
    </style:style>
    <style:style style:name="P407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0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09" style:parent-style-name="Policepardéfaut" style:family="text">
      <style:text-properties style:font-name-complex="Calibri" fo:color="#404040"/>
    </style:style>
    <style:style style:name="T410" style:parent-style-name="Policepardéfaut" style:family="text">
      <style:text-properties style:font-name-complex="Calibri" fo:color="#404040"/>
    </style:style>
    <style:style style:name="T411" style:parent-style-name="Policepardéfaut" style:family="text">
      <style:text-properties style:font-name-complex="Calibri" fo:color="#404040"/>
    </style:style>
    <style:style style:name="T412" style:parent-style-name="Policepardéfaut" style:family="text">
      <style:text-properties style:font-name-complex="Calibri" fo:color="#404040"/>
    </style:style>
    <style:style style:name="T413" style:parent-style-name="Policepardéfaut" style:family="text">
      <style:text-properties style:font-name-complex="Calibri" fo:color="#404040"/>
    </style:style>
    <style:style style:name="TableCell414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15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16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17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18" style:family="table-row">
      <style:table-row-properties style:min-row-height="0.118in" style:use-optimal-row-height="false"/>
    </style:style>
    <style:style style:name="TableCell419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20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D60093" fo:font-size="6pt" style:font-size-asian="6pt" style:font-size-complex="6pt" style:language-asian="fr" style:country-asian="FR"/>
    </style:style>
    <style:style style:name="TableCell421" style:family="table-cell">
      <style:table-cell-properties fo:border="none" style:writing-mode="lr-tb" fo:padding-top="0.0395in" fo:padding-left="0.075in" fo:padding-bottom="0in" fo:padding-right="0.075in"/>
    </style:style>
    <style:style style:name="P422" style:parent-style-name="Normal" style:family="paragraph">
      <style:paragraph-properties fo:margin-bottom="0in" fo:line-height="100%">
        <style:tab-stops>
          <style:tab-stop style:type="left" style:position="0.0236in"/>
          <style:tab-stop style:type="left" style:position="2.4458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23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24" style:parent-style-name="Normal" style:family="paragraph">
      <style:paragraph-properties fo:text-align="end" fo:margin-bottom="0in" fo:line-height="100%"/>
      <style:text-properties style:font-name-complex="Calibri" fo:color="#404040" fo:font-size="6pt" style:font-size-asian="6pt" style:font-size-complex="6pt"/>
    </style:style>
    <style:style style:name="TableCell425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426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color="#404040" fo:font-size="6pt" style:font-size-asian="6pt" style:font-size-complex="6pt" style:language-asian="fr" style:country-asian="FR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429" style:parent-style-name="Normal" style:family="paragraph">
      <style:paragraph-properties fo:margin-bottom="0.0833in" fo:line-height="100%"/>
    </style:style>
    <style:style style:name="T430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31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432" style:parent-style-name="Normal" style:family="paragraph">
      <style:paragraph-properties fo:text-align="end" fo:margin-bottom="0in" fo:line-height="100%"/>
    </style:style>
    <style:style style:name="T433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34" style:family="table-cell">
      <style:table-cell-properties fo:border="0.0138in solid #BFBFBF" fo:background-color="#F2F2F2" style:writing-mode="lr-tb" style:vertical-align="middle" fo:padding-top="0.0395in" fo:padding-left="0.075in" fo:padding-bottom="0in" fo:padding-right="0.075in"/>
    </style:style>
    <style:style style:name="P435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0.0069in solid #FFFFFF" fo:border-left="none" fo:border-bottom="none" fo:border-right="0.0138in solid #F2F2F2" style:writing-mode="lr-tb" style:vertical-align="middle" fo:padding-top="0.0395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39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40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41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42" style:parent-style-name="Policepardéfaut" style:family="text">
      <style:text-properties style:font-name-complex="Calibri" fo:color="#404040"/>
    </style:style>
    <style:style style:name="T443" style:parent-style-name="Policepardéfaut" style:family="text">
      <style:text-properties style:font-name-complex="Calibri" fo:color="#404040"/>
    </style:style>
    <style:style style:name="T444" style:parent-style-name="Policepardéfaut" style:family="text">
      <style:text-properties style:font-name-complex="Calibri" fo:color="#404040"/>
    </style:style>
    <style:style style:name="TableCell445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46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47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48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none" fo:border-bottom="none" fo:border-right="0.0138in solid #F2F2F2" style:writing-mode="lr-tb" style:vertical-align="middle" fo:padding-top="0.0395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52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53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5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55" style:parent-style-name="Policepardéfaut" style:family="text">
      <style:text-properties style:font-name-complex="Calibri" fo:color="#404040"/>
    </style:style>
    <style:style style:name="T456" style:parent-style-name="Policepardéfaut" style:family="text">
      <style:text-properties style:font-name-complex="Calibri" fo:color="#404040"/>
    </style:style>
    <style:style style:name="T457" style:parent-style-name="Policepardéfaut" style:family="text">
      <style:text-properties style:font-name-complex="Calibri" fo:color="#404040"/>
    </style:style>
    <style:style style:name="TableCell458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59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60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61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none" fo:border-bottom="none" fo:border-right="0.0138in solid #F2F2F2" style:writing-mode="lr-tb" style:vertical-align="middle" fo:padding-top="0.0395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65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66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6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68" style:parent-style-name="Policepardéfaut" style:family="text">
      <style:text-properties style:font-name-complex="Calibri" fo:color="#404040"/>
    </style:style>
    <style:style style:name="T469" style:parent-style-name="Policepardéfaut" style:family="text">
      <style:text-properties style:font-name-complex="Calibri" fo:color="#404040"/>
    </style:style>
    <style:style style:name="T470" style:parent-style-name="Policepardéfaut" style:family="text">
      <style:text-properties style:font-name-complex="Calibri" fo:color="#404040"/>
    </style:style>
    <style:style style:name="T471" style:parent-style-name="Policepardéfaut" style:family="text">
      <style:text-properties style:font-name-complex="Calibri" fo:color="#404040"/>
    </style:style>
    <style:style style:name="T472" style:parent-style-name="Policepardéfaut" style:family="text">
      <style:text-properties style:font-name-complex="Calibri" fo:color="#404040"/>
    </style:style>
    <style:style style:name="TableCell473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74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75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76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none" style:writing-mode="lr-tb" fo:padding-top="0.0395in" fo:padding-left="0.075in" fo:padding-bottom="0in" fo:padding-right="0.075in"/>
    </style:style>
    <style:style style:name="P479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80" style:family="table-cell">
      <style:table-cell-properties fo:border="none" style:writing-mode="lr-tb" fo:padding-top="0.0395in" fo:padding-left="0.075in" fo:padding-bottom="0in" fo:padding-right="0.075in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82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83" style:parent-style-name="Normal" style:family="paragraph">
      <style:paragraph-properties fo:text-align="end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84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485" style:parent-style-name="Normal" style:family="paragraph">
      <style:paragraph-properties fo:text-align="end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488" style:parent-style-name="Normal" style:family="paragraph">
      <style:paragraph-properties fo:margin-bottom="0.0833in" fo:line-height="100%"/>
    </style:style>
    <style:style style:name="T489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90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491" style:parent-style-name="Normal" style:family="paragraph">
      <style:paragraph-properties fo:text-align="end" fo:margin-bottom="0in" fo:line-height="100%"/>
    </style:style>
    <style:style style:name="T492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93" style:family="table-cell">
      <style:table-cell-properties fo:border="0.0138in solid #BFBFBF" fo:background-color="#F2F2F2" style:writing-mode="lr-tb" style:vertical-align="middle" fo:padding-top="0.0395in" fo:padding-left="0.075in" fo:padding-bottom="0in" fo:padding-right="0.075in"/>
    </style:style>
    <style:style style:name="P494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497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98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99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0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01" style:parent-style-name="Policepardéfaut" style:family="text">
      <style:text-properties style:font-name-complex="Calibri" fo:color="#404040"/>
    </style:style>
    <style:style style:name="T502" style:parent-style-name="Policepardéfaut" style:family="text">
      <style:text-properties style:font-name-complex="Calibri" fo:color="#404040"/>
    </style:style>
    <style:style style:name="TableCell503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04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05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06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10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11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12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13" style:parent-style-name="Policepardéfaut" style:family="text">
      <style:text-properties style:font-name-complex="Calibri" fo:color="#404040"/>
    </style:style>
    <style:style style:name="T514" style:parent-style-name="Policepardéfaut" style:family="text">
      <style:text-properties style:font-name-complex="Calibri" fo:color="#404040"/>
    </style:style>
    <style:style style:name="TableCell515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16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17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18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21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22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23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2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25" style:parent-style-name="Policepardéfaut" style:family="text">
      <style:text-properties style:font-name-complex="Calibri" fo:color="#404040"/>
    </style:style>
    <style:style style:name="T526" style:parent-style-name="Policepardéfaut" style:family="text">
      <style:text-properties style:font-name-complex="Calibri" fo:color="#404040"/>
    </style:style>
    <style:style style:name="TableCell527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28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29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30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none" style:writing-mode="lr-tb" fo:padding-top="0.0395in" fo:padding-left="0.075in" fo:padding-bottom="0in" fo:padding-right="0.075in"/>
    </style:style>
    <style:style style:name="P533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34" style:family="table-cell">
      <style:table-cell-properties fo:border="none" style:writing-mode="lr-tb" fo:padding-top="0.0395in" fo:padding-left="0.075in" fo:padding-bottom="0in" fo:padding-right="0.075in"/>
    </style:style>
    <style:style style:name="P535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36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537" style:parent-style-name="Normal" style:family="paragraph">
      <style:paragraph-properties fo:text-align="end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38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539" style:parent-style-name="Normal" style:family="paragraph">
      <style:paragraph-properties fo:text-align="end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542" style:parent-style-name="Normal" style:family="paragraph">
      <style:paragraph-properties fo:margin-bottom="0.0833in" fo:line-height="100%"/>
    </style:style>
    <style:style style:name="T543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544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545" style:parent-style-name="Normal" style:family="paragraph">
      <style:paragraph-properties fo:text-align="end" fo:margin-bottom="0in" fo:line-height="100%"/>
    </style:style>
    <style:style style:name="T546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547" style:family="table-cell">
      <style:table-cell-properties fo:border="0.0138in solid #BFBFBF" fo:background-color="#F2F2F2" style:writing-mode="lr-tb" style:vertical-align="middle" fo:padding-top="0.0395in" fo:padding-left="0.075in" fo:padding-bottom="0in" fo:padding-right="0.075in"/>
    </style:style>
    <style:style style:name="P548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51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52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53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5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55" style:parent-style-name="Policepardéfaut" style:family="text">
      <style:text-properties style:font-name-complex="Calibri" fo:color="#404040"/>
    </style:style>
    <style:style style:name="T556" style:parent-style-name="Policepardéfaut" style:family="text">
      <style:text-properties style:font-name-complex="Calibri" fo:color="#404040"/>
    </style:style>
    <style:style style:name="TableCell557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58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59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60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63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64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65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6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67" style:parent-style-name="Policepardéfaut" style:family="text">
      <style:text-properties style:font-name-complex="Calibri" fo:color="#404040"/>
    </style:style>
    <style:style style:name="T568" style:parent-style-name="Policepardéfaut" style:family="text">
      <style:text-properties style:font-name-complex="Calibri" fo:color="#404040"/>
    </style:style>
    <style:style style:name="TableCell569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70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71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72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75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76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77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7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79" style:parent-style-name="Policepardéfaut" style:family="text">
      <style:text-properties style:font-name-complex="Calibri" fo:color="#404040"/>
    </style:style>
    <style:style style:name="T580" style:parent-style-name="Policepardéfaut" style:family="text">
      <style:text-properties style:font-name-complex="Calibri" fo:color="#404040"/>
    </style:style>
    <style:style style:name="TableCell581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82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83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84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style:writing-mode="lr-tb" fo:padding-top="0.0395in" fo:padding-left="0.075in" fo:padding-bottom="0in" fo:padding-right="0.075in"/>
    </style:style>
    <style:style style:name="P587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88" style:family="table-cell">
      <style:table-cell-properties fo:border="none" style:writing-mode="lr-tb" fo:padding-top="0.0395in" fo:padding-left="0.075in" fo:padding-bottom="0in" fo:padding-right="0.075in"/>
    </style:style>
    <style:style style:name="P589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90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591" style:parent-style-name="Normal" style:family="paragraph">
      <style:paragraph-properties fo:text-align="end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92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593" style:parent-style-name="Normal" style:family="paragraph">
      <style:paragraph-properties fo:text-align="end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312in solid #D60093" fo:border-bottom="none" fo:border-right="none" style:writing-mode="lr-tb" style:vertical-align="middle" fo:padding-top="0.0395in" fo:padding-left="0.075in" fo:padding-bottom="0in" fo:padding-right="0.075in"/>
    </style:style>
    <style:style style:name="P596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97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598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Cell599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600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601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602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312in solid #D60093" fo:border-bottom="none" fo:border-right="none" style:writing-mode="lr-tb" style:vertical-align="middle" fo:padding-top="0.0395in" fo:padding-left="0.075in" fo:padding-bottom="0in" fo:padding-right="0.075in"/>
    </style:style>
    <style:style style:name="P605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606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607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608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609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610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312in solid #D60093" fo:border-bottom="none" fo:border-right="none" style:writing-mode="lr-tb" style:vertical-align="middle" fo:padding-top="0.0395in" fo:padding-left="0.075in" fo:padding-bottom="0in" fo:padding-right="0.075in"/>
    </style:style>
    <style:style style:name="P613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614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615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Cell616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617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618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619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312in solid #D60093" fo:border-bottom="none" fo:border-right="none" style:writing-mode="lr-tb" fo:padding-top="0.0395in" fo:padding-left="0.075in" fo:padding-bottom="0in" fo:padding-right="0.075in"/>
    </style:style>
    <style:style style:name="P622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623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624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625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Cell626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627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628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629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P630" style:parent-style-name="Normal" style:family="paragraph">
      <style:paragraph-properties fo:margin-bottom="0.0833in" fo:line-height="100%">
        <style:tab-stops>
          <style:tab-stop style:type="left" style:position="0.3937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P631" style:parent-style-name="Normal" style:family="paragraph">
      <style:paragraph-properties fo:break-before="page"/>
      <style:text-properties style:font-name-complex="Calibri" fo:color="#404040"/>
    </style:style>
    <style:style style:name="P632" style:parent-style-name="Normal" style:family="paragraph">
      <style:text-properties style:font-name-complex="Calibri" fo:color="#404040"/>
    </style:style>
    <style:style style:name="P633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34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35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36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37" style:parent-style-name="Normal" style:family="paragraph">
      <style:paragraph-properties fo:margin-bottom="0in"/>
      <style:text-properties style:font-name-complex="Calibri" fo:color="#404040"/>
    </style:style>
    <style:style style:name="P638" style:parent-style-name="Normal" style:family="paragraph">
      <style:paragraph-properties fo:break-before="page"/>
      <style:text-properties style:font-name-complex="Calibri" fo:color="#404040"/>
    </style:style>
    <style:style style:name="TableColumn640" style:family="table-column">
      <style:table-column-properties style:column-width="1.6743in" style:use-optimal-column-width="false"/>
    </style:style>
    <style:style style:name="TableColumn641" style:family="table-column">
      <style:table-column-properties style:column-width="0.3937in" style:use-optimal-column-width="false"/>
    </style:style>
    <style:style style:name="TableColumn642" style:family="table-column">
      <style:table-column-properties style:column-width="0.4in" style:use-optimal-column-width="false"/>
    </style:style>
    <style:style style:name="TableColumn643" style:family="table-column">
      <style:table-column-properties style:column-width="0.8909in" style:use-optimal-column-width="false"/>
    </style:style>
    <style:style style:name="TableColumn644" style:family="table-column">
      <style:table-column-properties style:column-width="3.434in" style:use-optimal-column-width="false"/>
    </style:style>
    <style:style style:name="TableColumn645" style:family="table-column">
      <style:table-column-properties style:column-width="0.3937in" style:use-optimal-column-width="false"/>
    </style:style>
    <style:style style:name="Table639" style:family="table">
      <style:table-properties style:width="7.1868in" fo:margin-left="-0.2208in" table:align="left"/>
    </style:style>
    <style:style style:name="TableRow646" style:family="table-row">
      <style:table-row-properties style:min-row-height="0.2756in" style:use-optimal-row-height="false"/>
    </style:style>
    <style:style style:name="TableCell647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648" style:parent-style-name="Normal" style:family="paragraph">
      <style:paragraph-properties fo:text-align="end" fo:margin-bottom="0in" fo:line-height="100%" fo:margin-right="0.0236in"/>
      <style:text-properties style:font-name-complex="Calibri" fo:font-weight="bold" style:font-weight-asian="bold" fo:color="#D60093" fo:font-size="18pt" style:font-size-asian="18pt" style:font-size-complex="18pt"/>
    </style:style>
    <style:style style:name="TableCell649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650" style:parent-style-name="Normal" style:family="paragraph">
      <style:paragraph-properties fo:margin-bottom="0in" fo:line-height="100%" fo:margin-right="0.0236in"/>
    </style:style>
    <style:style style:name="T651" style:parent-style-name="Policepardéfaut" style:family="text">
      <style:text-properties style:font-name-complex="Calibri" fo:font-weight="bold" style:font-weight-asian="bold" fo:color="#D60093" fo:font-size="18pt" style:font-size-asian="18pt" style:font-size-complex="18pt"/>
    </style:style>
    <style:style style:name="TableCell652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T654" style:parent-style-name="Textedelespaceréservé" style:family="text">
      <style:text-properties fo:font-weight="bold" style:font-weight-asian="bold" fo:color="#404040" fo:font-size="14pt" style:font-size-asian="14pt" style:font-size-complex="14pt"/>
    </style:style>
    <style:style style:name="TableRow655" style:family="table-row">
      <style:table-row-properties style:min-row-height="0.2534in" style:use-optimal-row-height="false"/>
    </style:style>
    <style:style style:name="TableCell656" style:family="table-cell">
      <style:table-cell-properties fo:border-top="none" fo:border-left="none" fo:border-bottom="0.0833in double #D60093" style:border-line-width-bottom="0.0277in 0.0277in 0.0277in" fo:border-right="none" style:writing-mode="lr-tb" fo:padding-top="0.0395in" fo:padding-left="0.075in" fo:padding-bottom="0in" fo:padding-right="0.075in"/>
    </style:style>
    <style:style style:name="P657" style:parent-style-name="Normal" style:family="paragraph">
      <style:paragraph-properties fo:text-align="end" fo:margin-top="0.0833in" fo:margin-bottom="0.0833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658" style:parent-style-name="Policepardéfaut" style:family="text">
      <style:text-properties style:font-name-complex="Calibri" fo:font-weight="bold" style:font-weight-asian="bold" fo:font-style="italic" style:font-style-asian="italic" fo:color="#404040"/>
    </style:style>
    <style:style style:name="T659" style:parent-style-name="Policepardéfaut" style:family="text">
      <style:text-properties style:font-name-complex="Calibri" fo:font-weight="bold" style:font-weight-asian="bold" fo:font-style="italic" style:font-style-asian="italic" fo:color="#404040" fo:font-size="12pt" style:font-size-asian="12pt" style:font-size-complex="12pt"/>
    </style:style>
    <style:style style:name="T66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661" style:family="table-cell">
      <style:table-cell-properties fo:border-top="none" fo:border-left="none" fo:border-bottom="0.0833in double #D60093" style:border-line-width-bottom="0.0277in 0.0277in 0.0277in" fo:border-right="none" style:writing-mode="lr-tb" fo:padding-top="0.0395in" fo:padding-left="0.075in" fo:padding-bottom="0in" fo:padding-right="0.075in"/>
    </style:style>
    <style:style style:name="P662" style:parent-style-name="Normal" style:family="paragraph">
      <style:paragraph-properties fo:margin-top="0.0833in" fo:margin-bottom="0.0833in" fo:line-height="100%"/>
    </style:style>
    <style:style style:name="T663" style:parent-style-name="Textedelespaceréservé" style:family="text">
      <style:text-properties fo:font-style="italic" style:font-style-asian="italic" fo:color="#000000"/>
    </style:style>
    <style:style style:name="TableRow664" style:family="table-row">
      <style:table-row-properties style:min-row-height="0.2534in" style:use-optimal-row-height="false"/>
    </style:style>
    <style:style style:name="TableCell665" style:family="table-cell">
      <style:table-cell-properties fo:border-top="0.0833in double #D60093" style:border-line-width-top="0.0277in 0.0277in 0.0277in" fo:border-left="none" fo:border-bottom="none" fo:border-right="none" style:writing-mode="lr-tb" fo:padding-top="0.0395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style:font-name-complex="Calibri" fo:font-weight="bold" style:font-weight-asian="bold" fo:color="#404040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none" style:writing-mode="lr-tb" fo:padding-top="0.0395in" fo:padding-left="0.075in" fo:padding-bottom="0in" fo:padding-right="0.075in"/>
    </style:style>
    <style:style style:name="P66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672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673" style:family="table-row">
      <style:table-row-properties style:min-row-height="0.0104in" style:use-optimal-row-height="false"/>
    </style:style>
    <style:style style:name="TableCell674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67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676" style:family="table-row">
      <style:table-row-properties style:min-row-height="0.0986in" style:use-optimal-row-height="false"/>
    </style:style>
    <style:style style:name="TableCell677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678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679" style:family="table-row">
      <style:table-row-properties style:min-row-height="0.0986in" style:use-optimal-row-height="false"/>
    </style:style>
    <style:style style:name="TableCell680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none" style:writing-mode="lr-tb" fo:padding-top="0.0395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none" style:writing-mode="lr-tb" fo:padding-top="0.0395in" fo:padding-left="0.075in" fo:padding-bottom="0in" fo:padding-right="0.075in"/>
    </style:style>
    <style:style style:name="P687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690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691" style:family="table-row">
      <style:table-row-properties style:min-row-height="0.0104in" style:use-optimal-row-height="false"/>
    </style:style>
    <style:style style:name="TableCell692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69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694" style:family="table-row">
      <style:table-row-properties style:min-row-height="0.0986in" style:use-optimal-row-height="false"/>
    </style:style>
    <style:style style:name="TableCell695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696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697" style:family="table-row">
      <style:table-row-properties style:min-row-height="0.0986in" style:use-optimal-row-height="false"/>
    </style:style>
    <style:style style:name="TableCell698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none" style:writing-mode="lr-tb" fo:padding-top="0.0395in" fo:padding-left="0.075in" fo:padding-bottom="0in" fo:padding-right="0.075in"/>
    </style:style>
    <style:style style:name="P702" style:parent-style-name="Normal" style:family="paragraph">
      <style:paragraph-properties fo:keep-with-next="always" fo:margin-bottom="0in" fo:line-height="100%"/>
      <style:text-properties fo:font-size="6pt" style:font-size-asian="6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none" style:writing-mode="lr-tb" fo:padding-top="0.0395in" fo:padding-left="0.075in" fo:padding-bottom="0in" fo:padding-right="0.075in"/>
    </style:style>
    <style:style style:name="P705" style:parent-style-name="Normal" style:family="paragraph">
      <style:paragraph-properties fo:keep-with-next="always" fo:margin-bottom="0in" fo:line-height="100%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70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709" style:family="table-row">
      <style:table-row-properties style:min-row-height="0.0104in" style:use-optimal-row-height="false"/>
    </style:style>
    <style:style style:name="TableCell71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1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712" style:family="table-row">
      <style:table-row-properties style:min-row-height="0.0986in" style:use-optimal-row-height="false"/>
    </style:style>
    <style:style style:name="TableCell71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1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715" style:family="table-row">
      <style:table-row-properties style:min-row-height="0.0986in" style:use-optimal-row-height="false"/>
    </style:style>
    <style:style style:name="TableCell71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none" style:writing-mode="lr-tb" fo:padding-top="0.0395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none" style:writing-mode="lr-tb" fo:padding-top="0.0395in" fo:padding-left="0.075in" fo:padding-bottom="0in" fo:padding-right="0.075in"/>
    </style:style>
    <style:style style:name="P72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72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727" style:family="table-row">
      <style:table-row-properties style:min-row-height="0.0104in" style:use-optimal-row-height="false"/>
    </style:style>
    <style:style style:name="TableCell728" style:family="table-cell">
      <style:table-cell-properties fo:border-top="0.0138in solid #D60093" fo:border-left="0.0138in solid #BFBFBF" fo:border-bottom="none" fo:border-right="none" style:writing-mode="lr-tb" fo:padding-top="0.0395in" fo:padding-left="0.075in" fo:padding-bottom="0in" fo:padding-right="0.075in"/>
    </style:style>
    <style:style style:name="P72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Cell730" style:family="table-cell">
      <style:table-cell-properties fo:border-top="0.0138in solid #D60093" fo:border-left="none" fo:border-bottom="none" fo:border-right="0.0138in solid #BFBFBF" style:writing-mode="lr-tb" fo:padding-top="0.0395in" fo:padding-left="0.075in" fo:padding-bottom="0in" fo:padding-right="0.075in"/>
    </style:style>
    <style:style style:name="P73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732" style:family="table-row">
      <style:table-row-properties style:min-row-height="0.2631in" style:use-optimal-row-height="false"/>
    </style:style>
    <style:style style:name="TableCell733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734" style:parent-style-name="Normal" style:family="paragraph">
      <style:paragraph-properties fo:keep-with-next="always" fo:margin-bottom="0.0833in" fo:line-height="100%"/>
    </style:style>
    <style:style style:name="T735" style:parent-style-name="Policepardéfaut" style:family="text">
      <style:text-properties style:font-name-complex="Calibri" fo:color="#404040"/>
    </style:style>
    <style:style style:name="T736" style:parent-style-name="Policepardéfaut" style:family="text">
      <style:text-properties style:font-name-complex="Calibri" fo:font-weight="bold" style:font-weight-asian="bold" fo:color="#404040"/>
    </style:style>
    <style:style style:name="T73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738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739" style:parent-style-name="Normal" style:family="paragraph">
      <style:paragraph-properties fo:keep-with-next="always" fo:margin-bottom="0in" fo:line-height="100%" fo:margin-left="0.0902in">
        <style:tab-stops/>
      </style:paragraph-properties>
    </style:style>
    <style:style style:name="T740" style:parent-style-name="Textedelespaceréservé" style:family="text">
      <style:text-properties fo:font-style="italic" style:font-style-asian="italic" fo:color="#595959" fo:background-color="#D3D3D3"/>
    </style:style>
    <style:style style:name="TableRow741" style:family="table-row">
      <style:table-row-properties style:min-row-height="0.3527in" style:use-optimal-row-height="false"/>
    </style:style>
    <style:style style:name="TableCell742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743" style:parent-style-name="Normal" style:family="paragraph">
      <style:paragraph-properties fo:keep-with-next="always" fo:margin-top="0.0833in" fo:margin-bottom="0.0833in" fo:line-height="100%"/>
    </style:style>
    <style:style style:name="T744" style:parent-style-name="Policepardéfaut" style:family="text">
      <style:text-properties style:font-name-complex="Calibri" fo:color="#404040"/>
    </style:style>
    <style:style style:name="T745" style:parent-style-name="Policepardéfaut" style:family="text">
      <style:text-properties style:font-name-complex="Calibri" fo:font-weight="bold" style:font-weight-asian="bold" fo:color="#404040"/>
    </style:style>
    <style:style style:name="T74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747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748" style:parent-style-name="Normal" style:family="paragraph">
      <style:paragraph-properties fo:keep-with-next="always" fo:margin-top="0.0833in" fo:margin-bottom="0.0833in" fo:line-height="100%"/>
    </style:style>
    <style:style style:name="T749" style:parent-style-name="Textedelespaceréservé" style:family="text">
      <style:text-properties fo:font-style="italic" style:font-style-asian="italic" fo:color="#595959" fo:background-color="#D3D3D3"/>
    </style:style>
    <style:style style:name="TableRow750" style:family="table-row">
      <style:table-row-properties style:min-row-height="0.3013in" style:use-optimal-row-height="false"/>
    </style:style>
    <style:style style:name="TableCell751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752" style:parent-style-name="Normal" style:family="paragraph">
      <style:paragraph-properties fo:keep-with-next="always" fo:margin-top="0.0833in" fo:margin-bottom="0.0833in" fo:line-height="100%"/>
    </style:style>
    <style:style style:name="T753" style:parent-style-name="Policepardéfaut" style:family="text">
      <style:text-properties style:font-name-complex="Calibri" fo:color="#404040"/>
    </style:style>
    <style:style style:name="T754" style:parent-style-name="Policepardéfaut" style:family="text">
      <style:text-properties style:font-name-complex="Calibri" fo:font-weight="bold" style:font-weight-asian="bold" fo:color="#404040"/>
    </style:style>
    <style:style style:name="T755" style:parent-style-name="Policepardéfaut" style:family="text">
      <style:text-properties style:font-name-complex="Calibri" fo:font-weight="bold" style:font-weight-asian="bold" fo:color="#404040"/>
    </style:style>
    <style:style style:name="T75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75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75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759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76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761" style:parent-style-name="Policepardéfaut" style:family="text">
      <style:text-properties style:font-name-complex="Calibri" fo:color="#404040"/>
    </style:style>
    <style:style style:name="T762" style:parent-style-name="Policepardéfaut" style:family="text">
      <style:text-properties style:font-name-complex="Calibri" fo:color="#404040"/>
    </style:style>
    <style:style style:name="T763" style:parent-style-name="Textedelespaceréservé" style:family="text">
      <style:text-properties fo:font-style="italic" style:font-style-asian="italic" fo:color="#595959" fo:background-color="#D3D3D3"/>
    </style:style>
    <style:style style:name="T764" style:parent-style-name="Policepardéfaut" style:family="text">
      <style:text-properties style:font-name-complex="Calibri" fo:font-weight="bold" style:font-weight-asian="bold" fo:color="#404040"/>
    </style:style>
    <style:style style:name="T765" style:parent-style-name="Policepardéfaut" style:family="text">
      <style:text-properties style:font-name-complex="Calibri" fo:color="#404040"/>
    </style:style>
    <style:style style:name="T766" style:parent-style-name="Policepardéfaut" style:family="text">
      <style:text-properties style:font-name-complex="Calibri" fo:font-weight="bold" style:font-weight-asian="bold" fo:color="#404040"/>
    </style:style>
    <style:style style:name="T767" style:parent-style-name="Textedelespaceréservé" style:family="text">
      <style:text-properties fo:font-style="italic" style:font-style-asian="italic" fo:color="#595959" fo:background-color="#D3D3D3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none" style:writing-mode="lr-tb" fo:padding-top="0.0395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none" style:writing-mode="lr-tb" fo:padding-top="0.0395in" fo:padding-left="0.075in" fo:padding-bottom="0in" fo:padding-right="0.075in"/>
    </style:style>
    <style:style style:name="P773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776" style:parent-style-name="Normal" style:family="paragraph">
      <style:paragraph-properties fo:keep-with-next="always" fo:margin-bottom="0in" fo:line-height="100%"/>
    </style:style>
    <style:style style:name="T777" style:parent-style-name="Policepardéfaut" style:family="text">
      <style:text-properties style:font-name-complex="Calibri" fo:font-weight="bold" style:font-weight-asian="bold" fo:color="#404040"/>
    </style:style>
    <style:style style:name="T778" style:parent-style-name="Policepardéfaut" style:family="text">
      <style:text-properties style:font-name-complex="Calibri" fo:font-style="italic" style:font-style-asian="italic" fo:color="#404040"/>
    </style:style>
    <style:style style:name="TableRow779" style:family="table-row">
      <style:table-row-properties style:min-row-height="0.0104in" style:use-optimal-row-height="false"/>
    </style:style>
    <style:style style:name="TableCell78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81" style:parent-style-name="Normal" style:family="paragraph">
      <style:paragraph-properties fo:keep-with-next="always" fo:margin-top="0.0416in" fo:margin-bottom="0.0416in" fo:line-height="100%"/>
      <style:text-properties style:font-name-complex="Calibri" fo:font-weight="bold" style:font-weight-asian="bold" fo:color="#404040" fo:font-size="1pt" style:font-size-asian="1pt"/>
    </style:style>
    <style:style style:name="TableRow782" style:family="table-row">
      <style:table-row-properties style:min-row-height="0.0986in" style:use-optimal-row-height="false"/>
    </style:style>
    <style:style style:name="TableCell78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8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785" style:family="table-row">
      <style:table-row-properties style:min-row-height="0.0986in" style:use-optimal-row-height="false"/>
    </style:style>
    <style:style style:name="TableCell78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P788" style:parent-style-name="Normal" style:family="paragraph">
      <style:paragraph-properties fo:break-before="page"/>
    </style:style>
    <style:style style:name="TableColumn790" style:family="table-column">
      <style:table-column-properties style:column-width="1.6743in" style:use-optimal-column-width="false"/>
    </style:style>
    <style:style style:name="TableColumn791" style:family="table-column">
      <style:table-column-properties style:column-width="0.3937in" style:use-optimal-column-width="false"/>
    </style:style>
    <style:style style:name="TableColumn792" style:family="table-column">
      <style:table-column-properties style:column-width="0.4in" style:use-optimal-column-width="false"/>
    </style:style>
    <style:style style:name="TableColumn793" style:family="table-column">
      <style:table-column-properties style:column-width="0.8909in" style:use-optimal-column-width="false"/>
    </style:style>
    <style:style style:name="TableColumn794" style:family="table-column">
      <style:table-column-properties style:column-width="3.434in" style:use-optimal-column-width="false"/>
    </style:style>
    <style:style style:name="TableColumn795" style:family="table-column">
      <style:table-column-properties style:column-width="0.3937in" style:use-optimal-column-width="false"/>
    </style:style>
    <style:style style:name="Table789" style:family="table">
      <style:table-properties style:width="7.1868in" fo:margin-left="-0.2208in" table:align="left"/>
    </style:style>
    <style:style style:name="TableRow796" style:family="table-row">
      <style:table-row-properties style:min-row-height="0.2756in" style:use-optimal-row-height="false"/>
    </style:style>
    <style:style style:name="TableCell797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798" style:parent-style-name="Normal" style:family="paragraph">
      <style:paragraph-properties fo:text-align="end" fo:margin-bottom="0in" fo:line-height="100%" fo:margin-right="0.0236in"/>
      <style:text-properties style:font-name-complex="Calibri" fo:font-weight="bold" style:font-weight-asian="bold" fo:color="#D60093" fo:font-size="18pt" style:font-size-asian="18pt" style:font-size-complex="18pt"/>
    </style:style>
    <style:style style:name="TableCell799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800" style:parent-style-name="Normal" style:family="paragraph">
      <style:paragraph-properties fo:margin-bottom="0in" fo:line-height="100%" fo:margin-right="0.0236in"/>
    </style:style>
    <style:style style:name="T801" style:parent-style-name="Policepardéfaut" style:family="text">
      <style:text-properties style:font-name-complex="Calibri" fo:font-weight="bold" style:font-weight-asian="bold" fo:color="#D60093" fo:font-size="18pt" style:font-size-asian="18pt" style:font-size-complex="18pt"/>
    </style:style>
    <style:style style:name="TableCell802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</style:style>
    <style:style style:name="T804" style:parent-style-name="Textedelespaceréservé" style:family="text">
      <style:text-properties fo:font-weight="bold" style:font-weight-asian="bold" fo:color="#404040" fo:font-size="14pt" style:font-size-asian="14pt" style:font-size-complex="14pt"/>
    </style:style>
    <style:style style:name="TableRow805" style:family="table-row">
      <style:table-row-properties style:min-row-height="0.2534in" style:use-optimal-row-height="false"/>
    </style:style>
    <style:style style:name="TableCell806" style:family="table-cell">
      <style:table-cell-properties fo:border-top="none" fo:border-left="none" fo:border-bottom="0.0833in double #D60093" style:border-line-width-bottom="0.0277in 0.0277in 0.0277in" fo:border-right="none" style:writing-mode="lr-tb" fo:padding-top="0.0395in" fo:padding-left="0.075in" fo:padding-bottom="0in" fo:padding-right="0.075in"/>
    </style:style>
    <style:style style:name="P807" style:parent-style-name="Normal" style:family="paragraph">
      <style:paragraph-properties fo:text-align="end" fo:margin-top="0.0833in" fo:margin-bottom="0.0833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808" style:parent-style-name="Policepardéfaut" style:family="text">
      <style:text-properties style:font-name-complex="Calibri" fo:font-weight="bold" style:font-weight-asian="bold" fo:font-style="italic" style:font-style-asian="italic" fo:color="#404040"/>
    </style:style>
    <style:style style:name="T809" style:parent-style-name="Policepardéfaut" style:family="text">
      <style:text-properties style:font-name-complex="Calibri" fo:font-weight="bold" style:font-weight-asian="bold" fo:font-style="italic" style:font-style-asian="italic" fo:color="#404040" fo:font-size="12pt" style:font-size-asian="12pt" style:font-size-complex="12pt"/>
    </style:style>
    <style:style style:name="T81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811" style:family="table-cell">
      <style:table-cell-properties fo:border-top="none" fo:border-left="none" fo:border-bottom="0.0833in double #D60093" style:border-line-width-bottom="0.0277in 0.0277in 0.0277in" fo:border-right="none" style:writing-mode="lr-tb" fo:padding-top="0.0395in" fo:padding-left="0.075in" fo:padding-bottom="0in" fo:padding-right="0.075in"/>
    </style:style>
    <style:style style:name="P812" style:parent-style-name="Normal" style:family="paragraph">
      <style:paragraph-properties fo:margin-top="0.0833in" fo:margin-bottom="0.0833in" fo:line-height="100%"/>
    </style:style>
    <style:style style:name="T813" style:parent-style-name="Textedelespaceréservé" style:family="text">
      <style:text-properties fo:font-style="italic" style:font-style-asian="italic" fo:color="#000000"/>
    </style:style>
    <style:style style:name="TableRow814" style:family="table-row">
      <style:table-row-properties style:min-row-height="0.2534in" style:use-optimal-row-height="false"/>
    </style:style>
    <style:style style:name="TableCell815" style:family="table-cell">
      <style:table-cell-properties fo:border-top="0.0833in double #D60093" style:border-line-width-top="0.0277in 0.0277in 0.0277in" fo:border-left="none" fo:border-bottom="none" fo:border-right="none" style:writing-mode="lr-tb" fo:padding-top="0.0395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style:font-name-complex="Calibri" fo:font-weight="bold" style:font-weight-asian="bold" fo:color="#404040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none" style:writing-mode="lr-tb" fo:padding-top="0.0395in" fo:padding-left="0.075in" fo:padding-bottom="0in" fo:padding-right="0.075in"/>
    </style:style>
    <style:style style:name="P81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822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823" style:family="table-row">
      <style:table-row-properties style:min-row-height="0.0104in" style:use-optimal-row-height="false"/>
    </style:style>
    <style:style style:name="TableCell824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2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826" style:family="table-row">
      <style:table-row-properties style:min-row-height="0.0986in" style:use-optimal-row-height="false"/>
    </style:style>
    <style:style style:name="TableCell827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28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829" style:family="table-row">
      <style:table-row-properties style:min-row-height="0.0986in" style:use-optimal-row-height="false"/>
    </style:style>
    <style:style style:name="TableCell830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none" style:writing-mode="lr-tb" fo:padding-top="0.0395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none" style:writing-mode="lr-tb" fo:padding-top="0.0395in" fo:padding-left="0.075in" fo:padding-bottom="0in" fo:padding-right="0.075in"/>
    </style:style>
    <style:style style:name="P837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840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841" style:family="table-row">
      <style:table-row-properties style:min-row-height="0.0104in" style:use-optimal-row-height="false"/>
    </style:style>
    <style:style style:name="TableCell842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4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844" style:family="table-row">
      <style:table-row-properties style:min-row-height="0.0986in" style:use-optimal-row-height="false"/>
    </style:style>
    <style:style style:name="TableCell845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46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847" style:family="table-row">
      <style:table-row-properties style:min-row-height="0.0986in" style:use-optimal-row-height="false"/>
    </style:style>
    <style:style style:name="TableCell848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849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none" style:writing-mode="lr-tb" fo:padding-top="0.0395in" fo:padding-left="0.075in" fo:padding-bottom="0in" fo:padding-right="0.075in"/>
    </style:style>
    <style:style style:name="P852" style:parent-style-name="Normal" style:family="paragraph">
      <style:paragraph-properties fo:keep-with-next="always" fo:margin-bottom="0in" fo:line-height="100%"/>
      <style:text-properties fo:font-size="6pt" style:font-size-asian="6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="none" style:writing-mode="lr-tb" fo:padding-top="0.0395in" fo:padding-left="0.075in" fo:padding-bottom="0in" fo:padding-right="0.075in"/>
    </style:style>
    <style:style style:name="P855" style:parent-style-name="Normal" style:family="paragraph">
      <style:paragraph-properties fo:keep-with-next="always" fo:margin-bottom="0in" fo:line-height="100%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85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859" style:family="table-row">
      <style:table-row-properties style:min-row-height="0.0104in" style:use-optimal-row-height="false"/>
    </style:style>
    <style:style style:name="TableCell86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6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862" style:family="table-row">
      <style:table-row-properties style:min-row-height="0.0986in" style:use-optimal-row-height="false"/>
    </style:style>
    <style:style style:name="TableCell86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6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865" style:family="table-row">
      <style:table-row-properties style:min-row-height="0.0986in" style:use-optimal-row-height="false"/>
    </style:style>
    <style:style style:name="TableCell86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none" style:writing-mode="lr-tb" fo:padding-top="0.0395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none" style:writing-mode="lr-tb" fo:padding-top="0.0395in" fo:padding-left="0.075in" fo:padding-bottom="0in" fo:padding-right="0.075in"/>
    </style:style>
    <style:style style:name="P87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87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877" style:family="table-row">
      <style:table-row-properties style:min-row-height="0.0104in" style:use-optimal-row-height="false"/>
    </style:style>
    <style:style style:name="TableCell878" style:family="table-cell">
      <style:table-cell-properties fo:border-top="0.0138in solid #D60093" fo:border-left="0.0138in solid #BFBFBF" fo:border-bottom="none" fo:border-right="none" style:writing-mode="lr-tb" fo:padding-top="0.0395in" fo:padding-left="0.075in" fo:padding-bottom="0in" fo:padding-right="0.075in"/>
    </style:style>
    <style:style style:name="P87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Cell880" style:family="table-cell">
      <style:table-cell-properties fo:border-top="0.0138in solid #D60093" fo:border-left="none" fo:border-bottom="none" fo:border-right="0.0138in solid #BFBFBF" style:writing-mode="lr-tb" fo:padding-top="0.0395in" fo:padding-left="0.075in" fo:padding-bottom="0in" fo:padding-right="0.075in"/>
    </style:style>
    <style:style style:name="P88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882" style:family="table-row">
      <style:table-row-properties style:min-row-height="0.2631in" style:use-optimal-row-height="false"/>
    </style:style>
    <style:style style:name="TableCell883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884" style:parent-style-name="Normal" style:family="paragraph">
      <style:paragraph-properties fo:keep-with-next="always" fo:margin-bottom="0.0833in" fo:line-height="100%"/>
    </style:style>
    <style:style style:name="T885" style:parent-style-name="Policepardéfaut" style:family="text">
      <style:text-properties style:font-name-complex="Calibri" fo:color="#404040"/>
    </style:style>
    <style:style style:name="T886" style:parent-style-name="Policepardéfaut" style:family="text">
      <style:text-properties style:font-name-complex="Calibri" fo:font-weight="bold" style:font-weight-asian="bold" fo:color="#404040"/>
    </style:style>
    <style:style style:name="T88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888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889" style:parent-style-name="Normal" style:family="paragraph">
      <style:paragraph-properties fo:keep-with-next="always" fo:margin-bottom="0in" fo:line-height="100%" fo:margin-left="0.0902in">
        <style:tab-stops/>
      </style:paragraph-properties>
    </style:style>
    <style:style style:name="T890" style:parent-style-name="Textedelespaceréservé" style:family="text">
      <style:text-properties fo:font-style="italic" style:font-style-asian="italic" fo:color="#595959" fo:background-color="#D3D3D3"/>
    </style:style>
    <style:style style:name="TableRow891" style:family="table-row">
      <style:table-row-properties style:min-row-height="0.3527in" style:use-optimal-row-height="false"/>
    </style:style>
    <style:style style:name="TableCell892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893" style:parent-style-name="Normal" style:family="paragraph">
      <style:paragraph-properties fo:keep-with-next="always" fo:margin-top="0.0833in" fo:margin-bottom="0.0833in" fo:line-height="100%"/>
    </style:style>
    <style:style style:name="T894" style:parent-style-name="Policepardéfaut" style:family="text">
      <style:text-properties style:font-name-complex="Calibri" fo:color="#404040"/>
    </style:style>
    <style:style style:name="T895" style:parent-style-name="Policepardéfaut" style:family="text">
      <style:text-properties style:font-name-complex="Calibri" fo:font-weight="bold" style:font-weight-asian="bold" fo:color="#404040"/>
    </style:style>
    <style:style style:name="T89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897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898" style:parent-style-name="Normal" style:family="paragraph">
      <style:paragraph-properties fo:keep-with-next="always" fo:margin-top="0.0833in" fo:margin-bottom="0.0833in" fo:line-height="100%"/>
    </style:style>
    <style:style style:name="T899" style:parent-style-name="Textedelespaceréservé" style:family="text">
      <style:text-properties fo:font-style="italic" style:font-style-asian="italic" fo:color="#595959" fo:background-color="#D3D3D3"/>
    </style:style>
    <style:style style:name="TableRow900" style:family="table-row">
      <style:table-row-properties style:min-row-height="0.3013in" style:use-optimal-row-height="false"/>
    </style:style>
    <style:style style:name="TableCell901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902" style:parent-style-name="Normal" style:family="paragraph">
      <style:paragraph-properties fo:keep-with-next="always" fo:margin-top="0.0833in" fo:margin-bottom="0.0833in" fo:line-height="100%"/>
    </style:style>
    <style:style style:name="T903" style:parent-style-name="Policepardéfaut" style:family="text">
      <style:text-properties style:font-name-complex="Calibri" fo:color="#404040"/>
    </style:style>
    <style:style style:name="T904" style:parent-style-name="Policepardéfaut" style:family="text">
      <style:text-properties style:font-name-complex="Calibri" fo:font-weight="bold" style:font-weight-asian="bold" fo:color="#404040"/>
    </style:style>
    <style:style style:name="T905" style:parent-style-name="Policepardéfaut" style:family="text">
      <style:text-properties style:font-name-complex="Calibri" fo:font-weight="bold" style:font-weight-asian="bold" fo:color="#404040"/>
    </style:style>
    <style:style style:name="T90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90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90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909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91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911" style:parent-style-name="Policepardéfaut" style:family="text">
      <style:text-properties style:font-name-complex="Calibri" fo:color="#404040"/>
    </style:style>
    <style:style style:name="T912" style:parent-style-name="Policepardéfaut" style:family="text">
      <style:text-properties style:font-name-complex="Calibri" fo:color="#404040"/>
    </style:style>
    <style:style style:name="T913" style:parent-style-name="Textedelespaceréservé" style:family="text">
      <style:text-properties fo:font-style="italic" style:font-style-asian="italic" fo:color="#595959" fo:background-color="#D3D3D3"/>
    </style:style>
    <style:style style:name="T914" style:parent-style-name="Policepardéfaut" style:family="text">
      <style:text-properties style:font-name-complex="Calibri" fo:font-weight="bold" style:font-weight-asian="bold" fo:color="#404040"/>
    </style:style>
    <style:style style:name="T915" style:parent-style-name="Policepardéfaut" style:family="text">
      <style:text-properties style:font-name-complex="Calibri" fo:color="#404040"/>
    </style:style>
    <style:style style:name="T916" style:parent-style-name="Policepardéfaut" style:family="text">
      <style:text-properties style:font-name-complex="Calibri" fo:font-weight="bold" style:font-weight-asian="bold" fo:color="#404040"/>
    </style:style>
    <style:style style:name="T917" style:parent-style-name="Textedelespaceréservé" style:family="text">
      <style:text-properties fo:font-style="italic" style:font-style-asian="italic" fo:color="#595959" fo:background-color="#D3D3D3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none" style:writing-mode="lr-tb" fo:padding-top="0.0395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none" style:writing-mode="lr-tb" fo:padding-top="0.0395in" fo:padding-left="0.075in" fo:padding-bottom="0in" fo:padding-right="0.075in"/>
    </style:style>
    <style:style style:name="P923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926" style:parent-style-name="Normal" style:family="paragraph">
      <style:paragraph-properties fo:keep-with-next="always" fo:margin-bottom="0in" fo:line-height="100%"/>
    </style:style>
    <style:style style:name="T927" style:parent-style-name="Policepardéfaut" style:family="text">
      <style:text-properties style:font-name-complex="Calibri" fo:font-weight="bold" style:font-weight-asian="bold" fo:color="#404040"/>
    </style:style>
    <style:style style:name="T928" style:parent-style-name="Policepardéfaut" style:family="text">
      <style:text-properties style:font-name-complex="Calibri" fo:font-style="italic" style:font-style-asian="italic" fo:color="#404040"/>
    </style:style>
    <style:style style:name="TableRow929" style:family="table-row">
      <style:table-row-properties style:min-row-height="0.0104in" style:use-optimal-row-height="false"/>
    </style:style>
    <style:style style:name="TableCell93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3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932" style:family="table-row">
      <style:table-row-properties style:min-row-height="0.0986in" style:use-optimal-row-height="false"/>
    </style:style>
    <style:style style:name="TableCell93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3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935" style:family="table-row">
      <style:table-row-properties style:min-row-height="0.0986in" style:use-optimal-row-height="false"/>
    </style:style>
    <style:style style:name="TableCell93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93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P938" style:parent-style-name="Normal" style:family="paragraph">
      <style:paragraph-properties fo:break-before="page"/>
    </style:style>
    <style:style style:name="TableColumn940" style:family="table-column">
      <style:table-column-properties style:column-width="1.6743in" style:use-optimal-column-width="false"/>
    </style:style>
    <style:style style:name="TableColumn941" style:family="table-column">
      <style:table-column-properties style:column-width="0.3937in" style:use-optimal-column-width="false"/>
    </style:style>
    <style:style style:name="TableColumn942" style:family="table-column">
      <style:table-column-properties style:column-width="0.4in" style:use-optimal-column-width="false"/>
    </style:style>
    <style:style style:name="TableColumn943" style:family="table-column">
      <style:table-column-properties style:column-width="0.8909in" style:use-optimal-column-width="false"/>
    </style:style>
    <style:style style:name="TableColumn944" style:family="table-column">
      <style:table-column-properties style:column-width="3.434in" style:use-optimal-column-width="false"/>
    </style:style>
    <style:style style:name="TableColumn945" style:family="table-column">
      <style:table-column-properties style:column-width="0.3937in" style:use-optimal-column-width="false"/>
    </style:style>
    <style:style style:name="Table939" style:family="table">
      <style:table-properties style:width="7.1868in" fo:margin-left="-0.2208in" table:align="left"/>
    </style:style>
    <style:style style:name="TableRow946" style:family="table-row">
      <style:table-row-properties style:min-row-height="0.2756in" style:use-optimal-row-height="false"/>
    </style:style>
    <style:style style:name="TableCell947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948" style:parent-style-name="Normal" style:family="paragraph">
      <style:paragraph-properties fo:text-align="end" fo:margin-bottom="0in" fo:line-height="100%" fo:margin-right="0.0236in"/>
      <style:text-properties style:font-name-complex="Calibri" fo:font-weight="bold" style:font-weight-asian="bold" fo:color="#D60093" fo:font-size="18pt" style:font-size-asian="18pt" style:font-size-complex="18pt"/>
    </style:style>
    <style:style style:name="TableCell949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950" style:parent-style-name="Normal" style:family="paragraph">
      <style:paragraph-properties fo:margin-bottom="0in" fo:line-height="100%" fo:margin-right="0.0236in"/>
    </style:style>
    <style:style style:name="T951" style:parent-style-name="Policepardéfaut" style:family="text">
      <style:text-properties style:font-name-complex="Calibri" fo:font-weight="bold" style:font-weight-asian="bold" fo:color="#D60093" fo:font-size="18pt" style:font-size-asian="18pt" style:font-size-complex="18pt"/>
    </style:style>
    <style:style style:name="TableCell952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</style:style>
    <style:style style:name="T954" style:parent-style-name="Textedelespaceréservé" style:family="text">
      <style:text-properties fo:font-weight="bold" style:font-weight-asian="bold" fo:color="#404040" fo:font-size="14pt" style:font-size-asian="14pt" style:font-size-complex="14pt"/>
    </style:style>
    <style:style style:name="TableRow955" style:family="table-row">
      <style:table-row-properties style:min-row-height="0.2534in" style:use-optimal-row-height="false"/>
    </style:style>
    <style:style style:name="TableCell956" style:family="table-cell">
      <style:table-cell-properties fo:border-top="none" fo:border-left="none" fo:border-bottom="0.0833in double #D60093" style:border-line-width-bottom="0.0277in 0.0277in 0.0277in" fo:border-right="none" style:writing-mode="lr-tb" fo:padding-top="0.0395in" fo:padding-left="0.075in" fo:padding-bottom="0in" fo:padding-right="0.075in"/>
    </style:style>
    <style:style style:name="P957" style:parent-style-name="Normal" style:family="paragraph">
      <style:paragraph-properties fo:text-align="end" fo:margin-top="0.0833in" fo:margin-bottom="0.0833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958" style:parent-style-name="Policepardéfaut" style:family="text">
      <style:text-properties style:font-name-complex="Calibri" fo:font-weight="bold" style:font-weight-asian="bold" fo:font-style="italic" style:font-style-asian="italic" fo:color="#404040"/>
    </style:style>
    <style:style style:name="T959" style:parent-style-name="Policepardéfaut" style:family="text">
      <style:text-properties style:font-name-complex="Calibri" fo:font-weight="bold" style:font-weight-asian="bold" fo:font-style="italic" style:font-style-asian="italic" fo:color="#404040" fo:font-size="12pt" style:font-size-asian="12pt" style:font-size-complex="12pt"/>
    </style:style>
    <style:style style:name="T96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961" style:family="table-cell">
      <style:table-cell-properties fo:border-top="none" fo:border-left="none" fo:border-bottom="0.0833in double #D60093" style:border-line-width-bottom="0.0277in 0.0277in 0.0277in" fo:border-right="none" style:writing-mode="lr-tb" fo:padding-top="0.0395in" fo:padding-left="0.075in" fo:padding-bottom="0in" fo:padding-right="0.075in"/>
    </style:style>
    <style:style style:name="P962" style:parent-style-name="Normal" style:family="paragraph">
      <style:paragraph-properties fo:margin-top="0.0833in" fo:margin-bottom="0.0833in" fo:line-height="100%"/>
    </style:style>
    <style:style style:name="T963" style:parent-style-name="Textedelespaceréservé" style:family="text">
      <style:text-properties fo:font-style="italic" style:font-style-asian="italic" fo:color="#000000"/>
    </style:style>
    <style:style style:name="TableRow964" style:family="table-row">
      <style:table-row-properties style:min-row-height="0.2534in" style:use-optimal-row-height="false"/>
    </style:style>
    <style:style style:name="TableCell965" style:family="table-cell">
      <style:table-cell-properties fo:border-top="0.0833in double #D60093" style:border-line-width-top="0.0277in 0.0277in 0.0277in" fo:border-left="none" fo:border-bottom="none" fo:border-right="none" style:writing-mode="lr-tb" fo:padding-top="0.0395in" fo:padding-left="0.075in" fo:padding-bottom="0in" fo:padding-right="0.075in"/>
    </style:style>
    <style:style style:name="P966" style:parent-style-name="Normal" style:family="paragraph">
      <style:paragraph-properties fo:margin-bottom="0in" fo:line-height="100%"/>
      <style:text-properties style:font-name-complex="Calibri" fo:font-weight="bold" style:font-weight-asian="bold" fo:color="#404040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none" style:writing-mode="lr-tb" fo:padding-top="0.0395in" fo:padding-left="0.075in" fo:padding-bottom="0in" fo:padding-right="0.075in"/>
    </style:style>
    <style:style style:name="P96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972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973" style:family="table-row">
      <style:table-row-properties style:min-row-height="0.0104in" style:use-optimal-row-height="false"/>
    </style:style>
    <style:style style:name="TableCell974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7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976" style:family="table-row">
      <style:table-row-properties style:min-row-height="0.0986in" style:use-optimal-row-height="false"/>
    </style:style>
    <style:style style:name="TableCell977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78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979" style:family="table-row">
      <style:table-row-properties style:min-row-height="0.0986in" style:use-optimal-row-height="false"/>
    </style:style>
    <style:style style:name="TableCell980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981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none" style:writing-mode="lr-tb" fo:padding-top="0.0395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="none" style:writing-mode="lr-tb" fo:padding-top="0.0395in" fo:padding-left="0.075in" fo:padding-bottom="0in" fo:padding-right="0.075in"/>
    </style:style>
    <style:style style:name="P987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990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991" style:family="table-row">
      <style:table-row-properties style:min-row-height="0.0104in" style:use-optimal-row-height="false"/>
    </style:style>
    <style:style style:name="TableCell992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9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994" style:family="table-row">
      <style:table-row-properties style:min-row-height="0.0986in" style:use-optimal-row-height="false"/>
    </style:style>
    <style:style style:name="TableCell995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96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997" style:family="table-row">
      <style:table-row-properties style:min-row-height="0.0986in" style:use-optimal-row-height="false"/>
    </style:style>
    <style:style style:name="TableCell998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none" style:writing-mode="lr-tb" fo:padding-top="0.0395in" fo:padding-left="0.075in" fo:padding-bottom="0in" fo:padding-right="0.075in"/>
    </style:style>
    <style:style style:name="P1002" style:parent-style-name="Normal" style:family="paragraph">
      <style:paragraph-properties fo:keep-with-next="always" fo:margin-bottom="0in" fo:line-height="100%"/>
      <style:text-properties fo:font-size="6pt" style:font-size-asian="6p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none" style:writing-mode="lr-tb" fo:padding-top="0.0395in" fo:padding-left="0.075in" fo:padding-bottom="0in" fo:padding-right="0.075in"/>
    </style:style>
    <style:style style:name="P1005" style:parent-style-name="Normal" style:family="paragraph">
      <style:paragraph-properties fo:keep-with-next="always" fo:margin-bottom="0in" fo:line-height="100%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00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009" style:family="table-row">
      <style:table-row-properties style:min-row-height="0.0104in" style:use-optimal-row-height="false"/>
    </style:style>
    <style:style style:name="TableCell101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1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012" style:family="table-row">
      <style:table-row-properties style:min-row-height="0.0986in" style:use-optimal-row-height="false"/>
    </style:style>
    <style:style style:name="TableCell101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1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015" style:family="table-row">
      <style:table-row-properties style:min-row-height="0.0986in" style:use-optimal-row-height="false"/>
    </style:style>
    <style:style style:name="TableCell101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none" style:writing-mode="lr-tb" fo:padding-top="0.0395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none" style:writing-mode="lr-tb" fo:padding-top="0.0395in" fo:padding-left="0.075in" fo:padding-bottom="0in" fo:padding-right="0.075in"/>
    </style:style>
    <style:style style:name="P102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02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027" style:family="table-row">
      <style:table-row-properties style:min-row-height="0.0104in" style:use-optimal-row-height="false"/>
    </style:style>
    <style:style style:name="TableCell1028" style:family="table-cell">
      <style:table-cell-properties fo:border-top="0.0138in solid #D60093" fo:border-left="0.0138in solid #BFBFBF" fo:border-bottom="none" fo:border-right="none" style:writing-mode="lr-tb" fo:padding-top="0.0395in" fo:padding-left="0.075in" fo:padding-bottom="0in" fo:padding-right="0.075in"/>
    </style:style>
    <style:style style:name="P102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Cell1030" style:family="table-cell">
      <style:table-cell-properties fo:border-top="0.0138in solid #D60093" fo:border-left="none" fo:border-bottom="none" fo:border-right="0.0138in solid #BFBFBF" style:writing-mode="lr-tb" fo:padding-top="0.0395in" fo:padding-left="0.075in" fo:padding-bottom="0in" fo:padding-right="0.075in"/>
    </style:style>
    <style:style style:name="P103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032" style:family="table-row">
      <style:table-row-properties style:min-row-height="0.2631in" style:use-optimal-row-height="false"/>
    </style:style>
    <style:style style:name="TableCell1033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1034" style:parent-style-name="Normal" style:family="paragraph">
      <style:paragraph-properties fo:keep-with-next="always" fo:margin-bottom="0.0833in" fo:line-height="100%"/>
    </style:style>
    <style:style style:name="T1035" style:parent-style-name="Policepardéfaut" style:family="text">
      <style:text-properties style:font-name-complex="Calibri" fo:color="#404040"/>
    </style:style>
    <style:style style:name="T1036" style:parent-style-name="Policepardéfaut" style:family="text">
      <style:text-properties style:font-name-complex="Calibri" fo:font-weight="bold" style:font-weight-asian="bold" fo:color="#404040"/>
    </style:style>
    <style:style style:name="T103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038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1039" style:parent-style-name="Normal" style:family="paragraph">
      <style:paragraph-properties fo:keep-with-next="always" fo:margin-bottom="0in" fo:line-height="100%" fo:margin-left="0.0902in">
        <style:tab-stops/>
      </style:paragraph-properties>
    </style:style>
    <style:style style:name="T1040" style:parent-style-name="Textedelespaceréservé" style:family="text">
      <style:text-properties fo:font-style="italic" style:font-style-asian="italic" fo:color="#595959" fo:background-color="#D3D3D3"/>
    </style:style>
    <style:style style:name="TableRow1041" style:family="table-row">
      <style:table-row-properties style:min-row-height="0.3527in" style:use-optimal-row-height="false"/>
    </style:style>
    <style:style style:name="TableCell1042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1043" style:parent-style-name="Normal" style:family="paragraph">
      <style:paragraph-properties fo:keep-with-next="always" fo:margin-top="0.0833in" fo:margin-bottom="0.0833in" fo:line-height="100%"/>
    </style:style>
    <style:style style:name="T1044" style:parent-style-name="Policepardéfaut" style:family="text">
      <style:text-properties style:font-name-complex="Calibri" fo:color="#404040"/>
    </style:style>
    <style:style style:name="T1045" style:parent-style-name="Policepardéfaut" style:family="text">
      <style:text-properties style:font-name-complex="Calibri" fo:font-weight="bold" style:font-weight-asian="bold" fo:color="#404040"/>
    </style:style>
    <style:style style:name="T104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047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1048" style:parent-style-name="Normal" style:family="paragraph">
      <style:paragraph-properties fo:keep-with-next="always" fo:margin-top="0.0833in" fo:margin-bottom="0.0833in" fo:line-height="100%"/>
    </style:style>
    <style:style style:name="T1049" style:parent-style-name="Textedelespaceréservé" style:family="text">
      <style:text-properties fo:font-style="italic" style:font-style-asian="italic" fo:color="#595959" fo:background-color="#D3D3D3"/>
    </style:style>
    <style:style style:name="TableRow1050" style:family="table-row">
      <style:table-row-properties style:min-row-height="0.3013in" style:use-optimal-row-height="false"/>
    </style:style>
    <style:style style:name="TableCell1051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52" style:parent-style-name="Normal" style:family="paragraph">
      <style:paragraph-properties fo:keep-with-next="always" fo:margin-top="0.0833in" fo:margin-bottom="0.0833in" fo:line-height="100%"/>
    </style:style>
    <style:style style:name="T1053" style:parent-style-name="Policepardéfaut" style:family="text">
      <style:text-properties style:font-name-complex="Calibri" fo:color="#404040"/>
    </style:style>
    <style:style style:name="T1054" style:parent-style-name="Policepardéfaut" style:family="text">
      <style:text-properties style:font-name-complex="Calibri" fo:font-weight="bold" style:font-weight-asian="bold" fo:color="#404040"/>
    </style:style>
    <style:style style:name="T1055" style:parent-style-name="Policepardéfaut" style:family="text">
      <style:text-properties style:font-name-complex="Calibri" fo:font-weight="bold" style:font-weight-asian="bold" fo:color="#404040"/>
    </style:style>
    <style:style style:name="T105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5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5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59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6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61" style:parent-style-name="Policepardéfaut" style:family="text">
      <style:text-properties style:font-name-complex="Calibri" fo:color="#404040"/>
    </style:style>
    <style:style style:name="T1062" style:parent-style-name="Policepardéfaut" style:family="text">
      <style:text-properties style:font-name-complex="Calibri" fo:color="#404040"/>
    </style:style>
    <style:style style:name="T1063" style:parent-style-name="Textedelespaceréservé" style:family="text">
      <style:text-properties fo:font-style="italic" style:font-style-asian="italic" fo:color="#595959" fo:background-color="#D3D3D3"/>
    </style:style>
    <style:style style:name="T1064" style:parent-style-name="Policepardéfaut" style:family="text">
      <style:text-properties style:font-name-complex="Calibri" fo:font-weight="bold" style:font-weight-asian="bold" fo:color="#404040"/>
    </style:style>
    <style:style style:name="T1065" style:parent-style-name="Policepardéfaut" style:family="text">
      <style:text-properties style:font-name-complex="Calibri" fo:color="#404040"/>
    </style:style>
    <style:style style:name="T1066" style:parent-style-name="Policepardéfaut" style:family="text">
      <style:text-properties style:font-name-complex="Calibri" fo:font-weight="bold" style:font-weight-asian="bold" fo:color="#404040"/>
    </style:style>
    <style:style style:name="T1067" style:parent-style-name="Textedelespaceréservé" style:family="text">
      <style:text-properties fo:font-style="italic" style:font-style-asian="italic" fo:color="#595959" fo:background-color="#D3D3D3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none" style:writing-mode="lr-tb" fo:padding-top="0.0395in" fo:padding-left="0.075in" fo:padding-bottom="0in" fo:padding-right="0.075in"/>
    </style:style>
    <style:style style:name="P107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none" style:writing-mode="lr-tb" fo:padding-top="0.0395in" fo:padding-left="0.075in" fo:padding-bottom="0in" fo:padding-right="0.075in"/>
    </style:style>
    <style:style style:name="P1073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076" style:parent-style-name="Normal" style:family="paragraph">
      <style:paragraph-properties fo:keep-with-next="always" fo:margin-bottom="0in" fo:line-height="100%"/>
    </style:style>
    <style:style style:name="T1077" style:parent-style-name="Policepardéfaut" style:family="text">
      <style:text-properties style:font-name-complex="Calibri" fo:font-weight="bold" style:font-weight-asian="bold" fo:color="#404040"/>
    </style:style>
    <style:style style:name="T1078" style:parent-style-name="Policepardéfaut" style:family="text">
      <style:text-properties style:font-name-complex="Calibri" fo:font-style="italic" style:font-style-asian="italic" fo:color="#404040"/>
    </style:style>
    <style:style style:name="TableRow1079" style:family="table-row">
      <style:table-row-properties style:min-row-height="0.0104in" style:use-optimal-row-height="false"/>
    </style:style>
    <style:style style:name="TableCell108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8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082" style:family="table-row">
      <style:table-row-properties style:min-row-height="0.0986in" style:use-optimal-row-height="false"/>
    </style:style>
    <style:style style:name="TableCell108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8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085" style:family="table-row">
      <style:table-row-properties style:min-row-height="0.0986in" style:use-optimal-row-height="false"/>
    </style:style>
    <style:style style:name="TableCell108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P1088" style:parent-style-name="Normal" style:family="paragraph">
      <style:paragraph-properties fo:break-before="page"/>
    </style:style>
    <style:style style:name="P1089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20pt" style:font-size-asian="20pt" style:font-size-complex="14pt"/>
    </style:style>
    <style:style style:name="TableColumn1091" style:family="table-column">
      <style:table-column-properties style:column-width="1.7729in" style:use-optimal-column-width="false"/>
    </style:style>
    <style:style style:name="TableColumn1092" style:family="table-column">
      <style:table-column-properties style:column-width="3.15in" style:use-optimal-column-width="false"/>
    </style:style>
    <style:style style:name="TableColumn1093" style:family="table-column">
      <style:table-column-properties style:column-width="1.7708in" style:use-optimal-column-width="false"/>
    </style:style>
    <style:style style:name="Table1090" style:family="table">
      <style:table-properties style:width="6.6937in" fo:margin-left="0.075in" table:align="left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09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097" style:family="table-row">
      <style:table-row-properties style:min-row-height="0.0138in" style:use-optimal-row-height="false"/>
    </style:style>
    <style:style style:name="TableCell1098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09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100" style:family="table-row">
      <style:table-row-properties style:min-row-height="0.5513in" style:use-optimal-row-height="false"/>
    </style:style>
    <style:style style:name="TableCell1101" style:family="table-cell">
      <style:table-cell-properties fo:border-top="0.0312in solid #D60093" fo:border-left="none" fo:border-bottom="0.0138in solid #D9D9D9" fo:border-right="none" style:writing-mode="lr-tb" fo:padding-top="0.0395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103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104" style:parent-style-name="Normal" style:family="paragraph">
      <style:paragraph-properties fo:text-align="center" fo:margin-bottom="0in" fo:line-height="100%"/>
      <style:text-properties style:font-name-complex="Calibri" fo:color="#404040" fo:font-size="14pt" style:font-size-asian="14pt" style:font-size-complex="14pt" style:language-asian="fr" style:country-asian="FR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0.0069in solid #BFBFBF" fo:border-left="0.0069in solid #BFBFBF" fo:border-bottom="0.0069in solid #BFBFBF" fo:border-right="0.0069in solid #D9D9D9" fo:background-color="#F2F2F2" style:writing-mode="lr-tb" fo:padding-top="0.0395in" fo:padding-left="0.075in" fo:padding-bottom="0in" fo:padding-right="0.075in"/>
    </style:style>
    <style:style style:name="P110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Cell1108" style:family="table-cell">
      <style:table-cell-properties fo:border-top="0.0069in solid #BFBFBF" fo:border-left="0.0069in solid #D9D9D9" fo:border-bottom="0.0069in solid #BFBFBF" fo:border-right="0.0069in solid #D9D9D9" fo:background-color="#F2F2F2" style:writing-mode="lr-tb" style:vertical-align="middle" fo:padding-top="0.0395in" fo:padding-left="0.075in" fo:padding-bottom="0in" fo:padding-right="0.075in"/>
    </style:style>
    <style:style style:name="P110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Cell1110" style:family="table-cell">
      <style:table-cell-properties fo:border-top="0.0069in solid #BFBFBF" fo:border-left="0.0069in solid #D9D9D9" fo:border-bottom="0.0069in solid #BFBFBF" fo:border-right="0.0069in solid #BFBFBF" fo:background-color="#F2F2F2" style:writing-mode="lr-tb" style:vertical-align="middle" fo:padding-top="0.0395in" fo:padding-left="0.075in" fo:padding-bottom="0in" fo:padding-right="0.075in"/>
    </style:style>
    <style:style style:name="P111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1112" style:family="table-row">
      <style:table-row-properties style:min-row-height="0.3541in" style:use-optimal-row-height="false"/>
    </style:style>
    <style:style style:name="TableCell1113" style:family="table-cell">
      <style:table-cell-properties fo:border-top="0.0069in solid #BFBFBF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1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115" style:parent-style-name="Textedelespaceréservé" style:family="text">
      <style:text-properties fo:background-color="#BFBFBF"/>
    </style:style>
    <style:style style:name="TableCell1116" style:family="table-cell">
      <style:table-cell-properties fo:border-top="0.0069in solid #BFBFBF" fo:border-left="0.0069in solid #D9D9D9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1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118" style:parent-style-name="Textedelespaceréservé" style:family="text">
      <style:text-properties fo:background-color="#BFBFBF"/>
    </style:style>
    <style:style style:name="TableCell1119" style:family="table-cell">
      <style:table-cell-properties fo:border-top="0.0069in solid #BFBFBF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120" style:parent-style-name="Normal" style:family="paragraph">
      <style:paragraph-properties fo:text-align="center"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121" style:parent-style-name="Textedelespaceréservé" style:family="text">
      <style:text-properties fo:background-color="#BFBFBF"/>
    </style:style>
    <style:style style:name="TableRow1122" style:family="table-row">
      <style:table-row-properties style:min-row-height="0.3541in" style:use-optimal-row-height="false"/>
    </style:style>
    <style:style style:name="TableCell1123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2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25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126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27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128" style:parent-style-name="Normal" style:family="paragraph">
      <style:paragraph-properties fo:text-align="center" fo:margin-bottom="0in" fo:line-height="100%"/>
    </style:style>
    <style:style style:name="TableRow1129" style:family="table-row">
      <style:table-row-properties style:min-row-height="0.3541in" style:use-optimal-row-height="false"/>
    </style:style>
    <style:style style:name="TableCell1130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31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32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133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34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</style:style>
    <style:style style:name="TableRow1136" style:family="table-row">
      <style:table-row-properties style:min-row-height="0.3541in" style:use-optimal-row-height="false"/>
    </style:style>
    <style:style style:name="TableCell1137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38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39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140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41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</style:style>
    <style:style style:name="TableRow1143" style:family="table-row">
      <style:table-row-properties style:min-row-height="0.3541in" style:use-optimal-row-height="false"/>
    </style:style>
    <style:style style:name="TableCell1144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45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46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14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48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149" style:parent-style-name="Normal" style:family="paragraph">
      <style:paragraph-properties fo:text-align="center" fo:margin-bottom="0in" fo:line-height="100%"/>
    </style:style>
    <style:style style:name="TableRow1150" style:family="table-row">
      <style:table-row-properties style:min-row-height="0.3541in" style:use-optimal-row-height="false"/>
    </style:style>
    <style:style style:name="TableCell1151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52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53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15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55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156" style:parent-style-name="Normal" style:family="paragraph">
      <style:paragraph-properties fo:text-align="center" fo:margin-bottom="0in" fo:line-height="100%"/>
    </style:style>
    <style:style style:name="TableRow1157" style:family="table-row">
      <style:table-row-properties style:min-row-height="0.3541in" style:use-optimal-row-height="false"/>
    </style:style>
    <style:style style:name="TableCell1158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59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60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161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62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163" style:parent-style-name="Normal" style:family="paragraph">
      <style:paragraph-properties fo:text-align="center" fo:margin-bottom="0in" fo:line-height="100%"/>
    </style:style>
    <style:style style:name="TableRow1164" style:family="table-row">
      <style:table-row-properties style:min-row-height="0.3541in" style:use-optimal-row-height="false"/>
    </style:style>
    <style:style style:name="TableCell1165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66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67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168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69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170" style:parent-style-name="Normal" style:family="paragraph">
      <style:paragraph-properties fo:text-align="center" fo:margin-bottom="0in" fo:line-height="100%"/>
    </style:style>
    <style:style style:name="TableRow1171" style:family="table-row">
      <style:table-row-properties style:min-row-height="0.3541in" style:use-optimal-row-height="false"/>
    </style:style>
    <style:style style:name="TableCell1172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173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74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175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76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177" style:parent-style-name="Normal" style:family="paragraph">
      <style:paragraph-properties fo:text-align="center" fo:margin-bottom="0in" fo:line-height="100%"/>
    </style:style>
    <style:style style:name="TableRow1178" style:family="table-row">
      <style:table-row-properties style:min-row-height="0.3541in" style:use-optimal-row-height="false"/>
    </style:style>
    <style:style style:name="TableCell1179" style:family="table-cell">
      <style:table-cell-properties fo:border-top="0.0069in solid #D9D9D9" fo:border-left="0.0069in solid #BFBFBF" fo:border-bottom="0.0069in solid #BFBFBF" fo:border-right="0.0069in solid #D9D9D9" style:writing-mode="lr-tb" style:vertical-align="middle" fo:padding-top="0.0395in" fo:padding-left="0.075in" fo:padding-bottom="0in" fo:padding-right="0.075in"/>
    </style:style>
    <style:style style:name="P1180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81" style:family="table-cell">
      <style:table-cell-properties fo:border-top="0.0069in solid #D9D9D9" fo:border-left="0.0069in solid #D9D9D9" fo:border-bottom="0.0069in solid #BFBFBF" fo:border-right="0.0069in solid #D9D9D9" style:writing-mode="lr-tb" style:vertical-align="middle" fo:padding-top="0.0395in" fo:padding-left="0.075in" fo:padding-bottom="0in" fo:padding-right="0.075in"/>
    </style:style>
    <style:style style:name="P1182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183" style:family="table-cell">
      <style:table-cell-properties fo:border-top="0.0069in solid #D9D9D9" fo:border-left="0.0069in solid #D9D9D9" fo:border-bottom="0.0069in solid #BFBFBF" fo:border-right="0.0069in solid #BFBFBF" style:writing-mode="lr-tb" style:vertical-align="middle" fo:padding-top="0.0395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</style:style>
    <style:style style:name="P1185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14pt" style:font-size-asian="14pt" style:font-size-complex="14pt"/>
    </style:style>
    <style:style style:name="P1186" style:parent-style-name="Normal" style:family="paragraph">
      <style:paragraph-properties fo:break-before="page" fo:margin-bottom="0in"/>
      <style:text-properties style:font-name-complex="Calibri" fo:color="#404040"/>
    </style:style>
    <style:style style:name="P1187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20pt" style:font-size-asian="20pt" style:font-size-complex="20pt"/>
    </style:style>
    <style:style style:name="TableColumn1189" style:family="table-column">
      <style:table-column-properties style:column-width="6.8909in" style:use-optimal-column-width="false"/>
    </style:style>
    <style:style style:name="Table1188" style:family="table">
      <style:table-properties style:width="6.8909in" fo:margin-left="-0.0236in" table:align="left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19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193" style:family="table-row">
      <style:table-row-properties style:min-row-height="0.0138in" style:use-optimal-row-height="false"/>
    </style:style>
    <style:style style:name="TableCell1194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19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196" style:family="table-row">
      <style:table-row-properties style:min-row-height="0.3937in" style:use-optimal-row-height="false"/>
    </style:style>
    <style:style style:name="TableCell1197" style:family="table-cell">
      <style:table-cell-properties fo:border-top="0.0312in solid #D60093" fo:border-left="none" fo:border-bottom="none" fo:border-right="none" style:writing-mode="lr-tb" fo:padding-top="0.0395in" fo:padding-left="0.075in" fo:padding-bottom="0in" fo:padding-right="0.075in"/>
    </style:style>
    <style:style style:name="P1198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P1199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14pt" style:font-size-asian="14pt" style:font-size-complex="14pt"/>
    </style:style>
    <style:style style:name="P1200" style:parent-style-name="Normal" style:family="paragraph">
      <style:paragraph-properties fo:margin-bottom="0in"/>
      <style:text-properties style:font-name-complex="Calibri" fo:color="#404040" fo:font-size="12pt" style:font-size-asian="12pt" style:font-size-complex="12pt"/>
    </style:style>
    <style:style style:name="P1201" style:parent-style-name="Normal" style:family="paragraph">
      <style:paragraph-properties fo:margin-bottom="0in"/>
      <style:text-properties style:font-name-complex="Calibri" fo:color="#404040" fo:font-size="12pt" style:font-size-asian="12pt" style:font-size-complex="12pt"/>
    </style:style>
    <style:style style:name="P1202" style:parent-style-name="Normal" style:family="paragraph">
      <style:paragraph-properties fo:margin-bottom="0in"/>
    </style:style>
    <style:style style:name="T1203" style:parent-style-name="Policepardéfaut" style:family="text">
      <style:text-properties style:font-name-complex="Calibri" fo:color="#404040" fo:font-size="12pt" style:font-size-asian="12pt" style:font-size-complex="12pt" style:language-asian="fr" style:country-asian="FR"/>
    </style:style>
    <style:style style:name="T1204" style:parent-style-name="Textedelespaceréservé" style:family="text">
      <style:text-properties fo:color="#404040" fo:font-size="12pt" style:font-size-asian="12pt" style:font-size-complex="12pt" fo:background-color="#BFBFBF"/>
    </style:style>
    <style:style style:name="P1205" style:parent-style-name="Normal" style:family="paragraph">
      <style:paragraph-properties fo:margin-bottom="0in" fo:line-height="200%">
        <style:tab-stops>
          <style:tab-stop style:type="right" style:leader-style="dotted" style:leader-text="." style:position="6.202in"/>
        </style:tab-stops>
      </style:paragraph-properties>
    </style:style>
    <style:style style:name="T1206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207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208" style:parent-style-name="Policepardéfaut" style:family="text">
      <style:text-properties style:font-name-complex="Calibri" fo:color="#BFBFBF" fo:font-size="12pt" style:font-size-asian="12pt" style:font-size-complex="12pt"/>
    </style:style>
    <style:style style:name="T1209" style:parent-style-name="Policepardéfaut" style:family="text">
      <style:text-properties style:font-name-complex="Calibri" fo:color="#404040" fo:font-size="12pt" style:font-size-asian="12pt" style:font-size-complex="12pt"/>
    </style:style>
    <style:style style:name="P1210" style:parent-style-name="Normal" style:family="paragraph">
      <style:paragraph-properties fo:margin-bottom="0in" fo:line-height="200%"/>
      <style:text-properties style:font-name-complex="Calibri" fo:color="#404040" fo:font-size="12pt" style:font-size-asian="12pt" style:font-size-complex="12pt"/>
    </style:style>
    <style:style style:name="P1211" style:parent-style-name="Normal" style:family="paragraph">
      <style:paragraph-properties fo:line-height="150%"/>
      <style:text-properties style:font-name-complex="Calibri" fo:color="#404040" fo:font-size="12pt" style:font-size-asian="12pt" style:font-size-complex="12pt"/>
    </style:style>
    <style:style style:name="P1212" style:parent-style-name="Normal" style:family="paragraph">
      <style:paragraph-properties fo:line-height="150%"/>
    </style:style>
    <style:style style:name="T1213" style:parent-style-name="Policepardéfaut" style:family="text">
      <style:text-properties style:font-name-complex="Calibri" fo:color="#404040" fo:font-size="12pt" style:font-size-asian="12pt" style:font-size-complex="12pt" style:language-asian="fr" style:country-asian="FR"/>
    </style:style>
    <style:style style:name="T1214" style:parent-style-name="Policepardéfaut" style:family="text">
      <style:text-properties fo:color="#404040" fo:font-size="12pt" style:font-size-asian="12pt" style:font-size-complex="12pt" fo:background-color="#BFBFBF"/>
    </style:style>
    <style:style style:name="T1215" style:parent-style-name="Policepardéfaut" style:family="text">
      <style:text-properties style:font-name-complex="Calibri" fo:font-weight="bold" style:font-weight-asian="bold" fo:font-variant="small-caps" fo:color="#404040" fo:font-size="20pt" style:font-size-asian="20pt" style:font-size-complex="20pt" style:language-asian="fr" style:country-asian="FR"/>
    </style:style>
    <style:style style:name="T1216" style:parent-style-name="Textedelespaceréservé" style:family="text">
      <style:text-properties fo:color="#404040" fo:font-size="12pt" style:font-size-asian="12pt" style:font-size-complex="12pt" fo:background-color="#BFBFBF"/>
    </style:style>
    <style:style style:name="P1217" style:parent-style-name="Normal" style:family="paragraph">
      <style:paragraph-properties fo:line-height="150%">
        <style:tab-stops>
          <style:tab-stop style:type="right" style:leader-style="dotted" style:leader-text="." style:position="3.8395in"/>
          <style:tab-stop style:type="right" style:leader-style="dotted" style:leader-text="." style:position="6.3in"/>
        </style:tab-stops>
      </style:paragraph-properties>
    </style:style>
    <style:style style:name="T1218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219" style:parent-style-name="Policepardéfaut" style:family="text">
      <style:text-properties style:font-name-complex="Calibri" fo:color="#BFBFBF" fo:font-size="12pt" style:font-size-asian="12pt" style:font-size-complex="12pt"/>
    </style:style>
    <style:style style:name="T1220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221" style:parent-style-name="Policepardéfaut" style:family="text">
      <style:text-properties style:font-name-complex="Calibri" fo:color="#BFBFBF" fo:font-size="12pt" style:font-size-asian="12pt" style:font-size-complex="12pt"/>
    </style:style>
    <style:style style:name="T1222" style:parent-style-name="Policepardéfaut" style:family="text">
      <style:text-properties style:font-name-complex="Calibri" fo:color="#BFBFBF" fo:font-size="12pt" style:font-size-asian="12pt" style:font-size-complex="12pt"/>
    </style:style>
    <style:style style:name="P1223" style:parent-style-name="Normal" style:family="paragraph">
      <style:paragraph-properties fo:line-height="150%">
        <style:tab-stops>
          <style:tab-stop style:type="right" style:leader-style="dotted" style:leader-text="." style:position="3.052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12pt" style:font-size-asian="12pt" style:font-size-complex="12pt"/>
    </style:style>
    <style:style style:name="P1224" style:parent-style-name="Normal" style:family="paragraph">
      <style:paragraph-properties fo:line-height="150%"/>
      <style:text-properties style:font-name-complex="Calibri" fo:color="#404040" fo:font-size="12pt" style:font-size-asian="12pt" style:font-size-complex="12pt"/>
    </style:style>
    <style:style style:name="P1225" style:parent-style-name="Normal" style:family="paragraph">
      <style:paragraph-properties fo:line-height="150%"/>
      <style:text-properties style:font-name-complex="Calibri" fo:color="#404040" fo:font-size="12pt" style:font-size-asian="12pt" style:font-size-complex="12pt"/>
    </style:style>
    <style:style style:name="P1226" style:parent-style-name="Normal" style:family="paragraph">
      <style:paragraph-properties fo:margin-bottom="0in"/>
      <style:text-properties style:font-name-complex="Calibri" fo:color="#404040" fo:font-size="12pt" style:font-size-asian="12pt" style:font-size-complex="12pt"/>
    </style:style>
    <style:style style:name="P1227" style:parent-style-name="Normal" style:family="paragraph">
      <style:paragraph-properties fo:break-before="page"/>
      <style:text-properties style:font-name-complex="Calibri" fo:color="#404040"/>
    </style:style>
    <style:style style:name="P1228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20pt" style:font-size-asian="20pt" style:font-size-complex="14pt"/>
    </style:style>
    <style:style style:name="TableColumn1230" style:family="table-column">
      <style:table-column-properties style:column-width="6.8909in" style:use-optimal-column-width="false"/>
    </style:style>
    <style:style style:name="Table1229" style:family="table">
      <style:table-properties style:width="6.8909in" fo:margin-left="-0.0236in" table:align="left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23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234" style:family="table-row">
      <style:table-row-properties style:min-row-height="0.0138in" style:use-optimal-row-height="false"/>
    </style:style>
    <style:style style:name="TableCell1235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23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237" style:family="table-row">
      <style:table-row-properties style:min-row-height="0.5513in" style:use-optimal-row-height="false"/>
    </style:style>
    <style:style style:name="TableCell1238" style:family="table-cell">
      <style:table-cell-properties fo:border-top="0.0312in solid #D60093" fo:border-left="none" fo:border-bottom="0.0138in solid #D9D9D9" fo:border-right="none" style:writing-mode="lr-tb" fo:padding-top="0.0395in" fo:padding-left="0.075in" fo:padding-bottom="0in" fo:padding-right="0.075in"/>
    </style:style>
    <style:style style:name="P1239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240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241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="0.0069in solid #BFBFBF" fo:background-color="#F2F2F2" style:writing-mode="lr-tb" fo:padding-top="0.0395in" fo:padding-left="0.075in" fo:padding-bottom="0in" fo:padding-right="0.075in"/>
    </style:style>
    <style:style style:name="P1244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1245" style:family="table-row">
      <style:table-row-properties style:min-row-height="0.4722in" style:use-optimal-row-height="false"/>
    </style:style>
    <style:style style:name="TableCell1246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24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248" style:parent-style-name="Textedelespaceréservé" style:family="text">
      <style:text-properties fo:background-color="#BFBFBF"/>
    </style:style>
    <style:style style:name="TableRow1249" style:family="table-row">
      <style:table-row-properties style:min-row-height="0.4722in" style:use-optimal-row-height="false"/>
    </style:style>
    <style:style style:name="TableCell1250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251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252" style:family="table-row">
      <style:table-row-properties style:min-row-height="0.4722in" style:use-optimal-row-height="false"/>
    </style:style>
    <style:style style:name="TableCell1253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25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255" style:family="table-row">
      <style:table-row-properties style:min-row-height="0.4722in" style:use-optimal-row-height="false"/>
    </style:style>
    <style:style style:name="TableCell1256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25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258" style:family="table-row">
      <style:table-row-properties style:min-row-height="0.4722in" style:use-optimal-row-height="false"/>
    </style:style>
    <style:style style:name="TableCell1259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260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261" style:family="table-row">
      <style:table-row-properties style:min-row-height="0.4722in" style:use-optimal-row-height="false"/>
    </style:style>
    <style:style style:name="TableCell1262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263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264" style:family="table-row">
      <style:table-row-properties style:min-row-height="0.4722in" style:use-optimal-row-height="false"/>
    </style:style>
    <style:style style:name="TableCell1265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266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267" style:family="table-row">
      <style:table-row-properties style:min-row-height="0.4722in" style:use-optimal-row-height="false"/>
    </style:style>
    <style:style style:name="TableCell1268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269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270" style:family="table-row">
      <style:table-row-properties style:min-row-height="0.4722in" style:use-optimal-row-height="false"/>
    </style:style>
    <style:style style:name="TableCell1271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272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273" style:family="table-row">
      <style:table-row-properties style:min-row-height="0.4722in" style:use-optimal-row-height="false"/>
    </style:style>
    <style:style style:name="TableCell1274" style:family="table-cell">
      <style:table-cell-properties fo:border-top="0.0069in solid #BFBFBF" fo:border-left="0.0069in solid #BFBFBF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75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P1276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14pt" style:font-size-asian="14pt" style:font-size-complex="14pt"/>
    </style:style>
    <style:style style:name="P1277" style:parent-style-name="Normal" style:family="paragraph">
      <style:paragraph-properties fo:break-before="page"/>
      <style:text-properties style:font-name-complex="Calibri" fo:color="#404040" fo:font-size="16pt" style:font-size-asian="16pt" style:font-size-complex="16pt"/>
    </style:style>
    <style:style style:name="P1278" style:parent-style-name="Normal" style:family="paragraph">
      <style:paragraph-properties fo:margin-bottom="0in"/>
      <style:text-properties style:font-name-complex="Calibri" fo:color="#404040" fo:font-size="20pt" style:font-size-asian="20pt" style:font-size-complex="16pt"/>
    </style:style>
    <style:style style:name="TableColumn1280" style:family="table-column">
      <style:table-column-properties style:column-width="7.1868in" style:use-optimal-column-width="false"/>
    </style:style>
    <style:style style:name="Table1279" style:family="table">
      <style:table-properties style:width="7.1868in" fo:margin-left="-0.2208in" table:align="left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283" style:parent-style-name="Normal" style:family="paragraph">
      <style:paragraph-properties fo:text-align="center" fo:margin-bottom="0in" fo:line-height="100%"/>
    </style:style>
    <style:style style:name="T1284" style:parent-style-name="Policepardéfaut" style:family="text">
      <style:text-properties style:font-name-complex="Calibri" fo:font-weight="bold" style:font-weight-asian="bold" fo:font-variant="small-caps" fo:color="#FFFFFF" fo:font-size="20pt" style:font-size-asian="20pt" style:font-size-complex="20pt"/>
    </style:style>
    <style:style style:name="TableRow1285" style:family="table-row">
      <style:table-row-properties style:min-row-height="0.0138in" style:use-optimal-row-height="false"/>
    </style:style>
    <style:style style:name="TableCell1286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28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288" style:family="table-row">
      <style:table-row-properties style:min-row-height="0.5513in" style:use-optimal-row-height="false"/>
    </style:style>
    <style:style style:name="TableCell1289" style:family="table-cell">
      <style:table-cell-properties fo:border-top="0.0312in solid #D60093" fo:border-left="none" fo:border-bottom="none" fo:border-right="none" style:writing-mode="lr-tb" fo:padding-top="0.0395in" fo:padding-left="0.075in" fo:padding-bottom="0in" fo:padding-right="0.075in"/>
    </style:style>
    <style:style style:name="P1290" style:parent-style-name="Normal" style:family="paragraph">
      <style:paragraph-properties fo:text-align="center" fo:margin-bottom="0in" fo:line-height="100%"/>
    </style:style>
    <style:style style:name="T1291" style:parent-style-name="Policepardéfaut" style:family="text">
      <style:text-properties style:font-name-complex="Calibri" fo:font-style="italic" style:font-style-asian="italic" fo:color="#404040" fo:font-size="14pt" style:font-size-asian="14pt" style:font-size-complex="14pt"/>
    </style:style>
    <style:style style:name="P1292" style:parent-style-name="Normal" style:family="paragraph">
      <style:paragraph-properties fo:text-align="justify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<text:span text:style-name="T112">Nom de naissance</text:span></text:p>
          </table:table-cell>
          <table:table-cell table:style-name="TableCell113">
            <text:p text:style-name="P114"></text:p>
          </table:table-cell>
          <table:table-cell table:style-name="TableCell115">
            <text:p text:style-name="P116"><text:span text:style-name="T117">Entrez votre nom de naissance ici.</text:span></text:p>
          </table:table-cell>
        </table:table-row>
        <table:table-row table:style-name="TableRow118">
          <table:table-cell table:style-name="TableCell119">
            <text:p text:style-name="P120"><text:span text:style-name="T121">Nom d’usage</text:span></text:p>
          </table:table-cell>
          <table:table-cell table:style-name="TableCell122">
            <text:p text:style-name="P123"><text:span text:style-name="T124"></text:span></text:p>
          </table:table-cell>
          <table:table-cell table:style-name="TableCell125">
            <text:p text:style-name="P126"><text:span text:style-name="T127">Entrez votre nom d’usage</text:span><text:span text:style-name="T128"><text:s/>ici.</text:span></text:p>
          </table:table-cell>
        </table:table-row>
        <table:table-row table:style-name="TableRow129">
          <table:table-cell table:style-name="TableCell130">
            <text:p text:style-name="P131"><text:span text:style-name="T132">Prénom</text:span></text:p>
          </table:table-cell>
          <table:table-cell table:style-name="TableCell133">
            <text:p text:style-name="P134"><text:span text:style-name="T135"></text:span></text:p>
          </table:table-cell>
          <table:table-cell table:style-name="TableCell136">
            <text:p text:style-name="P137"><text:span text:style-name="T138">Entrez votre prénom ici.</text:span></text:p>
          </table:table-cell>
        </table:table-row>
        <table:table-row table:style-name="TableRow139">
          <table:table-cell table:style-name="TableCell140">
            <text:p text:style-name="P141"><text:span text:style-name="T142">Adresse</text:span></text:p>
          </table:table-cell>
          <table:table-cell table:style-name="TableCell143">
            <text:p text:style-name="P144"><text:span text:style-name="T145"></text:span></text:p>
          </table:table-cell>
          <table:table-cell table:style-name="TableCell146" table:number-rows-spanned="2">
            <text:p text:style-name="P147"><text:span text:style-name="T148">Entrez votre adresse ici.</text:span>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covered-table-cell>
            <text:p text:style-name="P154"/>
          </table:covered-table-cell>
        </table:table-row>
      </table:table>
      <text:p text:style-name="P155"/>
      <text:p text:style-name="P156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2">
            <text:p text:style-name="P162">Titre professionnel visé</text:p>
          </table:table-cell>
          <table:covered-table-cell/>
        </table:table-row>
        <table:table-row table:style-name="TableRow163">
          <table:table-cell table:style-name="TableCell164" table:number-columns-spanned="2">
            <text:p text:style-name="P165"/>
          </table:table-cell>
          <table:covered-table-cell/>
        </table:table-row>
        <table:table-row table:style-name="TableRow166">
          <table:table-cell table:style-name="TableCell167" table:number-columns-spanned="2">
            <text:p text:style-name="P168"><text:span text:style-name="T169">Cliquez ici pour entrer l’intitulé du titre professionnel visé.</text:span></text:p>
          </table:table-cell>
          <table:covered-table-cell/>
        </table:table-row>
        <table:table-row table:style-name="TableRow170">
          <table:table-cell table:style-name="TableCell171" table:number-columns-spanned="2">
            <text:p text:style-name="P172"/>
          </table:table-cell>
          <table:covered-table-cell/>
        </table:table-row>
        <table:table-row table:style-name="TableRow173">
          <table:table-cell table:style-name="TableCell174" table:number-columns-spanned="2">
            <text:p text:style-name="P175">Modalité d’accès :</text:p>
          </table:table-cell>
          <table:covered-table-cell/>
        </table:table-row>
        <table:table-row table:style-name="TableRow176">
          <table:table-cell table:style-name="TableCell177" table:number-columns-spanned="2">
            <text:p text:style-name="P178"/>
          </table:table-cell>
          <table:covered-table-cell/>
        </table:table-row>
        <table:table-row table:style-name="TableRow179">
          <table:table-cell table:style-name="TableCell180">
            <text:p text:style-name="P181"><text:span text:style-name="T182">☐</text:span></text:p>
          </table:table-cell>
          <table:table-cell table:style-name="TableCell183">
            <text:p text:style-name="P184"><text:span text:style-name="T185">Parcours de formation</text:span></text:p>
          </table:table-cell>
        </table:table-row>
        <table:table-row table:style-name="TableRow186">
          <table:table-cell table:style-name="TableCell187">
            <text:p text:style-name="P188"><text:span text:style-name="T189">☐</text:span></text:p>
          </table:table-cell>
          <table:table-cell table:style-name="TableCell190">
            <text:p text:style-name="P191">Validation des Acquis de l’Expérience (VAE)</text:p>
          </table:table-cell>
        </table:table-row>
        <table:table-row table:style-name="TableRow192">
          <table:table-cell table:style-name="TableCell193" table:number-columns-spanned="2">
            <text:p text:style-name="P194"/>
          </table:table-cell>
          <table:covered-table-cell/>
        </table:table-row>
      </table:table>
      <text:p text:style-name="P195"/>
      <text:p text:style-name="P196"/>
      <text:soft-page-break/>
      <text:p text:style-name="P197"><text:span text:style-name="T284"><text:s/></text:span></text:p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 table:number-columns-spanned="2">
            <text:p text:style-name="P290"><text:span text:style-name="T291">Présentation du dossier</text:span></text:p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/>
          </table:table-cell>
          <table:covered-table-cell/>
        </table:table-row>
        <table:table-row table:style-name="TableRow295">
          <table:table-cell table:style-name="TableCell296" table:number-columns-spanned="2">
            <text:p text:style-name="P297"/>
          </table:table-cell>
          <table:covered-table-cell/>
        </table:table-row>
        <table:table-row table:style-name="TableRow298">
          <table:table-cell table:style-name="TableCell299" table:number-columns-spanned="2">
            <text:p text:style-name="P300"/>
            <text:p text:style-name="P301"><text:span text:style-name="T302">Le dossier professionnel (DP) constitue un élément du système de validation du titre<text:s/></text:span><text:span text:style-name="T303">professionnel.</text:span><text:span text:style-name="T304"><text:line-break/></text:span><text:span text:style-name="T305">Ce titre est délivré par le Ministère chargé de l’emploi.</text:span></text:p>
            <text:p text:style-name="P306"><text:span text:style-name="T307">Le DP appartient au candidat. Il le conserve, l’actualise durant son parcours et le présente<text:s/></text:span><text:span text:style-name="T308">obligatoirement à chaque session d’examen</text:span><text:span text:style-name="T309">.</text:span></text:p>
            <text:p text:style-name="P310">Pour rédiger le DP, le candidat peut être aidé par un formateur ou par un accompagnateur VAE.<text:s/></text:p>
            <text:p text:style-name="P311">Il est consulté par le jury au moment de la session d’examen.</text:p>
            <text:p text:style-name="P312"/>
            <text:p text:style-name="P313">Pour prendre sa décision, le jury dispose :<text:s/></text:p>
            <text:list text:style-name="LFO7" text:continue-numbering="true">
              <text:list-item>
                <text:p text:style-name="P314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315"/>
            <text:list text:style-name="LFO7" text:continue-numbering="true">
              <text:list-item>
                <text:p text:style-name="P316"><text:span text:style-name="T317">du<text:s/></text:span><text:span text:style-name="T318">Dossier Professionnel</text:span><text:span text:style-name="T319"><text:s/>(DP) dans lequel le candidat a consigné les preuves de sa pratique professionnelle</text:span><text:span text:style-name="T320">.</text:span></text:p>
              </text:list-item>
            </text:list>
            <text:p text:style-name="P321"/>
            <text:list text:style-name="LFO7" text:continue-numbering="true">
              <text:list-item>
                <text:p text:style-name="P322">des résultats des évaluations passées en cours de formation lorsque le candidat évalué est issu d’un parcours de formation</text:p>
              </text:list-item>
            </text:list>
            <text:p text:style-name="P323"/>
            <text:list text:style-name="LFO7" text:continue-numbering="true">
              <text:list-item>
                <text:p text:style-name="P324">de l’entretien final (dans le cadre de la session titre).</text:p>
              </text:list-item>
            </text:list>
            <text:p text:style-name="P325"/>
            <text:p text:style-name="P326"><text:span text:style-name="T327"><text:tab/></text:span><text:span text:style-name="T328"><text:tab/></text:span><text:span text:style-name="T329">[Arrêté du 22 décembre 2015, relatif aux conditions de délivrance des titres professionnels</text:span></text:p>
            <text:p text:style-name="P330">du ministère chargé de l’Emploi]</text:p>
            <text:p text:style-name="P331"/>
            <text:p text:style-name="P332">Ce dossier comporte :</text:p>
            <text:list text:style-name="LFO5" text:continue-numbering="true">
              <text:list-item>
                <text:p text:style-name="P333">pour chaque activité-type du titre visé, un à trois exemples de pratique professionnelle ;<text:s/></text:p>
              </text:list-item>
              <text:list-item>
                <text:p text:style-name="P334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335">une déclaration sur l’honneur à compléter et à signer ;</text:p>
              </text:list-item>
              <text:list-item>
                <text:p text:style-name="P336">des documents illustrant la pratique professionnelle du candidat (facultatif)</text:p>
              </text:list-item>
              <text:list-item>
                <text:p text:style-name="P337"><text:span text:style-name="T338">des annexes, si nécessaire.</text:span></text:p>
              </text:list-item>
            </text:list>
          </table:table-cell>
          <table:covered-table-cell/>
        </table:table-row>
        <table:table-row table:style-name="TableRow339">
          <table:table-cell table:style-name="TableCell340" table:number-columns-spanned="2">
            <text:p text:style-name="P341"><text:span text:style-name="T342">Pour compléter ce dossier, le candidat dispose d’un site web en accès libre sur le site.</text:span></text:p>
          </table:table-cell>
          <table:covered-table-cell/>
        </table:table-row>
        <table:table-row table:style-name="TableRow343">
          <table:table-cell table:style-name="TableCell344">
            <text:p text:style-name="P345"><text:span text:style-name="T346"></text:span></text:p>
          </table:table-cell>
          <table:table-cell table:style-name="TableCell347">
            <text:p text:style-name="P348"><text:a xlink:href="http://travail-emploi.gouv.fr/titres-professionnels" office:target-frame-name="_top" xlink:show="replace"><text:span text:style-name="T349">http://travail-emploi.gouv.fr/titres-professionnels</text:span></text:a></text:p>
          </table:table-cell>
        </table:table-row>
      </table:table>
      <text:p text:style-name="P350"/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 table:number-columns-spanned="4">
            <text:soft-page-break/>
            <text:p text:style-name="P358"><text:span text:style-name="T359">Sommaire</text:span></text:p>
          </table:table-cell>
          <table:covered-table-cell/>
          <table:covered-table-cell/>
          <table:covered-table-cell/>
        </table:table-row>
        <table:table-row table:style-name="TableRow360">
          <table:table-cell table:style-name="TableCell361" table:number-columns-spanned="3">
            <text:p text:style-name="P362"/>
            <text:p text:style-name="P363">Exemples de pratique professionnelle</text:p>
            <text:p text:style-name="P364"/>
          </table:table-cell>
          <table:covered-table-cell/>
          <table:covered-table-cell/>
          <table:table-cell>
            <text:p text:style-name="P364"/>
          </table:table-cell>
        </table:table-row>
        <table:table-row table:style-name="TableRow365">
          <table:table-cell table:style-name="TableCell366" table:number-columns-spanned="2">
            <text:p text:style-name="P367"><text:span text:style-name="T368">Intitulé de l’activité-type n°<text:s/></text:span><text:span text:style-name="T369">1</text:span></text:p>
          </table:table-cell>
          <table:covered-table-cell/>
          <table:table-cell table:style-name="TableCell370">
            <text:p text:style-name="P371"><text:span text:style-name="T372">p.</text:span></text:p>
          </table:table-cell>
          <table:table-cell table:style-name="TableCell373">
            <text:p text:style-name="P374">5</text:p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><text:span text:style-name="T380"></text:span><text:span text:style-name="T381"><text:s/></text:span><text:span text:style-name="T382">Intitulé de l’exemple</text:span><text:span text:style-name="T383"><text:s/>n° 1 </text:span><text:span text:style-name="T384"><text:s/></text:span><text:span text:style-name="T385"><text:tab/>p.</text:span></text:p>
          </table:table-cell>
          <table:table-cell table:style-name="TableCell386">
            <text:p text:style-name="P387">p.</text:p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><text:span text:style-name="T395"></text:span><text:span text:style-name="T396"><text:s/>Intitulé de l’exemple n° 2 </text:span><text:span text:style-name="T397"><text:s/></text:span><text:span text:style-name="T398"><text:tab/>p.</text:span></text:p>
          </table:table-cell>
          <table:table-cell table:style-name="TableCell399">
            <text:p text:style-name="P400">p.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><text:span text:style-name="T408"></text:span><text:span text:style-name="T409"><text:s/></text:span><text:span text:style-name="T410">Intitulé de l’exemple n°<text:s/></text:span><text:span text:style-name="T411">3 </text:span><text:span text:style-name="T412"><text:s/></text:span><text:span text:style-name="T413"><text:tab/>p</text:span></text:p>
          </table:table-cell>
          <table:table-cell table:style-name="TableCell414">
            <text:p text:style-name="P415">p.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 table:number-columns-spanned="2">
            <text:p text:style-name="P429"><text:span text:style-name="T430">Intitulé de l’activité-type n° 2</text:span></text:p>
          </table:table-cell>
          <table:covered-table-cell/>
          <table:table-cell table:style-name="TableCell431">
            <text:p text:style-name="P432"><text:span text:style-name="T433">p.</text:span>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/>
          </table:table-cell>
          <table:table-cell table:style-name="TableCell439">
            <text:p text:style-name="P440"><text:span text:style-name="T441"></text:span><text:span text:style-name="T442"><text:s/></text:span><text:span text:style-name="T443">Intitulé de l’exemple n° 1 <text:s/></text:span><text:span text:style-name="T444"><text:tab/>p.</text:span></text:p>
          </table:table-cell>
          <table:table-cell table:style-name="TableCell445">
            <text:p text:style-name="P446">p.</text:p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/>
          </table:table-cell>
          <table:table-cell table:style-name="TableCell452">
            <text:p text:style-name="P453"><text:span text:style-name="T454"></text:span><text:span text:style-name="T455"><text:s/>Intitulé de l’exemple n° 2 </text:span><text:span text:style-name="T456"><text:s/></text:span><text:span text:style-name="T457"><text:tab/>p.</text:span></text:p>
          </table:table-cell>
          <table:table-cell table:style-name="TableCell458">
            <text:p text:style-name="P459">p.</text:p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/>
          </table:table-cell>
          <table:table-cell table:style-name="TableCell465">
            <text:p text:style-name="P466"><text:span text:style-name="T467"></text:span><text:span text:style-name="T468"><text:s/></text:span><text:span text:style-name="T469">Intitulé de l’exemple n°<text:s/></text:span><text:span text:style-name="T470">3 </text:span><text:span text:style-name="T471"><text:s/></text:span><text:span text:style-name="T472"><text:tab/>p</text:span></text:p>
          </table:table-cell>
          <table:table-cell table:style-name="TableCell473">
            <text:p text:style-name="P474">p.</text:p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 table:number-columns-spanned="2">
            <text:p text:style-name="P488"><text:span text:style-name="T489">Intitulé de l’activité-type n° 3</text:span></text:p>
          </table:table-cell>
          <table:covered-table-cell/>
          <table:table-cell table:style-name="TableCell490">
            <text:p text:style-name="P491"><text:span text:style-name="T492">p.</text:span></text:p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/>
          </table:table-cell>
          <table:table-cell table:style-name="TableCell498">
            <text:p text:style-name="P499"><text:span text:style-name="T500"></text:span><text:span text:style-name="T501"><text:s/>Intitulé de l’exemple n° 1 <text:s/></text:span><text:span text:style-name="T502"><text:tab/>p.</text:span></text:p>
          </table:table-cell>
          <table:table-cell table:style-name="TableCell503">
            <text:p text:style-name="P504">p.</text:p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/>
          </table:table-cell>
          <table:table-cell table:style-name="TableCell510">
            <text:p text:style-name="P511"><text:span text:style-name="T512"></text:span><text:span text:style-name="T513"><text:s/>Intitulé de l’exemple n° 2 <text:s/></text:span><text:span text:style-name="T514"><text:tab/>p.</text:span></text:p>
          </table:table-cell>
          <table:table-cell table:style-name="TableCell515">
            <text:p text:style-name="P516">p.</text:p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><text:span text:style-name="T524"></text:span><text:span text:style-name="T525"><text:s/>Intitulé de l’exemple n° 3 <text:s/></text:span><text:span text:style-name="T526"><text:tab/>p</text:span></text:p>
          </table:table-cell>
          <table:table-cell table:style-name="TableCell527">
            <text:p text:style-name="P528">p.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 table:number-columns-spanned="2">
            <text:p text:style-name="P542"><text:span text:style-name="T543">Intitulé de l’activité-type n° 4</text:span></text:p>
          </table:table-cell>
          <table:covered-table-cell/>
          <table:table-cell table:style-name="TableCell544">
            <text:p text:style-name="P545"><text:span text:style-name="T546">p.</text:span></text:p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><text:span text:style-name="T554"></text:span><text:span text:style-name="T555"><text:s/>Intitulé de l’exemple n° 1 <text:s/></text:span><text:span text:style-name="T556"><text:tab/>p.</text:span></text:p>
          </table:table-cell>
          <table:table-cell table:style-name="TableCell557">
            <text:p text:style-name="P558">p.</text:p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/>
          </table:table-cell>
          <table:table-cell table:style-name="TableCell564">
            <text:p text:style-name="P565"><text:span text:style-name="T566"></text:span><text:span text:style-name="T567"><text:s/>Intitulé de l’exemple n° 2 <text:s/></text:span><text:span text:style-name="T568"><text:tab/>p.</text:span></text:p>
          </table:table-cell>
          <table:table-cell table:style-name="TableCell569">
            <text:p text:style-name="P570">p.</text:p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><text:span text:style-name="T578"></text:span><text:span text:style-name="T579"><text:s/>Intitulé de l’exemple n° 3 <text:s/></text:span><text:span text:style-name="T580"><text:tab/>p</text:span></text:p>
          </table:table-cell>
          <table:table-cell table:style-name="TableCell581">
            <text:p text:style-name="P582">p.</text:p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 table:number-columns-spanned="2">
            <text:p text:style-name="P596"><text:span text:style-name="T597">Titres, diplômes, CQP, attestations de formation<text:s/></text:span><text:span text:style-name="T598">(facultatif)</text:span></text:p>
          </table:table-cell>
          <table:covered-table-cell/>
          <table:table-cell table:style-name="TableCell599">
            <text:p text:style-name="P600">p.</text:p>
          </table:table-cell>
          <table:table-cell table:style-name="TableCell601">
            <text:p text:style-name="P602"/>
          </table:table-cell>
        </table:table-row>
        <table:table-row table:style-name="TableRow603">
          <table:table-cell table:style-name="TableCell604" table:number-columns-spanned="2">
            <text:p text:style-name="P605"><text:span text:style-name="T606">Déclaration sur l’honneur</text:span></text:p>
          </table:table-cell>
          <table:covered-table-cell/>
          <table:table-cell table:style-name="TableCell607">
            <text:p text:style-name="P608">p.</text:p>
          </table:table-cell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 table:number-columns-spanned="2">
            <text:p text:style-name="P613"><text:span text:style-name="T614">Documents illustrant la pratique professionnelle<text:s/></text:span><text:span text:style-name="T615">(facultatif)</text:span></text:p>
          </table:table-cell>
          <table:covered-table-cell/>
          <table:table-cell table:style-name="TableCell616">
            <text:p text:style-name="P617">p.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 table:number-columns-spanned="2">
            <text:p text:style-name="P622"><text:span text:style-name="T623">Annexes<text:s/></text:span><text:span text:style-name="T624">(S</text:span><text:span text:style-name="T625">i le RC le prévoit)</text:span></text:p>
          </table:table-cell>
          <table:covered-table-cell/>
          <table:table-cell table:style-name="TableCell626">
            <text:p text:style-name="P627">p.</text:p>
          </table:table-cell>
          <table:table-cell table:style-name="TableCell628">
            <text:p text:style-name="P629"/>
          </table:table-cell>
        </table:table-row>
      </table:table>
      <text:p text:style-name="P630"/>
      <text:p text:style-name="P631"/>
      <text:p text:style-name="P632"/>
      <text:p text:style-name="P633"/>
      <text:p text:style-name="P634"/>
      <text:p text:style-name="P635">Exemples de pratique</text:p>
      <text:p text:style-name="P636">professionnelle</text:p>
      <text:p text:style-name="P637"/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soft-page-break/>
            <text:p text:style-name="P648">Activité-type<text:s/></text:p>
          </table:table-cell>
          <table:table-cell table:style-name="TableCell649">
            <text:p text:style-name="P650"><text:span text:style-name="T651">1</text:span></text:p>
          </table:table-cell>
          <table:table-cell table:style-name="TableCell652" table:number-columns-spanned="4">
            <text:p text:style-name="P653"><text:span text:style-name="T654">Cliquez ici pour entrer l’intitulé de l’activité</text:span></text:p>
          </table:table-cell>
          <table:covered-table-cell/>
          <table:covered-table-cell/>
          <table:covered-table-cell/>
        </table:table-row>
        <table:table-row table:style-name="TableRow655">
          <table:table-cell table:style-name="TableCell656" table:number-columns-spanned="2">
            <text:p text:style-name="P657"><text:span text:style-name="T658">Exemple n°1</text:span><text:span text:style-name="T659"><text:s text:c="2"/></text:span><text:span text:style-name="T660"></text:span></text:p>
          </table:table-cell>
          <table:covered-table-cell/>
          <table:table-cell table:style-name="TableCell661" table:number-columns-spanned="4">
            <text:p text:style-name="P662"><text:span text:style-name="T663">Cliquez ici pour entrer l’intitulé de l’exemple</text:span></text:p>
          </table:table-cell>
          <table:covered-table-cell/>
          <table:covered-table-cell/>
          <table:covered-table-cell/>
        </table:table-row>
        <table:table-row table:style-name="TableRow664">
          <table:table-cell table:style-name="TableCell665" table:number-columns-spanned="6">
            <text:p text:style-name="P6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7">
          <table:table-cell table:style-name="TableCell668" table:number-columns-spanned="6">
            <text:p text:style-name="P6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0">
          <table:table-cell table:style-name="TableCell671" table:number-columns-spanned="6">
            <text:p text:style-name="P67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3">
          <table:table-cell table:style-name="TableCell674" table:number-columns-spanned="6">
            <text:p text:style-name="P6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6">
          <table:table-cell table:style-name="TableCell677" table:number-columns-spanned="6">
            <text:p text:style-name="P6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9">
          <table:table-cell table:style-name="TableCell680" table:number-columns-spanned="6">
            <text:p text:style-name="P6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2">
          <table:table-cell table:style-name="TableCell683" table:number-columns-spanned="5">
            <text:p text:style-name="P684"/>
          </table:table-cell>
          <table:covered-table-cell/>
          <table:covered-table-cell/>
          <table:covered-table-cell/>
          <table:covered-table-cell/>
          <table:table-cell>
            <text:p text:style-name="P684"/>
          </table:table-cell>
        </table:table-row>
        <table:table-row table:style-name="TableRow685">
          <table:table-cell table:style-name="TableCell686" table:number-columns-spanned="6">
            <text:p text:style-name="P68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8">
          <table:table-cell table:style-name="TableCell689" table:number-columns-spanned="6">
            <text:p text:style-name="P69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1">
          <table:table-cell table:style-name="TableCell692" table:number-columns-spanned="6">
            <text:p text:style-name="P69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4">
          <table:table-cell table:style-name="TableCell695" table:number-columns-spanned="6">
            <text:p text:style-name="P69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7">
          <table:table-cell table:style-name="TableCell698" table:number-columns-spanned="6">
            <text:p text:style-name="P6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0">
          <table:table-cell table:style-name="TableCell701" table:number-columns-spanned="6">
            <text:p text:style-name="P7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3">
          <table:table-cell table:style-name="TableCell704" table:number-columns-spanned="6">
            <text:p text:style-name="P7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6">
          <table:table-cell table:style-name="TableCell707" table:number-columns-spanned="6">
            <text:p text:style-name="P708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9">
          <table:table-cell table:style-name="TableCell710" table:number-columns-spanned="6">
            <text:p text:style-name="P7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2">
          <table:table-cell table:style-name="TableCell713" table:number-columns-spanned="6">
            <text:p text:style-name="P7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5">
          <table:table-cell table:style-name="TableCell716" table:number-columns-spanned="6">
            <text:p text:style-name="P7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8">
          <table:table-cell table:style-name="TableCell719" table:number-columns-spanned="5">
            <text:p text:style-name="P720"/>
          </table:table-cell>
          <table:covered-table-cell/>
          <table:covered-table-cell/>
          <table:covered-table-cell/>
          <table:covered-table-cell/>
          <table:table-cell>
            <text:p text:style-name="P720"/>
          </table:table-cell>
        </table:table-row>
        <table:table-row table:style-name="TableRow721">
          <table:table-cell table:style-name="TableCell722" table:number-columns-spanned="6">
            <text:p text:style-name="P7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24">
          <table:table-cell table:style-name="TableCell725" table:number-columns-spanned="6">
            <text:p text:style-name="P726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27">
          <table:table-cell table:style-name="TableCell728" table:number-columns-spanned="4">
            <text:p text:style-name="P729"/>
          </table:table-cell>
          <table:covered-table-cell/>
          <table:covered-table-cell/>
          <table:covered-table-cell/>
          <table:table-cell table:style-name="TableCell730" table:number-columns-spanned="2">
            <text:p text:style-name="P731"/>
          </table:table-cell>
          <table:covered-table-cell/>
        </table:table-row>
        <table:table-row table:style-name="TableRow732">
          <table:table-cell table:style-name="TableCell733" table:number-columns-spanned="4">
            <text:p text:style-name="P734"><text:span text:style-name="T735">Nom de l’entreprise, organisme ou association</text:span><text:span text:style-name="T736"><text:s text:c="2"/></text:span><text:span text:style-name="T737"></text:span></text:p>
          </table:table-cell>
          <table:covered-table-cell/>
          <table:covered-table-cell/>
          <table:covered-table-cell/>
          <table:table-cell table:style-name="TableCell738" table:number-columns-spanned="2">
            <text:p text:style-name="P739"><text:span text:style-name="T740">Cliquez ici pour taper du texte.</text:span></text:p>
          </table:table-cell>
          <table:covered-table-cell/>
        </table:table-row>
        <table:table-row table:style-name="TableRow741">
          <table:table-cell table:style-name="TableCell742" table:number-columns-spanned="3">
            <text:p text:style-name="P743"><text:span text:style-name="T744">Chantier, atelier, service</text:span><text:span text:style-name="T745"><text:tab/></text:span><text:span text:style-name="T746"></text:span></text:p>
          </table:table-cell>
          <table:covered-table-cell/>
          <table:covered-table-cell/>
          <table:table-cell table:style-name="TableCell747" table:number-columns-spanned="3">
            <text:p text:style-name="P748"><text:span text:style-name="T749">Cliquez ici pour taper du texte.</text:span></text:p>
          </table:table-cell>
          <table:covered-table-cell/>
          <table:covered-table-cell/>
        </table:table-row>
        <table:table-row table:style-name="TableRow750">
          <table:table-cell table:style-name="TableCell751" table:number-columns-spanned="6">
            <text:p text:style-name="P752"><text:span text:style-name="T753">Période d’exercice</text:span><text:span text:style-name="T754"><text:s text:c="2"/></text:span><text:span text:style-name="T755"><text:tab/></text:span><text:span text:style-name="T756"></text:span><text:span text:style-name="T757"></text:span><text:span text:style-name="T758"></text:span><text:span text:style-name="T759"></text:span><text:span text:style-name="T760"></text:span><text:span text:style-name="T761">Du :</text:span><text:span text:style-name="T762"><text:tab/></text:span><text:span text:style-name="T763">Cliquez ici</text:span><text:span text:style-name="T764"><text:tab/></text:span><text:span text:style-name="T765">au :</text:span><text:span text:style-name="T766"><text:tab/></text:span><text:span text:style-name="T767">Cliquez i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8">
          <table:table-cell table:style-name="TableCell769" table:number-columns-spanned="5">
            <text:p text:style-name="P770"/>
          </table:table-cell>
          <table:covered-table-cell/>
          <table:covered-table-cell/>
          <table:covered-table-cell/>
          <table:covered-table-cell/>
          <table:table-cell>
            <text:p text:style-name="P770"/>
          </table:table-cell>
        </table:table-row>
        <table:table-row table:style-name="TableRow771">
          <table:table-cell table:style-name="TableCell772" table:number-columns-spanned="5">
            <text:p text:style-name="P773"/>
          </table:table-cell>
          <table:covered-table-cell/>
          <table:covered-table-cell/>
          <table:covered-table-cell/>
          <table:covered-table-cell/>
          <table:table-cell>
            <text:p text:style-name="P773"/>
          </table:table-cell>
        </table:table-row>
        <table:table-row table:style-name="TableRow774">
          <table:table-cell table:style-name="TableCell775" table:number-columns-spanned="5">
            <text:p text:style-name="P776"><text:span text:style-name="T777">5. Informations complémentaires<text:s/></text:span><text:span text:style-name="T778">(facultatif)</text:span></text:p>
          </table:table-cell>
          <table:covered-table-cell/>
          <table:covered-table-cell/>
          <table:covered-table-cell/>
          <table:covered-table-cell/>
          <table:table-cell>
            <text:p text:style-name="P776"/>
          </table:table-cell>
        </table:table-row>
        <table:table-row table:style-name="TableRow779">
          <table:table-cell table:style-name="TableCell780" table:number-columns-spanned="6">
            <text:p text:style-name="P7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2">
          <table:table-cell table:style-name="TableCell783" table:number-columns-spanned="6">
            <text:p text:style-name="P78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5">
          <table:table-cell table:style-name="TableCell786" table:number-columns-spanned="6">
            <text:p text:style-name="P78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788"/>
      <text:p text:style-name="Normal"/>
      <table:table table:style-name="Table789">
        <table:table-columns>
          <table:table-column table:style-name="TableColumn790"/>
          <table:table-column table:style-name="TableColumn791"/>
          <table:table-column table:style-name="TableColumn792"/>
          <table:table-column table:style-name="TableColumn793"/>
          <table:table-column table:style-name="TableColumn794"/>
          <table:table-column table:style-name="TableColumn795"/>
        </table:table-columns>
        <table:table-row table:style-name="TableRow796">
          <table:table-cell table:style-name="TableCell797">
            <text:p text:style-name="P798">Activité-type<text:s/></text:p>
          </table:table-cell>
          <table:table-cell table:style-name="TableCell799">
            <text:p text:style-name="P800"><text:span text:style-name="T801">2</text:span></text:p>
          </table:table-cell>
          <table:table-cell table:style-name="TableCell802" table:number-columns-spanned="4">
            <text:p text:style-name="P803"><text:span text:style-name="T804">Cliquez ici pour entrer l’intitulé de l’activité</text:span></text:p>
          </table:table-cell>
          <table:covered-table-cell/>
          <table:covered-table-cell/>
          <table:covered-table-cell/>
        </table:table-row>
        <table:table-row table:style-name="TableRow805">
          <table:table-cell table:style-name="TableCell806" table:number-columns-spanned="2">
            <text:p text:style-name="P807"><text:span text:style-name="T808">Exemple n° 1</text:span><text:span text:style-name="T809"><text:s text:c="2"/></text:span><text:span text:style-name="T810"></text:span></text:p>
          </table:table-cell>
          <table:covered-table-cell/>
          <table:table-cell table:style-name="TableCell811" table:number-columns-spanned="4">
            <text:p text:style-name="P812"><text:span text:style-name="T813">Cliquez ici pour entrer l’intitulé de l’exemple</text:span></text:p>
          </table:table-cell>
          <table:covered-table-cell/>
          <table:covered-table-cell/>
          <table:covered-table-cell/>
        </table:table-row>
        <table:table-row table:style-name="TableRow814">
          <table:table-cell table:style-name="TableCell815" table:number-columns-spanned="6">
            <text:p text:style-name="P8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7">
          <table:table-cell table:style-name="TableCell818" table:number-columns-spanned="6">
            <text:p text:style-name="P8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20">
          <table:table-cell table:style-name="TableCell821" table:number-columns-spanned="6">
            <text:p text:style-name="P82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23">
          <table:table-cell table:style-name="TableCell824" table:number-columns-spanned="6">
            <text:p text:style-name="P8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26">
          <table:table-cell table:style-name="TableCell827" table:number-columns-spanned="6">
            <text:p text:style-name="P8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29">
          <table:table-cell table:style-name="TableCell830" table:number-columns-spanned="6">
            <text:p text:style-name="P8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32">
          <table:table-cell table:style-name="TableCell833" table:number-columns-spanned="5">
            <text:p text:style-name="P834"/>
          </table:table-cell>
          <table:covered-table-cell/>
          <table:covered-table-cell/>
          <table:covered-table-cell/>
          <table:covered-table-cell/>
          <table:table-cell>
            <text:p text:style-name="P834"/>
          </table:table-cell>
        </table:table-row>
        <table:table-row table:style-name="TableRow835">
          <table:table-cell table:style-name="TableCell836" table:number-columns-spanned="6">
            <text:p text:style-name="P8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38">
          <table:table-cell table:style-name="TableCell839" table:number-columns-spanned="6">
            <text:p text:style-name="P84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1">
          <table:table-cell table:style-name="TableCell842" table:number-columns-spanned="6">
            <text:p text:style-name="P8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4">
          <table:table-cell table:style-name="TableCell845" table:number-columns-spanned="6">
            <text:p text:style-name="P8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7">
          <table:table-cell table:style-name="TableCell848" table:number-columns-spanned="6">
            <text:p text:style-name="P8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0">
          <table:table-cell table:style-name="TableCell851" table:number-columns-spanned="6">
            <text:p text:style-name="P8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3">
          <table:table-cell table:style-name="TableCell854" table:number-columns-spanned="6">
            <text:p text:style-name="P8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6">
          <table:table-cell table:style-name="TableCell857" table:number-columns-spanned="6">
            <text:p text:style-name="P858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9">
          <table:table-cell table:style-name="TableCell860" table:number-columns-spanned="6">
            <text:p text:style-name="P8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2">
          <table:table-cell table:style-name="TableCell863" table:number-columns-spanned="6">
            <text:p text:style-name="P8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5">
          <table:table-cell table:style-name="TableCell866" table:number-columns-spanned="6">
            <text:p text:style-name="P8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8">
          <table:table-cell table:style-name="TableCell869" table:number-columns-spanned="5">
            <text:p text:style-name="P870"/>
          </table:table-cell>
          <table:covered-table-cell/>
          <table:covered-table-cell/>
          <table:covered-table-cell/>
          <table:covered-table-cell/>
          <table:table-cell>
            <text:p text:style-name="P870"/>
          </table:table-cell>
        </table:table-row>
        <table:table-row table:style-name="TableRow871">
          <table:table-cell table:style-name="TableCell872" table:number-columns-spanned="6">
            <text:p text:style-name="P8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74">
          <table:table-cell table:style-name="TableCell875" table:number-columns-spanned="6">
            <text:p text:style-name="P876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77">
          <table:table-cell table:style-name="TableCell878" table:number-columns-spanned="4">
            <text:p text:style-name="P879"/>
          </table:table-cell>
          <table:covered-table-cell/>
          <table:covered-table-cell/>
          <table:covered-table-cell/>
          <table:table-cell table:style-name="TableCell880" table:number-columns-spanned="2">
            <text:p text:style-name="P881"/>
          </table:table-cell>
          <table:covered-table-cell/>
        </table:table-row>
        <table:table-row table:style-name="TableRow882">
          <table:table-cell table:style-name="TableCell883" table:number-columns-spanned="4">
            <text:p text:style-name="P884"><text:span text:style-name="T885">Nom de l’entreprise, organisme ou association</text:span><text:span text:style-name="T886"><text:s text:c="2"/></text:span><text:span text:style-name="T887"></text:span></text:p>
          </table:table-cell>
          <table:covered-table-cell/>
          <table:covered-table-cell/>
          <table:covered-table-cell/>
          <table:table-cell table:style-name="TableCell888" table:number-columns-spanned="2">
            <text:p text:style-name="P889"><text:span text:style-name="T890">Cliquez ici pour taper du texte.</text:span></text:p>
          </table:table-cell>
          <table:covered-table-cell/>
        </table:table-row>
        <table:table-row table:style-name="TableRow891">
          <table:table-cell table:style-name="TableCell892" table:number-columns-spanned="3">
            <text:p text:style-name="P893"><text:span text:style-name="T894">Chantier, atelier, service</text:span><text:span text:style-name="T895"><text:tab/></text:span><text:span text:style-name="T896"></text:span></text:p>
          </table:table-cell>
          <table:covered-table-cell/>
          <table:covered-table-cell/>
          <table:table-cell table:style-name="TableCell897" table:number-columns-spanned="3">
            <text:p text:style-name="P898"><text:span text:style-name="T899">Cliquez ici pour taper du texte.</text:span></text:p>
          </table:table-cell>
          <table:covered-table-cell/>
          <table:covered-table-cell/>
        </table:table-row>
        <table:table-row table:style-name="TableRow900">
          <table:table-cell table:style-name="TableCell901" table:number-columns-spanned="6">
            <text:p text:style-name="P902"><text:span text:style-name="T903">Période d’exercice</text:span><text:span text:style-name="T904"><text:s text:c="2"/></text:span><text:span text:style-name="T905"><text:tab/></text:span><text:span text:style-name="T906"></text:span><text:span text:style-name="T907"></text:span><text:span text:style-name="T908"></text:span><text:span text:style-name="T909"></text:span><text:span text:style-name="T910"></text:span><text:span text:style-name="T911">Du :</text:span><text:span text:style-name="T912"><text:tab/></text:span><text:span text:style-name="T913">Cliquez ici</text:span><text:span text:style-name="T914"><text:tab/></text:span><text:span text:style-name="T915">au :</text:span><text:span text:style-name="T916"><text:tab/></text:span><text:span text:style-name="T917">Cliquez i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8">
          <table:table-cell table:style-name="TableCell919" table:number-columns-spanned="5">
            <text:p text:style-name="P920"/>
          </table:table-cell>
          <table:covered-table-cell/>
          <table:covered-table-cell/>
          <table:covered-table-cell/>
          <table:covered-table-cell/>
          <table:table-cell>
            <text:p text:style-name="P920"/>
          </table:table-cell>
        </table:table-row>
        <table:table-row table:style-name="TableRow921">
          <table:table-cell table:style-name="TableCell922" table:number-columns-spanned="5">
            <text:p text:style-name="P923"/>
          </table:table-cell>
          <table:covered-table-cell/>
          <table:covered-table-cell/>
          <table:covered-table-cell/>
          <table:covered-table-cell/>
          <table:table-cell>
            <text:p text:style-name="P923"/>
          </table:table-cell>
        </table:table-row>
        <table:table-row table:style-name="TableRow924">
          <table:table-cell table:style-name="TableCell925" table:number-columns-spanned="5">
            <text:p text:style-name="P926"><text:span text:style-name="T927">5. Informations complémentaires<text:s/></text:span><text:span text:style-name="T928">(facultatif)</text:span></text:p>
          </table:table-cell>
          <table:covered-table-cell/>
          <table:covered-table-cell/>
          <table:covered-table-cell/>
          <table:covered-table-cell/>
          <table:table-cell>
            <text:p text:style-name="P926"/>
          </table:table-cell>
        </table:table-row>
        <table:table-row table:style-name="TableRow929">
          <table:table-cell table:style-name="TableCell930" table:number-columns-spanned="6">
            <text:p text:style-name="P9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2">
          <table:table-cell table:style-name="TableCell933" table:number-columns-spanned="6">
            <text:p text:style-name="P9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5">
          <table:table-cell table:style-name="TableCell936" table:number-columns-spanned="6">
            <text:p text:style-name="P9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938"/>
      <text:p text:style-name="Normal"/>
      <table:table table:style-name="Table939">
        <table:table-columns>
          <table:table-column table:style-name="TableColumn940"/>
          <table:table-column table:style-name="TableColumn941"/>
          <table:table-column table:style-name="TableColumn942"/>
          <table:table-column table:style-name="TableColumn943"/>
          <table:table-column table:style-name="TableColumn944"/>
          <table:table-column table:style-name="TableColumn945"/>
        </table:table-columns>
        <table:table-row table:style-name="TableRow946">
          <table:table-cell table:style-name="TableCell947">
            <text:p text:style-name="P948">Activité-type<text:s/></text:p>
          </table:table-cell>
          <table:table-cell table:style-name="TableCell949">
            <text:p text:style-name="P950"><text:span text:style-name="T951">3</text:span></text:p>
          </table:table-cell>
          <table:table-cell table:style-name="TableCell952" table:number-columns-spanned="4">
            <text:p text:style-name="P953"><text:span text:style-name="T954">Cliquez ici pour entrer l’intitulé de l’activité</text:span></text:p>
          </table:table-cell>
          <table:covered-table-cell/>
          <table:covered-table-cell/>
          <table:covered-table-cell/>
        </table:table-row>
        <table:table-row table:style-name="TableRow955">
          <table:table-cell table:style-name="TableCell956" table:number-columns-spanned="2">
            <text:p text:style-name="P957"><text:span text:style-name="T958">Exemple n° 1</text:span><text:span text:style-name="T959"><text:s text:c="2"/></text:span><text:span text:style-name="T960"></text:span></text:p>
          </table:table-cell>
          <table:covered-table-cell/>
          <table:table-cell table:style-name="TableCell961" table:number-columns-spanned="4">
            <text:p text:style-name="P962"><text:span text:style-name="T963">Cliquez ici pour entrer l’intitulé de l’exemple</text:span></text:p>
          </table:table-cell>
          <table:covered-table-cell/>
          <table:covered-table-cell/>
          <table:covered-table-cell/>
        </table:table-row>
        <table:table-row table:style-name="TableRow964">
          <table:table-cell table:style-name="TableCell965" table:number-columns-spanned="6">
            <text:p text:style-name="P9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7">
          <table:table-cell table:style-name="TableCell968" table:number-columns-spanned="6">
            <text:p text:style-name="P9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0">
          <table:table-cell table:style-name="TableCell971" table:number-columns-spanned="6">
            <text:p text:style-name="P97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3">
          <table:table-cell table:style-name="TableCell974" table:number-columns-spanned="6">
            <text:p text:style-name="P9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6">
          <table:table-cell table:style-name="TableCell977" table:number-columns-spanned="6">
            <text:p text:style-name="P9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9">
          <table:table-cell table:style-name="TableCell980" table:number-columns-spanned="6">
            <text:p text:style-name="P9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82">
          <table:table-cell table:style-name="TableCell983" table:number-columns-spanned="5">
            <text:p text:style-name="P984"/>
          </table:table-cell>
          <table:covered-table-cell/>
          <table:covered-table-cell/>
          <table:covered-table-cell/>
          <table:covered-table-cell/>
          <table:table-cell>
            <text:p text:style-name="P984"/>
          </table:table-cell>
        </table:table-row>
        <table:table-row table:style-name="TableRow985">
          <table:table-cell table:style-name="TableCell986" table:number-columns-spanned="6">
            <text:p text:style-name="P98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88">
          <table:table-cell table:style-name="TableCell989" table:number-columns-spanned="6">
            <text:p text:style-name="P99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91">
          <table:table-cell table:style-name="TableCell992" table:number-columns-spanned="6">
            <text:p text:style-name="P99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94">
          <table:table-cell table:style-name="TableCell995" table:number-columns-spanned="6">
            <text:p text:style-name="P99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97">
          <table:table-cell table:style-name="TableCell998" table:number-columns-spanned="6">
            <text:p text:style-name="P9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0">
          <table:table-cell table:style-name="TableCell1001" table:number-columns-spanned="6">
            <text:p text:style-name="P10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3">
          <table:table-cell table:style-name="TableCell1004" table:number-columns-spanned="6">
            <text:p text:style-name="P10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6">
          <table:table-cell table:style-name="TableCell1007" table:number-columns-spanned="6">
            <text:p text:style-name="P1008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9">
          <table:table-cell table:style-name="TableCell1010" table:number-columns-spanned="6">
            <text:p text:style-name="P10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2">
          <table:table-cell table:style-name="TableCell1013" table:number-columns-spanned="6">
            <text:p text:style-name="P10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5">
          <table:table-cell table:style-name="TableCell1016" table:number-columns-spanned="6">
            <text:p text:style-name="P10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8">
          <table:table-cell table:style-name="TableCell1019" table:number-columns-spanned="5">
            <text:p text:style-name="P1020"/>
          </table:table-cell>
          <table:covered-table-cell/>
          <table:covered-table-cell/>
          <table:covered-table-cell/>
          <table:covered-table-cell/>
          <table:table-cell>
            <text:p text:style-name="P1020"/>
          </table:table-cell>
        </table:table-row>
        <table:table-row table:style-name="TableRow1021">
          <table:table-cell table:style-name="TableCell1022" table:number-columns-spanned="6">
            <text:p text:style-name="P10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4">
          <table:table-cell table:style-name="TableCell1025" table:number-columns-spanned="6">
            <text:p text:style-name="P1026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7">
          <table:table-cell table:style-name="TableCell1028" table:number-columns-spanned="4">
            <text:p text:style-name="P1029"/>
          </table:table-cell>
          <table:covered-table-cell/>
          <table:covered-table-cell/>
          <table:covered-table-cell/>
          <table:table-cell table:style-name="TableCell1030" table:number-columns-spanned="2">
            <text:p text:style-name="P1031"/>
          </table:table-cell>
          <table:covered-table-cell/>
        </table:table-row>
        <table:table-row table:style-name="TableRow1032">
          <table:table-cell table:style-name="TableCell1033" table:number-columns-spanned="4">
            <text:p text:style-name="P1034"><text:span text:style-name="T1035">Nom de l’entreprise, organisme ou association</text:span><text:span text:style-name="T1036"><text:s text:c="2"/></text:span><text:span text:style-name="T1037"></text:span></text:p>
          </table:table-cell>
          <table:covered-table-cell/>
          <table:covered-table-cell/>
          <table:covered-table-cell/>
          <table:table-cell table:style-name="TableCell1038" table:number-columns-spanned="2">
            <text:p text:style-name="P1039"><text:span text:style-name="T1040">Cliquez ici pour taper du texte.</text:span></text:p>
          </table:table-cell>
          <table:covered-table-cell/>
        </table:table-row>
        <table:table-row table:style-name="TableRow1041">
          <table:table-cell table:style-name="TableCell1042" table:number-columns-spanned="3">
            <text:p text:style-name="P1043"><text:span text:style-name="T1044">Chantier, atelier, service</text:span><text:span text:style-name="T1045"><text:tab/></text:span><text:span text:style-name="T1046"></text:span></text:p>
          </table:table-cell>
          <table:covered-table-cell/>
          <table:covered-table-cell/>
          <table:table-cell table:style-name="TableCell1047" table:number-columns-spanned="3">
            <text:p text:style-name="P1048"><text:span text:style-name="T1049">Cliquez ici pour taper du texte.</text:span></text:p>
          </table:table-cell>
          <table:covered-table-cell/>
          <table:covered-table-cell/>
        </table:table-row>
        <table:table-row table:style-name="TableRow1050">
          <table:table-cell table:style-name="TableCell1051" table:number-columns-spanned="6">
            <text:p text:style-name="P1052"><text:span text:style-name="T1053">Période d’exercice</text:span><text:span text:style-name="T1054"><text:s text:c="2"/></text:span><text:span text:style-name="T1055"><text:tab/></text:span><text:span text:style-name="T1056"></text:span><text:span text:style-name="T1057"></text:span><text:span text:style-name="T1058"></text:span><text:span text:style-name="T1059"></text:span><text:span text:style-name="T1060"></text:span><text:span text:style-name="T1061">Du :</text:span><text:span text:style-name="T1062"><text:tab/></text:span><text:span text:style-name="T1063">Cliquez ici</text:span><text:span text:style-name="T1064"><text:tab/></text:span><text:span text:style-name="T1065">au :</text:span><text:span text:style-name="T1066"><text:tab/></text:span><text:span text:style-name="T1067">Cliquez i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8">
          <table:table-cell table:style-name="TableCell1069" table:number-columns-spanned="5">
            <text:p text:style-name="P1070"/>
          </table:table-cell>
          <table:covered-table-cell/>
          <table:covered-table-cell/>
          <table:covered-table-cell/>
          <table:covered-table-cell/>
          <table:table-cell>
            <text:p text:style-name="P1070"/>
          </table:table-cell>
        </table:table-row>
        <table:table-row table:style-name="TableRow1071">
          <table:table-cell table:style-name="TableCell1072" table:number-columns-spanned="5">
            <text:p text:style-name="P1073"/>
          </table:table-cell>
          <table:covered-table-cell/>
          <table:covered-table-cell/>
          <table:covered-table-cell/>
          <table:covered-table-cell/>
          <table:table-cell>
            <text:p text:style-name="P1073"/>
          </table:table-cell>
        </table:table-row>
        <table:table-row table:style-name="TableRow1074">
          <table:table-cell table:style-name="TableCell1075" table:number-columns-spanned="5">
            <text:p text:style-name="P1076"><text:span text:style-name="T1077">5. Informations complémentaires<text:s/></text:span><text:span text:style-name="T1078">(facultatif)</text:span></text:p>
          </table:table-cell>
          <table:covered-table-cell/>
          <table:covered-table-cell/>
          <table:covered-table-cell/>
          <table:covered-table-cell/>
          <table:table-cell>
            <text:p text:style-name="P1076"/>
          </table:table-cell>
        </table:table-row>
        <table:table-row table:style-name="TableRow1079">
          <table:table-cell table:style-name="TableCell1080" table:number-columns-spanned="6">
            <text:p text:style-name="P108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2">
          <table:table-cell table:style-name="TableCell1083" table:number-columns-spanned="6">
            <text:p text:style-name="P108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5">
          <table:table-cell table:style-name="TableCell1086" table:number-columns-spanned="6">
            <text:p text:style-name="P108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1088"/>
      <text:p text:style-name="Normal"/>
      <text:p text:style-name="P1089"/>
      <table:table table:style-name="Table1090">
        <table:table-columns>
          <table:table-column table:style-name="TableColumn1091"/>
          <table:table-column table:style-name="TableColumn1092"/>
          <table:table-column table:style-name="TableColumn1093"/>
        </table:table-columns>
        <table:table-row table:style-name="TableRow1094">
          <table:table-cell table:style-name="TableCell1095" table:number-columns-spanned="3">
            <text:p text:style-name="P1096">Titres, diplômes, CQP, attestations de formation<text:s/></text:p>
          </table:table-cell>
          <table:covered-table-cell/>
          <table:covered-table-cell/>
        </table:table-row>
        <table:table-row table:style-name="TableRow1097">
          <table:table-cell table:style-name="TableCell1098" table:number-columns-spanned="3">
            <text:p text:style-name="P1099"/>
          </table:table-cell>
          <table:covered-table-cell/>
          <table:covered-table-cell/>
        </table:table-row>
        <table:table-row table:style-name="TableRow1100">
          <table:table-cell table:style-name="TableCell1101" table:number-columns-spanned="3">
            <text:p text:style-name="P1102">(facultatif)</text:p>
            <text:p text:style-name="P1103"/>
            <text:p text:style-name="P1104"/>
          </table:table-cell>
          <table:covered-table-cell/>
          <table:covered-table-cell/>
        </table:table-row>
        <table:table-row table:style-name="TableRow1105">
          <table:table-cell table:style-name="TableCell1106">
            <text:p text:style-name="P1107">Intitulé</text:p>
          </table:table-cell>
          <table:table-cell table:style-name="TableCell1108">
            <text:p text:style-name="P1109">Autorité ou organisme</text:p>
          </table:table-cell>
          <table:table-cell table:style-name="TableCell1110">
            <text:p text:style-name="P1111">Date</text:p>
          </table:table-cell>
        </table:table-row>
        <table:table-row table:style-name="TableRow1112">
          <table:table-cell table:style-name="TableCell1113">
            <text:p text:style-name="P1114"><text:span text:style-name="T1115">Cliquez ici.</text:span></text:p>
          </table:table-cell>
          <table:table-cell table:style-name="TableCell1116">
            <text:p text:style-name="P1117"><text:span text:style-name="T1118">Cliquez ici pour taper du texte.</text:span></text:p>
          </table:table-cell>
          <table:table-cell table:style-name="TableCell1119">
            <text:p text:style-name="P1120"><text:span text:style-name="T1121">Cliquez ici pour sélectionner une date.</text:span></text:p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</table:table-row>
        <table:table-row table:style-name="TableRow1129"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</table:table-row>
        <table:table-row table:style-name="TableRow1136"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</table:table-row>
        <table:table-row table:style-name="TableRow1143"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</table:table-row>
        <table:table-row table:style-name="TableRow1150"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</table:table-row>
        <table:table-row table:style-name="TableRow1157"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</table:table-row>
        <table:table-row table:style-name="TableRow1164"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</table:table-row>
        <table:table-row table:style-name="TableRow1171"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</table:table-row>
        <table:table-row table:style-name="TableRow1178"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</table:table-row>
      </table:table>
      <text:p text:style-name="P1185"/>
      <text:p text:style-name="P1186"/>
      <text:p text:style-name="P1187"/>
      <table:table table:style-name="Table1188">
        <table:table-columns>
          <table:table-column table:style-name="TableColumn1189"/>
        </table:table-columns>
        <table:table-row table:style-name="TableRow1190">
          <table:table-cell table:style-name="TableCell1191">
            <text:p text:style-name="P1192">Déclaration sur l’honneur</text:p>
          </table:table-cell>
        </table:table-row>
        <table:table-row table:style-name="TableRow1193">
          <table:table-cell table:style-name="TableCell1194">
            <text:p text:style-name="P1195"/>
          </table:table-cell>
        </table:table-row>
        <table:table-row table:style-name="TableRow1196">
          <table:table-cell table:style-name="TableCell1197">
            <text:p text:style-name="P1198"/>
          </table:table-cell>
        </table:table-row>
      </table:table>
      <text:p text:style-name="P1199"/>
      <text:p text:style-name="P1200"/>
      <text:p text:style-name="P1201"/>
      <text:p text:style-name="P1202"><text:span text:style-name="T1203"><draw:frame draw:z-index="251660288" draw:id="id4" draw:style-name="a5" draw:name="Zone de texte 2" text:anchor-type="paragraph" svg:x="2.19931in" svg:y="0.13472in" svg:width="3.95764in" svg:height="0.425in" style:rel-width="scale" style:rel-height="scale"><draw:text-box><text:p text:style-name="Normal"><text:span text:style-name="T1204">Cliquez ici pour taper du texte.</text:span></text:p></draw:text-box><svg:title/><svg:desc/></draw:frame></text:span></text:p>
      <text:p text:style-name="P1205"><text:span text:style-name="T1206">Je soussigné(e) [prénom et no</text:span><text:span text:style-name="T1207">m]<text:s/></text:span><text:span text:style-name="T1208"><text:tab/></text:span><text:span text:style-name="T1209">,</text:span></text:p>
      <text:p text:style-name="P1210">déclare sur l’honneur que les renseignements fournis dans ce dossier sont exacts et que je suis l’auteur(e) des réalisations jointes.</text:p>
      <text:p text:style-name="P1211"/>
      <text:p text:style-name="P1212"><text:span text:style-name="T1213"><draw:frame draw:z-index="251661312" draw:id="id5" draw:style-name="a6" draw:name="Zone de texte 2" text:anchor-type="paragraph" svg:x="0.39931in" svg:y="0.36111in" svg:width="3.23889in" svg:height="0.45486in" style:rel-width="scale" style:rel-height="scale"><draw:text-box><text:p text:style-name="Normal"><text:span text:style-name="T1214">Cliquez ici pour taper du texte.</text:span></text:p></draw:text-box><svg:title/><svg:desc/></draw:frame></text:span><text:span text:style-name="T1215"><draw:frame draw:z-index="251659264" draw:id="id6" draw:style-name="a7" draw:name="Zone de texte 2" text:anchor-type="paragraph" svg:x="3.85764in" svg:y="0.33611in" svg:width="2.39375in" svg:height="0.54097in" style:rel-width="scale" style:rel-height="scale"><draw:text-box><text:p text:style-name="Normal"><text:span text:style-name="T1216">Cliquez ici pour choisir une date</text:span></text:p></draw:text-box><svg:title/><svg:desc/></draw:frame></text:span></text:p>
      <text:p text:style-name="P1217"><text:span text:style-name="T1218">Fait à<text:s/></text:span><text:span text:style-name="T1219"><text:tab/><text:s/></text:span><text:span text:style-name="T1220">le</text:span><text:span text:style-name="T1221"><text:s/></text:span><text:span text:style-name="T1222"><text:tab/></text:span></text:p>
      <text:p text:style-name="P1223">pour faire valoir ce que de droit.</text:p>
      <text:p text:style-name="P1224"/>
      <text:p text:style-name="P1225">Signature :</text:p>
      <text:p text:style-name="P1226"/>
      <text:p text:style-name="P1227"/>
      <text:p text:style-name="P1228"/>
      <table:table table:style-name="Table1229">
        <table:table-columns>
          <table:table-column table:style-name="TableColumn1230"/>
        </table:table-columns>
        <table:table-row table:style-name="TableRow1231">
          <table:table-cell table:style-name="TableCell1232">
            <text:p text:style-name="P1233">Documents illustrant la pratique professionnelle<text:s/></text:p>
          </table:table-cell>
        </table:table-row>
        <table:table-row table:style-name="TableRow1234">
          <table:table-cell table:style-name="TableCell1235">
            <text:p text:style-name="P1236"/>
          </table:table-cell>
        </table:table-row>
        <table:table-row table:style-name="TableRow1237">
          <table:table-cell table:style-name="TableCell1238">
            <text:p text:style-name="P1239">(facultatif)</text:p>
            <text:p text:style-name="P1240"/>
            <text:p text:style-name="P1241"/>
          </table:table-cell>
        </table:table-row>
        <table:table-row table:style-name="TableRow1242">
          <table:table-cell table:style-name="TableCell1243">
            <text:p text:style-name="P1244">Intitulé</text:p>
          </table:table-cell>
        </table:table-row>
        <table:table-row table:style-name="TableRow1245">
          <table:table-cell table:style-name="TableCell1246">
            <text:p text:style-name="P1247"><text:span text:style-name="T1248">Cliquez ici pour taper du texte.</text:span></text:p>
          </table:table-cell>
        </table:table-row>
        <table:table-row table:style-name="TableRow1249">
          <table:table-cell table:style-name="TableCell1250">
            <text:p text:style-name="P1251"/>
          </table:table-cell>
        </table:table-row>
        <table:table-row table:style-name="TableRow1252">
          <table:table-cell table:style-name="TableCell1253">
            <text:p text:style-name="P1254"/>
          </table:table-cell>
        </table:table-row>
        <table:table-row table:style-name="TableRow1255">
          <table:table-cell table:style-name="TableCell1256">
            <text:p text:style-name="P1257"/>
          </table:table-cell>
        </table:table-row>
        <table:table-row table:style-name="TableRow1258">
          <table:table-cell table:style-name="TableCell1259">
            <text:p text:style-name="P1260"/>
          </table:table-cell>
        </table:table-row>
        <table:table-row table:style-name="TableRow1261">
          <table:table-cell table:style-name="TableCell1262">
            <text:p text:style-name="P1263"/>
          </table:table-cell>
        </table:table-row>
        <table:table-row table:style-name="TableRow1264">
          <table:table-cell table:style-name="TableCell1265">
            <text:p text:style-name="P1266"/>
          </table:table-cell>
        </table:table-row>
        <table:table-row table:style-name="TableRow1267">
          <table:table-cell table:style-name="TableCell1268">
            <text:p text:style-name="P1269"/>
          </table:table-cell>
        </table:table-row>
        <table:table-row table:style-name="TableRow1270">
          <table:table-cell table:style-name="TableCell1271">
            <text:p text:style-name="P1272"/>
          </table:table-cell>
        </table:table-row>
        <table:table-row table:style-name="TableRow1273">
          <table:table-cell table:style-name="TableCell1274">
            <text:p text:style-name="P1275"/>
          </table:table-cell>
        </table:table-row>
      </table:table>
      <text:p text:style-name="P1276"/>
      <text:p text:style-name="P1277"/>
      <text:p text:style-name="P1278"/>
      <table:table table:style-name="Table1279">
        <table:table-columns>
          <table:table-column table:style-name="TableColumn1280"/>
        </table:table-columns>
        <table:table-row table:style-name="TableRow1281">
          <table:table-cell table:style-name="TableCell1282">
            <text:p text:style-name="P1283"><text:span text:style-name="T1284">Annexes</text:span></text:p>
          </table:table-cell>
        </table:table-row>
        <table:table-row table:style-name="TableRow1285">
          <table:table-cell table:style-name="TableCell1286">
            <text:p text:style-name="P1287"/>
          </table:table-cell>
        </table:table-row>
        <table:table-row table:style-name="TableRow1288">
          <table:table-cell table:style-name="TableCell1289">
            <text:p text:style-name="P1290"><text:span text:style-name="T1291">(Si le RC le prévoit)</text:span></text:p>
          </table:table-cell>
        </table:table-row>
      </table:table>
      <text:p text:style-name="P12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Wingdings 3" style:font-charset="x-symbol" svg:font-family="Wingdings 3" style:font-family-generic="roman" style:font-pitch="variable" svg:panose-1="5 4 1 2 1 8 7 7 7 7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Lienhypertexte" style:display-name="Lien hypertexte" style:family="text" style:parent-style-name="Policepardéfaut">
      <style:text-properties style:font-name="Calibri" fo:color="#404040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 3" fo:color="#D60093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 3" fo:color="#D60093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 3" fo:color="#D60093" fo:font-size="6pt" style:font-size-asian="6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fo:font-weight="bold" style:font-weight-asian="bold" fo:font-style="normal" style:font-style-asian="normal" fo:color="#D60093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9847in" fo:margin-bottom="0.3541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6305in"/>
      </style:footer-style>
    </style:page-layout>
    <style:style style:name="TableColumn3" style:family="table-column">
      <style:table-column-properties style:column-width="1.4034in"/>
    </style:style>
    <style:style style:name="TableColumn4" style:family="table-column">
      <style:table-column-properties style:column-width="2.0493in"/>
    </style:style>
    <style:style style:name="TableColumn5" style:family="table-column">
      <style:table-column-properties style:column-width="1.6562in"/>
    </style:style>
    <style:style style:name="TableColumn6" style:family="table-column">
      <style:table-column-properties style:column-width="1.6604in"/>
    </style:style>
    <style:style style:name="Table2" style:family="table">
      <style:table-properties style:width="6.7694in" fo:margin-left="-0.1972in" table:align="left"/>
    </style:style>
    <style:style style:name="TableRow7" style:family="table-row">
      <style:table-row-properties style:min-row-height="0.1965in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justify" fo:margin-bottom="0in" fo:line-height="100%"/>
    </style:style>
    <style:style style:name="T10" style:parent-style-name="Policepardéfaut" style:family="text">
      <style:text-properties style:font-name="Arial" style:font-name-complex="Arial" style:language-asian="fr" style:country-asian="FR"/>
    </style:style>
    <style:style style:name="TableCell11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font-variant="small-caps" fo:font-size="10pt" style:font-size-asian="10pt" style:font-size-complex="10pt"/>
    </style:style>
    <style:style style:name="TableCell13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fo:font-variant="small-caps" fo:font-size="10pt" style:font-size-asian="10pt" style:font-size-complex="10pt"/>
    </style:style>
    <style:style style:name="TableCell15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variant="small-caps" fo:font-size="10pt" style:font-size-asian="10pt" style:font-size-complex="10pt"/>
    </style:style>
    <style:style style:name="TableRow17" style:family="table-row">
      <style:table-row-properties style:min-row-height="0.4215in"/>
    </style:style>
    <style:style style:name="P18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19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Policepardéfaut" style:family="text">
      <style:text-properties style:font-name-complex="Calibri" fo:font-weight="bold" style:font-weight-asian="bold" fo:font-variant="small-caps" fo:color="#595959" fo:font-size="36pt" style:font-size-asian="36pt" style:font-size-complex="36pt"/>
    </style:style>
    <style:style style:name="T22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23" style:parent-style-name="Policepardéfaut" style:family="text">
      <style:text-properties style:font-name-complex="Calibri" fo:font-variant="small-caps" fo:color="#595959" style:text-position="13.6% 100%" fo:font-size="22pt" style:font-size-asian="22pt" style:font-size-complex="22pt"/>
    </style:style>
    <style:style style:name="TableRow24" style:family="table-row">
      <style:table-row-properties style:min-row-height="0.0395in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26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28" style:family="table-row">
      <style:table-row-properties style:min-row-height="0.4722in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variant="small-caps" fo:font-size="18pt" style:font-size-asian="18pt" style:font-size-complex="18pt"/>
    </style:style>
    <style:style style:name="TableCell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variant="small-caps" fo:font-size="18pt" style:font-size-asian="18pt" style:font-size-complex="18pt"/>
    </style:style>
    <style:style style:name="TableCell34" style:family="table-cell">
      <style:table-cell-properties fo:border="none" fo:background-color="#F2F2F2" style:writing-mode="lr-tb" style:vertical-align="bottom" fo:padding-top="0in" fo:padding-left="0.075in" fo:padding-bottom="0in" fo:padding-right="0.075in"/>
    </style:style>
    <style:style style:name="P35" style:parent-style-name="Normal" style:family="paragraph">
      <style:paragraph-properties fo:text-align="end" fo:margin-bottom="0in" fo:line-height="100%"/>
    </style:style>
    <style:style style:name="T36" style:parent-style-name="Policepardéfaut" style:family="text">
      <style:text-properties style:font-name="Wingdings 3" style:font-name-complex="Calibri" fo:color="#FFFFFF" fo:font-size="24pt" style:font-size-asian="24pt" style:font-size-complex="24pt"/>
    </style:style>
    <style:style style:name="TableRow37" style:family="table-row">
      <style:table-row-properties style:min-row-height="0.0395in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 style:language-asian="fr" style:country-asian="FR"/>
    </style:style>
    <style:style style:name="TableCell39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41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43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olumn46" style:family="table-column">
      <style:table-column-properties style:column-width="2.1763in"/>
    </style:style>
    <style:style style:name="TableColumn47" style:family="table-column">
      <style:table-column-properties style:column-width="1.7625in"/>
    </style:style>
    <style:style style:name="TableColumn48" style:family="table-column">
      <style:table-column-properties style:column-width="3.2479in"/>
    </style:style>
    <style:style style:name="Table45" style:family="table">
      <style:table-properties style:width="7.1868in" fo:margin-left="-0.2208in" table:align="left"/>
    </style:style>
    <style:style style:name="TableRow49" style:family="table-row">
      <style:table-row-properties style:min-row-height="0.0833in"/>
    </style:style>
    <style:style style:name="TableCell50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52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54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56" style:family="table-row">
      <style:table-row-properties style:min-row-height="0.4465in"/>
    </style:style>
    <style:style style:name="TableCell57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Policepardéfaut" style:family="text">
      <style:text-properties style:font-name-complex="Calibri" fo:font-weight="bold" style:font-weight-asian="bold" fo:font-variant="small-caps" fo:color="#595959" fo:font-size="24pt" style:font-size-asian="24pt" style:font-size-complex="24pt"/>
    </style:style>
    <style:style style:name="T60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61" style:parent-style-name="Policepardéfaut" style:family="text">
      <style:text-properties style:font-name-complex="Calibri" fo:font-variant="small-caps" fo:color="#595959" style:text-position="21.4% 100%" fo:font-size="14pt" style:font-size-asian="14pt" style:font-size-complex="14pt"/>
    </style:style>
    <style:style style:name="TableRow62" style:family="table-row">
      <style:table-row-properties style:min-row-height="0.0416in"/>
    </style:style>
    <style:style style:name="TableCell63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65" style:parent-style-name="Normal" style:family="paragraph">
      <style:paragraph-properties fo:text-align="end" fo:margin-bottom="0in"/>
      <style:text-properties style:font-name="Arial" style:font-name-complex="Arial" fo:font-variant="small-caps" fo:font-size="10pt" style:font-size-asian="10pt" style:font-size-complex="16pt"/>
    </style:style>
    <style:style style:name="TableColumn67" style:family="table-column">
      <style:table-column-properties style:column-width="2.177in"/>
    </style:style>
    <style:style style:name="TableColumn68" style:family="table-column">
      <style:table-column-properties style:column-width="1.7625in"/>
    </style:style>
    <style:style style:name="TableColumn69" style:family="table-column">
      <style:table-column-properties style:column-width="3.2472in"/>
    </style:style>
    <style:style style:name="Table66" style:family="table">
      <style:table-properties style:width="7.1868in" fo:margin-left="-0.2208in" table:align="left"/>
    </style:style>
    <style:style style:name="TableRow70" style:family="table-row">
      <style:table-row-properties style:min-row-height="0.0416in"/>
    </style:style>
    <style:style style:name="TableCell71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73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75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77" style:parent-style-name="Pieddepage" style:family="paragraph">
      <style:paragraph-properties fo:margin-left="-0.2958in" fo:margin-right="0.4715in">
        <style:tab-stops>
          <style:tab-stop style:type="left" style:position="4.6173in"/>
          <style:tab-stop style:type="right" style:position="6.793in"/>
          <style:tab-stop style:type="right" style:position="7.0881in"/>
        </style:tab-stops>
      </style:paragraph-properties>
    </style:style>
    <style:style style:name="T78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79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style:font-name-complex="Times New Roman" fo:font-weight="bold" style:font-weight-asian="bold" style:font-style-complex="italic" fo:color="#404040" fo:font-size="14pt" style:font-size-asian="14pt" style:font-size-complex="14pt"/>
    </style:style>
    <style:style style:name="T80" style:parent-style-name="Policepardéfaut" style:family="text">
      <style:text-properties fo:color="#7F7F7F" fo:font-size="9pt" style:font-size-asian="9pt" style:font-size-complex="9pt"/>
    </style:style>
    <style:style style:name="T81" style:parent-style-name="Policepardéfaut" style:family="text">
      <style:text-properties fo:color="#7F7F7F" fo:font-size="9pt" style:font-size-asian="9pt" style:font-size-complex="9pt"/>
    </style:style>
    <style:style style:name="T82" style:parent-style-name="Policepardéfaut" style:family="text">
      <style:text-properties fo:color="#7F7F7F" fo:font-size="9pt" style:font-size-asian="9pt" style:font-size-complex="9pt"/>
    </style:style>
    <style:style style:name="T83" style:parent-style-name="Policepardéfaut" style:family="text">
      <style:text-properties fo:color="#7F7F7F" fo:font-size="9pt" style:font-size-asian="9pt" style:font-size-complex="9pt"/>
    </style:style>
    <style:style style:name="T84" style:parent-style-name="Policepardéfaut" style:family="text">
      <style:text-properties fo:color="#7F7F7F" fo:font-size="9pt" style:font-size-asian="9pt" style:font-size-complex="9pt"/>
    </style:style>
    <style:style style:name="T85" style:parent-style-name="Policepardéfaut" style:family="text">
      <style:text-properties fo:color="#7F7F7F" fo:font-size="9pt" style:font-size-asian="9pt" style:font-size-complex="9pt"/>
    </style:style>
    <style:style style:name="T86" style:parent-style-name="Policepardéfaut" style:family="text">
      <style:text-properties fo:color="#7F7F7F" fo:font-size="10pt" style:font-size-asian="10pt" style:font-size-complex="9pt"/>
    </style:style>
    <style:style style:name="T87" style:parent-style-name="Policepardéfaut" style:family="text">
      <style:text-properties fo:color="#7F7F7F" style:font-size-complex="9pt"/>
    </style:style>
    <style:style style:name="P88" style:parent-style-name="Pieddepage" style:family="paragraph">
      <style:paragraph-properties fo:margin-left="-0.0986in" fo:margin-right="-0.1187in">
        <style:tab-stops>
          <style:tab-stop style:type="right" style:position="0.4923in"/>
          <style:tab-stop style:type="right" style:position="7.0881in"/>
        </style:tab-stops>
      </style:paragraph-properties>
    </style:style>
    <style:style style:name="T89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90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style:font-name-complex="Times New Roman" fo:font-weight="bold" style:font-weight-asian="bold" style:font-style-complex="italic" fo:color="#404040" fo:font-size="14pt" style:font-size-asian="14pt" style:font-size-complex="14pt"/>
    </style:style>
    <style:style style:name="T91" style:parent-style-name="Policepardéfaut" style:family="text">
      <style:text-properties fo:color="#7F7F7F" fo:font-size="9pt" style:font-size-asian="9pt"/>
    </style:style>
    <style:style style:name="T92" style:parent-style-name="Policepardéfaut" style:family="text">
      <style:text-properties fo:color="#7F7F7F"/>
    </style:style>
    <style:style style:name="T93" style:parent-style-name="Policepardéfaut" style:family="text">
      <style:text-properties fo:color="#7F7F7F"/>
    </style:style>
    <style:style style:name="T94" style:parent-style-name="Policepardéfaut" style:family="text">
      <style:text-properties fo:color="#7F7F7F" fo:font-size="12pt" style:font-size-asian="12pt"/>
    </style:style>
    <style:style style:name="T95" style:parent-style-name="Policepardéfaut" style:family="text">
      <style:text-properties fo:color="#7F7F7F" fo:font-size="9pt" style:font-size-asian="9pt" style:font-size-complex="9pt"/>
    </style:style>
    <style:style style:name="T96" style:parent-style-name="Policepardéfaut" style:family="text">
      <style:text-properties fo:color="#7F7F7F" fo:font-size="10pt" style:font-size-asian="10pt" style:font-size-complex="10pt"/>
    </style:style>
    <style:style style:name="T97" style:parent-style-name="Policepardéfaut" style:family="text">
      <style:text-properties fo:color="#7F7F7F"/>
    </style:style>
    <style:page-layout style:name="PL1">
      <style:page-layout-properties fo:page-width="8.268in" fo:page-height="11.693in" style:print-orientation="portrait" fo:margin-top="0.5118in" fo:margin-left="0.7875in" fo:margin-bottom="0.354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9in"/>
      </style:header-style>
      <style:footer-style>
        <style:header-footer-properties style:dynamic-spacing="true" fo:min-height="0.6305in"/>
      </style:footer-style>
    </style:page-layout>
    <style:style style:name="TableColumn199" style:family="table-column">
      <style:table-column-properties style:column-width="2.0027in"/>
    </style:style>
    <style:style style:name="TableColumn200" style:family="table-column">
      <style:table-column-properties style:column-width="1.7625in"/>
    </style:style>
    <style:style style:name="TableColumn201" style:family="table-column">
      <style:table-column-properties style:column-width="3.4215in"/>
    </style:style>
    <style:style style:name="Table198" style:family="table">
      <style:table-properties style:width="7.1868in" fo:margin-left="-0.2208in" table:align="left"/>
    </style:style>
    <style:style style:name="TableRow202" style:family="table-row">
      <style:table-row-properties style:min-row-height="0.0833in"/>
    </style:style>
    <style:style style:name="TableCell203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05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07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209" style:family="table-row">
      <style:table-row-properties style:min-row-height="0.4465in"/>
    </style:style>
    <style:style style:name="TableCell210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212" style:parent-style-name="Policepardéfaut" style:family="text">
      <style:text-properties style:font-name-complex="Calibri" fo:font-weight="bold" style:font-weight-asian="bold" fo:font-variant="small-caps" fo:color="#595959" fo:font-size="24pt" style:font-size-asian="24pt" style:font-size-complex="24pt"/>
    </style:style>
    <style:style style:name="T213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214" style:parent-style-name="Policepardéfaut" style:family="text">
      <style:text-properties style:font-name-complex="Calibri" fo:font-variant="small-caps" fo:color="#595959" style:text-position="21.4% 100%" fo:font-size="14pt" style:font-size-asian="14pt" style:font-size-complex="14pt"/>
    </style:style>
    <style:style style:name="TableRow215" style:family="table-row">
      <style:table-row-properties style:min-row-height="0.0416in"/>
    </style:style>
    <style:style style:name="TableCell216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18" style:parent-style-name="Normal" style:family="paragraph">
      <style:paragraph-properties fo:text-align="end" fo:margin-bottom="0in"/>
      <style:text-properties style:font-name="Arial" style:font-name-complex="Arial" fo:font-variant="small-caps" fo:font-size="10pt" style:font-size-asian="10pt" style:font-size-complex="16pt"/>
    </style:style>
    <style:style style:name="TableColumn220" style:family="table-column">
      <style:table-column-properties style:column-width="2.177in"/>
    </style:style>
    <style:style style:name="TableColumn221" style:family="table-column">
      <style:table-column-properties style:column-width="1.7625in"/>
    </style:style>
    <style:style style:name="TableColumn222" style:family="table-column">
      <style:table-column-properties style:column-width="3.2472in"/>
    </style:style>
    <style:style style:name="Table219" style:family="table">
      <style:table-properties style:width="7.1868in" fo:margin-left="-0.2208in" table:align="left"/>
    </style:style>
    <style:style style:name="TableRow223" style:family="table-row">
      <style:table-row-properties style:min-row-height="0.0472in"/>
    </style:style>
    <style:style style:name="TableCell224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26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28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30" style:parent-style-name="En-tête" style:family="paragraph">
      <style:text-properties fo:font-size="8pt" style:font-size-asian="8pt"/>
    </style:style>
    <style:style style:name="TableColumn232" style:family="table-column">
      <style:table-column-properties style:column-width="2.1763in"/>
    </style:style>
    <style:style style:name="TableColumn233" style:family="table-column">
      <style:table-column-properties style:column-width="1.7625in"/>
    </style:style>
    <style:style style:name="TableColumn234" style:family="table-column">
      <style:table-column-properties style:column-width="3.2479in"/>
    </style:style>
    <style:style style:name="Table231" style:family="table">
      <style:table-properties style:width="7.1868in" fo:margin-left="-0.2208in" table:align="left"/>
    </style:style>
    <style:style style:name="TableRow235" style:family="table-row">
      <style:table-row-properties style:min-row-height="0.0833in"/>
    </style:style>
    <style:style style:name="TableCell236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38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40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242" style:family="table-row">
      <style:table-row-properties style:min-row-height="0.4465in"/>
    </style:style>
    <style:style style:name="TableCell243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245" style:parent-style-name="Policepardéfaut" style:family="text">
      <style:text-properties style:font-name-complex="Calibri" fo:font-weight="bold" style:font-weight-asian="bold" fo:font-variant="small-caps" fo:color="#595959" fo:font-size="24pt" style:font-size-asian="24pt" style:font-size-complex="24pt"/>
    </style:style>
    <style:style style:name="T246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247" style:parent-style-name="Policepardéfaut" style:family="text">
      <style:text-properties style:font-name-complex="Calibri" fo:font-variant="small-caps" fo:color="#595959" style:text-position="21.4% 100%" fo:font-size="14pt" style:font-size-asian="14pt" style:font-size-complex="14pt"/>
    </style:style>
    <style:style style:name="TableRow248" style:family="table-row">
      <style:table-row-properties style:min-row-height="0.0416in"/>
    </style:style>
    <style:style style:name="TableCell249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51" style:parent-style-name="Normal" style:family="paragraph">
      <style:paragraph-properties fo:text-align="end" fo:margin-bottom="0in"/>
      <style:text-properties style:font-name="Arial" style:font-name-complex="Arial" fo:font-variant="small-caps" fo:font-size="10pt" style:font-size-asian="10pt" style:font-size-complex="16pt"/>
    </style:style>
    <style:style style:name="TableColumn253" style:family="table-column">
      <style:table-column-properties style:column-width="2.177in"/>
    </style:style>
    <style:style style:name="TableColumn254" style:family="table-column">
      <style:table-column-properties style:column-width="1.7625in"/>
    </style:style>
    <style:style style:name="TableColumn255" style:family="table-column">
      <style:table-column-properties style:column-width="3.2472in"/>
    </style:style>
    <style:style style:name="Table252" style:family="table">
      <style:table-properties style:width="7.1868in" fo:margin-left="-0.2208in" table:align="left"/>
    </style:style>
    <style:style style:name="TableRow256" style:family="table-row">
      <style:table-row-properties style:min-row-height="0.0416in"/>
    </style:style>
    <style:style style:name="TableCell257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59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61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63" style:parent-style-name="Pieddepage" style:family="paragraph">
      <style:paragraph-properties fo:margin-left="-0.2958in" fo:margin-right="0.4715in">
        <style:tab-stops>
          <style:tab-stop style:type="left" style:position="4.6173in"/>
          <style:tab-stop style:type="right" style:position="6.793in"/>
          <style:tab-stop style:type="right" style:position="7.0881in"/>
        </style:tab-stops>
      </style:paragraph-properties>
    </style:style>
    <style:style style:name="T264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265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style:font-name-complex="Times New Roman" fo:font-weight="bold" style:font-weight-asian="bold" style:font-style-complex="italic" fo:color="#404040" fo:font-size="14pt" style:font-size-asian="14pt" style:font-size-complex="14pt"/>
    </style:style>
    <style:style style:name="T266" style:parent-style-name="Policepardéfaut" style:family="text">
      <style:text-properties fo:color="#7F7F7F" fo:font-size="9pt" style:font-size-asian="9pt" style:font-size-complex="9pt"/>
    </style:style>
    <style:style style:name="T267" style:parent-style-name="Policepardéfaut" style:family="text">
      <style:text-properties fo:color="#7F7F7F" fo:font-size="9pt" style:font-size-asian="9pt" style:font-size-complex="9pt"/>
    </style:style>
    <style:style style:name="T268" style:parent-style-name="Policepardéfaut" style:family="text">
      <style:text-properties fo:color="#7F7F7F" fo:font-size="9pt" style:font-size-asian="9pt" style:font-size-complex="9pt"/>
    </style:style>
    <style:style style:name="T269" style:parent-style-name="Policepardéfaut" style:family="text">
      <style:text-properties fo:color="#7F7F7F" fo:font-size="9pt" style:font-size-asian="9pt" style:font-size-complex="9pt"/>
    </style:style>
    <style:style style:name="T270" style:parent-style-name="Policepardéfaut" style:family="text">
      <style:text-properties fo:color="#7F7F7F" fo:font-size="9pt" style:font-size-asian="9pt" style:font-size-complex="9pt"/>
    </style:style>
    <style:style style:name="T271" style:parent-style-name="Policepardéfaut" style:family="text">
      <style:text-properties fo:color="#7F7F7F" fo:font-size="9pt" style:font-size-asian="9pt" style:font-size-complex="9pt"/>
    </style:style>
    <style:style style:name="T272" style:parent-style-name="Policepardéfaut" style:family="text">
      <style:text-properties fo:color="#7F7F7F" fo:font-size="10pt" style:font-size-asian="10pt" style:font-size-complex="9pt"/>
    </style:style>
    <style:style style:name="T273" style:parent-style-name="Policepardéfaut" style:family="text">
      <style:text-properties fo:color="#7F7F7F" style:font-size-complex="9pt"/>
    </style:style>
    <style:style style:name="P274" style:parent-style-name="Pieddepage" style:family="paragraph">
      <style:paragraph-properties fo:margin-left="-0.0986in" fo:margin-right="-0.1187in">
        <style:tab-stops>
          <style:tab-stop style:type="right" style:position="0.4923in"/>
          <style:tab-stop style:type="right" style:position="7.0881in"/>
        </style:tab-stops>
      </style:paragraph-properties>
    </style:style>
    <style:style style:name="T275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276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style:font-name-complex="Times New Roman" fo:font-weight="bold" style:font-weight-asian="bold" style:font-style-complex="italic" fo:color="#404040" fo:font-size="14pt" style:font-size-asian="14pt" style:font-size-complex="14pt"/>
    </style:style>
    <style:style style:name="T277" style:parent-style-name="Policepardéfaut" style:family="text">
      <style:text-properties fo:color="#7F7F7F" fo:font-size="9pt" style:font-size-asian="9pt"/>
    </style:style>
    <style:style style:name="T278" style:parent-style-name="Policepardéfaut" style:family="text">
      <style:text-properties fo:color="#7F7F7F"/>
    </style:style>
    <style:style style:name="T279" style:parent-style-name="Policepardéfaut" style:family="text">
      <style:text-properties fo:color="#7F7F7F"/>
    </style:style>
    <style:style style:name="T280" style:parent-style-name="Policepardéfaut" style:family="text">
      <style:text-properties fo:color="#7F7F7F" fo:font-size="12pt" style:font-size-asian="12pt"/>
    </style:style>
    <style:style style:name="T281" style:parent-style-name="Policepardéfaut" style:family="text">
      <style:text-properties fo:color="#7F7F7F" fo:font-size="9pt" style:font-size-asian="9pt" style:font-size-complex="9pt"/>
    </style:style>
    <style:style style:name="T282" style:parent-style-name="Policepardéfaut" style:family="text">
      <style:text-properties fo:color="#7F7F7F" fo:font-size="10pt" style:font-size-asian="10pt" style:font-size-complex="10pt"/>
    </style:style>
    <style:style style:name="T283" style:parent-style-name="Policepardéfaut" style:family="text">
      <style:text-properties fo:color="#7F7F7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5">
              <text:p text:style-name="P9"><text:span text:style-name="T10"><draw:frame draw:style-name="a0" draw:name="Image 1" text:anchor-type="as-char" svg:x="0in" svg:y="0in" svg:width="1.25911in" svg:height="1.41224in" style:rel-width="scale" style:rel-height="scale"><draw:image xlink:href="media/image1.jpeg" xlink:type="simple" xlink:show="embed" xlink:actuate="onLoad"/><svg:title/><svg:desc>charge_de_emploi_CMJN</svg:desc></draw:frame></text:span></text:p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</table:table-row>
          <table:table-row table:style-name="TableRow17">
            <table:covered-table-cell>
              <text:p text:style-name="P18"/>
            </table:covered-table-cell>
            <table:table-cell table:style-name="TableCell19" table:number-columns-spanned="3">
              <text:p text:style-name="P20"><text:span text:style-name="T21">Dossier Professionnel</text:span><text:span text:style-name="T22"><text:s/></text:span><text:span text:style-name="T23">(DP)</text:span></text:p>
            </table:table-cell>
            <table:covered-table-cell/>
            <table:covered-table-cell/>
          </table:table-row>
          <table:table-row table:style-name="TableRow24">
            <table:covered-table-cell>
              <text:p text:style-name="P25"/>
            </table:covered-table-cell>
            <table:table-cell table:style-name="TableCell26" table:number-columns-spanned="3">
              <text:p text:style-name="P27"/>
            </table:table-cell>
            <table:covered-table-cell/>
            <table:covered-table-cell/>
          </table:table-row>
          <table:table-row table:style-name="TableRow28">
            <table:covered-table-cell>
              <text:p text:style-name="P29"/>
            </table:covered-table-cell>
            <table:table-cell table:style-name="TableCell30">
              <text:p text:style-name="P31"/>
            </table:table-cell>
            <table:table-cell table:style-name="TableCell32">
              <text:p text:style-name="P33"/>
            </table:table-cell>
            <table:table-cell table:style-name="TableCell34">
              <text:p text:style-name="P35"><text:span text:style-name="T36"></text:span></text:p>
            </table:table-cell>
          </table:table-row>
          <table:table-row table:style-name="TableRow37">
            <table:covered-table-cell>
              <text:p text:style-name="P38"/>
            </table:covered-table-cell>
            <table:table-cell table:style-name="TableCell39">
              <text:p text:style-name="P40"/>
            </table:table-cell>
            <table:table-cell table:style-name="TableCell41">
              <text:p text:style-name="P42"/>
            </table:table-cell>
            <table:table-cell table:style-name="TableCell43">
              <text:p text:style-name="P44"/>
            </table:table-cell>
          </table:table-row>
        </table:table>
        <text:p text:style-name="En-tête"/>
      </style:header>
      <style:header-left>
        <table:table table:style-name="Table45">
          <table:table-columns>
            <table:table-column table:style-name="TableColumn46"/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P51"/>
            </table:table-cell>
            <table:table-cell table:style-name="TableCell52">
              <text:p text:style-name="P53"/>
            </table:table-cell>
            <table:table-cell table:style-name="TableCell54">
              <text:p text:style-name="P55"/>
            </table:table-cell>
          </table:table-row>
          <table:table-row table:style-name="TableRow56">
            <table:table-cell table:style-name="TableCell57" table:number-columns-spanned="3">
              <text:p text:style-name="P58"><text:span text:style-name="T59">Dossier Professionnel</text:span><text:span text:style-name="T60"><text:s/></text:span><text:span text:style-name="T61">(DP)</text:span></text:p>
            </table:table-cell>
            <table:covered-table-cell/>
            <table:covered-table-cell/>
          </table:table-row>
          <table:table-row table:style-name="TableRow62">
            <table:table-cell table:style-name="TableCell63" table:number-columns-spanned="3">
              <text:p text:style-name="P64"/>
            </table:table-cell>
            <table:covered-table-cell/>
            <table:covered-table-cell/>
          </table:table-row>
        </table:table>
        <text:p text:style-name="P65"/>
        <table:table table:style-name="Table66">
          <table:table-columns>
            <table:table-column table:style-name="TableColumn67"/>
            <table:table-column table:style-name="TableColumn68"/>
            <table:table-column table:style-name="TableColumn69"/>
          </table:table-columns>
          <table:table-row table:style-name="TableRow70">
            <table:table-cell table:style-name="TableCell71">
              <text:p text:style-name="P72"/>
            </table:table-cell>
            <table:table-cell table:style-name="TableCell73">
              <text:p text:style-name="P74"/>
            </table:table-cell>
            <table:table-cell table:style-name="TableCell75">
              <text:p text:style-name="P76"/>
            </table:table-cell>
          </table:table-row>
        </table:table>
        <text:p text:style-name="En-tête"/>
      </style:header-left>
      <style:footer>
        <text:p text:style-name="P77"><text:span text:style-name="T78"><draw:custom-shape svg:width="0.38889in" svg:height="0.625in" draw:z-index="251667456" draw:id="id0" draw:style-name="a1" draw:transform="translate(-0.19444in -0.3125in) rotate(-1.5708) translate(6.52599in 11.0622in)" draw:name="Forme automatique 2" text:anchor-type="paragraph"><svg:title/><svg:desc/><text:p text:style-name="P79"/><draw:enhanced-geometry draw:path-stretchpoint-x="21600" draw:path-stretchpoint-y="21600" draw:type="non-primitive" svg:viewBox="0 0 21600 21600" draw:enhanced-path="S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L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Z N F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M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N" draw:text-areas="?f22 ?f22 ?f23 ?f24" draw:modifiers="833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11 * ?f13 / 50000"/><draw:equation draw:name="f16" draw:formula="?f4 - ?f15"/><draw:equation draw:name="f17" draw:formula="?f4 - ?f14"/><draw:equation draw:name="f18" draw:formula="?f9 - ?f14"/><draw:equation draw:name="f19" draw:formula="?f9 + ?f14"/><draw:equation draw:name="f20" draw:formula="?f6 - ?f14"/><draw:equation draw:name="f21" draw:formula="?f14 * 29289 / 100000"/><draw:equation draw:name="f22" draw:formula="?f14 + ?f21"/><draw:equation draw:name="f23" draw:formula="?f4 - ?f22"/><draw:equation draw:name="f24" draw:formula="?f6 - ?f21"/><draw:equation draw:name="f25" draw:formula="21550000 - ?f2"/><draw:equation draw:name="f26" draw:formula="if(?f25, ?f2, 21550000)"/><draw:equation draw:name="f27" draw:formula="-21550000 - ?f26"/><draw:equation draw:name="f28" draw:formula="if(?f27, -21550000, ?f26)"/><draw:equation draw:name="f29" draw:formula="?f2 + ?f28"/><draw:equation draw:name="f30" draw:formula="?f2 + ?f2"/><draw:equation draw:name="f31" draw:formula="?f30 * ?f12 / ?f1"/><draw:equation draw:name="f32" draw:formula="0 - ?f31"/><draw:equation draw:name="f33" draw:formula="cos(?f32)"/><draw:equation draw:name="f34" draw:formula="0 - ?f33"/><draw:equation draw:name="f35" draw:formula="?f34 * ?f14"/><draw:equation draw:name="f36" draw:formula="sin(?f32)"/><draw:equation draw:name="f37" draw:formula="0 - ?f36"/><draw:equation draw:name="f38" draw:formula="?f37 * ?f14"/><draw:equation draw:name="f39" draw:formula="sqrt(?f35 * ?f35 + ?f38 * ?f38 + 0 * 0)"/><draw:equation draw:name="f40" draw:formula="?f14 * ?f14 / ?f39"/><draw:equation draw:name="f41" draw:formula="?f37 * ?f40"/><draw:equation draw:name="f42" draw:formula="?f15 - ?f41"/><draw:equation draw:name="f43" draw:formula="?f34 * ?f40"/><draw:equation draw:name="f44" draw:formula="?f6 - ?f43"/><draw:equation draw:name="f45" draw:formula="?f42 - ?f14"/><draw:equation draw:name="f46" draw:formula="?f44 - ?f14"/><draw:equation draw:name="f47" draw:formula="?f42 + ?f14"/><draw:equation draw:name="f48" draw:formula="?f44 + ?f14"/><draw:equation draw:name="f49" draw:formula="?f29 + ?f2"/><draw:equation draw:name="f50" draw:formula="?f49 * ?f12 / ?f1"/><draw:equation draw:name="f51" draw:formula="0 - ?f50"/><draw:equation draw:name="f52" draw:formula="cos(?f51)"/><draw:equation draw:name="f53" draw:formula="0 - ?f52"/><draw:equation draw:name="f54" draw:formula="?f53 * ?f14"/><draw:equation draw:name="f55" draw:formula="sin(?f51)"/><draw:equation draw:name="f56" draw:formula="0 - ?f55"/><draw:equation draw:name="f57" draw:formula="?f56 * ?f14"/><draw:equation draw:name="f58" draw:formula="sqrt(?f54 * ?f54 + ?f57 * ?f57 + 0 * 0)"/><draw:equation draw:name="f59" draw:formula="?f14 * ?f14 / ?f58"/><draw:equation draw:name="f60" draw:formula="?f56 * ?f59"/><draw:equation draw:name="f61" draw:formula="?f42 + ?f60"/><draw:equation draw:name="f62" draw:formula="?f53 * ?f59"/><draw:equation draw:name="f63" draw:formula="?f44 + ?f62"/><draw:equation draw:name="f64" draw:formula="if(?f28, ?f15, ?f45)"/><draw:equation draw:name="f65" draw:formula="if(?f28, ?f6, ?f46)"/><draw:equation draw:name="f66" draw:formula="if(?f28, ?f15, ?f47)"/><draw:equation draw:name="f67" draw:formula="if(?f28, ?f6, ?f48)"/><draw:equation draw:name="f68" draw:formula="if(?f28, ?f45, ?f61)"/><draw:equation draw:name="f69" draw:formula="if(?f28, ?f46, ?f63)"/><draw:equation draw:name="f70" draw:formula="if(?f28, ?f47, ?f61)"/><draw:equation draw:name="f71" draw:formula="if(?f28, ?f48, ?f63)"/><draw:equation draw:name="f72" draw:formula="21550000 - -5400000"/><draw:equation draw:name="f73" draw:formula="if(?f72, -5400000, 21550000)"/><draw:equation draw:name="f74" draw:formula="-21550000 - ?f73"/><draw:equation draw:name="f75" draw:formula="if(?f74, -21550000, ?f73)"/><draw:equation draw:name="f76" draw:formula="0 + ?f75"/><draw:equation draw:name="f77" draw:formula="0 + ?f2"/><draw:equation draw:name="f78" draw:formula="?f77 * ?f12 / ?f1"/><draw:equation draw:name="f79" draw:formula="0 - ?f78"/><draw:equation draw:name="f80" draw:formula="cos(?f79)"/><draw:equation draw:name="f81" draw:formula="0 - ?f80"/><draw:equation draw:name="f82" draw:formula="?f81 * ?f14"/><draw:equation draw:name="f83" draw:formula="sin(?f79)"/><draw:equation draw:name="f84" draw:formula="0 - ?f83"/><draw:equation draw:name="f85" draw:formula="?f84 * ?f14"/><draw:equation draw:name="f86" draw:formula="sqrt(?f82 * ?f82 + ?f85 * ?f85 + 0 * 0)"/><draw:equation draw:name="f87" draw:formula="?f14 * ?f14 / ?f86"/><draw:equation draw:name="f88" draw:formula="?f84 * ?f87"/><draw:equation draw:name="f89" draw:formula="?f14 - ?f88"/><draw:equation draw:name="f90" draw:formula="?f81 * ?f87"/><draw:equation draw:name="f91" draw:formula="?f19 - ?f90"/><draw:equation draw:name="f92" draw:formula="?f89 - ?f14"/><draw:equation draw:name="f93" draw:formula="?f91 - ?f14"/><draw:equation draw:name="f94" draw:formula="?f89 + ?f14"/><draw:equation draw:name="f95" draw:formula="?f91 + ?f14"/><draw:equation draw:name="f96" draw:formula="?f76 + ?f2"/><draw:equation draw:name="f97" draw:formula="?f96 * ?f12 / ?f1"/><draw:equation draw:name="f98" draw:formula="0 - ?f97"/><draw:equation draw:name="f99" draw:formula="cos(?f98)"/><draw:equation draw:name="f100" draw:formula="0 - ?f99"/><draw:equation draw:name="f101" draw:formula="?f100 * ?f14"/><draw:equation draw:name="f102" draw:formula="sin(?f98)"/><draw:equation draw:name="f103" draw:formula="0 - ?f102"/><draw:equation draw:name="f104" draw:formula="?f103 * ?f14"/><draw:equation draw:name="f105" draw:formula="sqrt(?f101 * ?f101 + ?f104 * ?f104 + 0 * 0)"/><draw:equation draw:name="f106" draw:formula="?f14 * ?f14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14, ?f92)"/><draw:equation draw:name="f112" draw:formula="if(?f75, ?f19, ?f93)"/><draw:equation draw:name="f113" draw:formula="if(?f75, ?f14, ?f94)"/><draw:equation draw:name="f114" draw:formula="if(?f75, ?f19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?f2 + ?f75"/><draw:equation draw:name="f120" draw:formula="?f108 - ?f41"/><draw:equation draw:name="f121" draw:formula="?f110 - ?f43"/><draw:equation draw:name="f122" draw:formula="?f120 - ?f14"/><draw:equation draw:name="f123" draw:formula="?f121 - ?f14"/><draw:equation draw:name="f124" draw:formula="?f120 + ?f14"/><draw:equation draw:name="f125" draw:formula="?f121 + ?f14"/><draw:equation draw:name="f126" draw:formula="?f119 + ?f2"/><draw:equation draw:name="f127" draw:formula="?f126 * ?f12 / ?f1"/><draw:equation draw:name="f128" draw:formula="0 - ?f127"/><draw:equation draw:name="f129" draw:formula="cos(?f128)"/><draw:equation draw:name="f130" draw:formula="0 - ?f129"/><draw:equation draw:name="f131" draw:formula="?f130 * ?f14"/><draw:equation draw:name="f132" draw:formula="sin(?f128)"/><draw:equation draw:name="f133" draw:formula="0 - ?f132"/><draw:equation draw:name="f134" draw:formula="?f133 * ?f14"/><draw:equation draw:name="f135" draw:formula="sqrt(?f131 * ?f131 + ?f134 * ?f134 + 0 * 0)"/><draw:equation draw:name="f136" draw:formula="?f14 * ?f14 / ?f135"/><draw:equation draw:name="f137" draw:formula="?f133 * ?f136"/><draw:equation draw:name="f138" draw:formula="?f120 + ?f137"/><draw:equation draw:name="f139" draw:formula="?f130 * ?f136"/><draw:equation draw:name="f140" draw:formula="?f121 + ?f139"/><draw:equation draw:name="f141" draw:formula="if(?f75, ?f108, ?f122)"/><draw:equation draw:name="f142" draw:formula="if(?f75, ?f110, ?f123)"/><draw:equation draw:name="f143" draw:formula="if(?f75, ?f108, ?f124)"/><draw:equation draw:name="f144" draw:formula="if(?f75, ?f110, ?f125)"/><draw:equation draw:name="f145" draw:formula="if(?f75, ?f122, ?f138)"/><draw:equation draw:name="f146" draw:formula="if(?f75, ?f123, ?f140)"/><draw:equation draw:name="f147" draw:formula="if(?f75, ?f124, ?f138)"/><draw:equation draw:name="f148" draw:formula="if(?f75, ?f125, ?f140)"/><draw:equation draw:name="f149" draw:formula="?f1 + ?f28"/><draw:equation draw:name="f150" draw:formula="?f1 + ?f2"/><draw:equation draw:name="f151" draw:formula="?f150 * ?f12 / ?f1"/><draw:equation draw:name="f152" draw:formula="0 - ?f151"/><draw:equation draw:name="f153" draw:formula="cos(?f152)"/><draw:equation draw:name="f154" draw:formula="0 - ?f153"/><draw:equation draw:name="f155" draw:formula="?f154 * ?f14"/><draw:equation draw:name="f156" draw:formula="sin(?f152)"/><draw:equation draw:name="f157" draw:formula="0 - ?f156"/><draw:equation draw:name="f158" draw:formula="?f157 * ?f14"/><draw:equation draw:name="f159" draw:formula="sqrt(?f155 * ?f155 + ?f158 * ?f158 + 0 * 0)"/><draw:equation draw:name="f160" draw:formula="?f14 * ?f14 / ?f159"/><draw:equation draw:name="f161" draw:formula="?f157 * ?f160"/><draw:equation draw:name="f162" draw:formula="?f14 - ?f161"/><draw:equation draw:name="f163" draw:formula="?f154 * ?f160"/><draw:equation draw:name="f164" draw:formula="?f14 - ?f163"/><draw:equation draw:name="f165" draw:formula="?f162 - ?f14"/><draw:equation draw:name="f166" draw:formula="?f164 - ?f14"/><draw:equation draw:name="f167" draw:formula="?f162 + ?f14"/><draw:equation draw:name="f168" draw:formula="?f164 + ?f14"/><draw:equation draw:name="f169" draw:formula="?f149 + ?f2"/><draw:equation draw:name="f170" draw:formula="?f169 * ?f12 / ?f1"/><draw:equation draw:name="f171" draw:formula="0 - ?f170"/><draw:equation draw:name="f172" draw:formula="cos(?f171)"/><draw:equation draw:name="f173" draw:formula="0 - ?f172"/><draw:equation draw:name="f174" draw:formula="?f173 * ?f14"/><draw:equation draw:name="f175" draw:formula="sin(?f171)"/><draw:equation draw:name="f176" draw:formula="0 - ?f175"/><draw:equation draw:name="f177" draw:formula="?f176 * ?f14"/><draw:equation draw:name="f178" draw:formula="sqrt(?f174 * ?f174 + ?f177 * ?f177 + 0 * 0)"/><draw:equation draw:name="f179" draw:formula="?f14 * ?f14 / ?f178"/><draw:equation draw:name="f180" draw:formula="?f176 * ?f179"/><draw:equation draw:name="f181" draw:formula="?f162 + ?f180"/><draw:equation draw:name="f182" draw:formula="?f173 * ?f179"/><draw:equation draw:name="f183" draw:formula="?f164 + ?f182"/><draw:equation draw:name="f184" draw:formula="if(?f28, ?f14, ?f165)"/><draw:equation draw:name="f185" draw:formula="if(?f28, ?f14, ?f166)"/><draw:equation draw:name="f186" draw:formula="if(?f28, ?f14, ?f167)"/><draw:equation draw:name="f187" draw:formula="if(?f28, ?f14, ?f168)"/><draw:equation draw:name="f188" draw:formula="if(?f28, ?f165, ?f181)"/><draw:equation draw:name="f189" draw:formula="if(?f28, ?f166, ?f183)"/><draw:equation draw:name="f190" draw:formula="if(?f28, ?f167, ?f181)"/><draw:equation draw:name="f191" draw:formula="if(?f28, ?f168, ?f183)"/><draw:equation draw:name="f192" draw:formula="?f0 + ?f28"/><draw:equation draw:name="f193" draw:formula="?f0 + ?f2"/><draw:equation draw:name="f194" draw:formula="?f193 * ?f12 / ?f1"/><draw:equation draw:name="f195" draw:formula="0 - ?f194"/><draw:equation draw:name="f196" draw:formula="cos(?f195)"/><draw:equation draw:name="f197" draw:formula="0 - ?f196"/><draw:equation draw:name="f198" draw:formula="?f197 * ?f14"/><draw:equation draw:name="f199" draw:formula="sin(?f195)"/><draw:equation draw:name="f200" draw:formula="0 - ?f199"/><draw:equation draw:name="f201" draw:formula="?f200 * ?f14"/><draw:equation draw:name="f202" draw:formula="sqrt(?f198 * ?f198 + ?f201 * ?f201 + 0 * 0)"/><draw:equation draw:name="f203" draw:formula="?f14 * ?f14 / ?f202"/><draw:equation draw:name="f204" draw:formula="?f200 * ?f203"/><draw:equation draw:name="f205" draw:formula="?f16 - ?f204"/><draw:equation draw:name="f206" draw:formula="?f197 * ?f203"/><draw:equation draw:name="f207" draw:formula="?f5 - ?f206"/><draw:equation draw:name="f208" draw:formula="?f205 - ?f14"/><draw:equation draw:name="f209" draw:formula="?f207 - ?f14"/><draw:equation draw:name="f210" draw:formula="?f205 + ?f14"/><draw:equation draw:name="f211" draw:formula="?f207 + ?f14"/><draw:equation draw:name="f212" draw:formula="?f192 + ?f2"/><draw:equation draw:name="f213" draw:formula="?f212 * ?f12 / ?f1"/><draw:equation draw:name="f214" draw:formula="0 - ?f213"/><draw:equation draw:name="f215" draw:formula="cos(?f214)"/><draw:equation draw:name="f216" draw:formula="0 - ?f215"/><draw:equation draw:name="f217" draw:formula="?f216 * ?f14"/><draw:equation draw:name="f218" draw:formula="sin(?f214)"/><draw:equation draw:name="f219" draw:formula="0 - ?f218"/><draw:equation draw:name="f220" draw:formula="?f219 * ?f14"/><draw:equation draw:name="f221" draw:formula="sqrt(?f217 * ?f217 + ?f220 * ?f220 + 0 * 0)"/><draw:equation draw:name="f222" draw:formula="?f14 * ?f14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28, ?f16, ?f208)"/><draw:equation draw:name="f228" draw:formula="if(?f28, ?f5, ?f209)"/><draw:equation draw:name="f229" draw:formula="if(?f28, ?f16, ?f210)"/><draw:equation draw:name="f230" draw:formula="if(?f28, ?f5, ?f211)"/><draw:equation draw:name="f231" draw:formula="if(?f28, ?f208, ?f224)"/><draw:equation draw:name="f232" draw:formula="if(?f28, ?f209, ?f226)"/><draw:equation draw:name="f233" draw:formula="if(?f28, ?f210, ?f224)"/><draw:equation draw:name="f234" draw:formula="if(?f28, ?f211, ?f226)"/><draw:equation draw:name="f235" draw:formula="?f1 + ?f75"/><draw:equation draw:name="f236" draw:formula="?f17 - ?f161"/><draw:equation draw:name="f237" draw:formula="?f18 - ?f163"/><draw:equation draw:name="f238" draw:formula="?f236 - ?f14"/><draw:equation draw:name="f239" draw:formula="?f237 - ?f14"/><draw:equation draw:name="f240" draw:formula="?f236 + ?f14"/><draw:equation draw:name="f241" draw:formula="?f237 + ?f14"/><draw:equation draw:name="f242" draw:formula="?f235 + ?f2"/><draw:equation draw:name="f243" draw:formula="?f242 * ?f12 / ?f1"/><draw:equation draw:name="f244" draw:formula="0 - ?f243"/><draw:equation draw:name="f245" draw:formula="cos(?f244)"/><draw:equation draw:name="f246" draw:formula="0 - ?f245"/><draw:equation draw:name="f247" draw:formula="?f246 * ?f14"/><draw:equation draw:name="f248" draw:formula="sin(?f244)"/><draw:equation draw:name="f249" draw:formula="0 - ?f248"/><draw:equation draw:name="f250" draw:formula="?f249 * ?f14"/><draw:equation draw:name="f251" draw:formula="sqrt(?f247 * ?f247 + ?f250 * ?f250 + 0 * 0)"/><draw:equation draw:name="f252" draw:formula="?f14 * ?f14 / ?f251"/><draw:equation draw:name="f253" draw:formula="?f249 * ?f252"/><draw:equation draw:name="f254" draw:formula="?f236 + ?f253"/><draw:equation draw:name="f255" draw:formula="?f246 * ?f252"/><draw:equation draw:name="f256" draw:formula="?f237 + ?f255"/><draw:equation draw:name="f257" draw:formula="if(?f75, ?f17, ?f238)"/><draw:equation draw:name="f258" draw:formula="if(?f75, ?f18, ?f239)"/><draw:equation draw:name="f259" draw:formula="if(?f75, ?f17, ?f240)"/><draw:equation draw:name="f260" draw:formula="if(?f75, ?f18, ?f241)"/><draw:equation draw:name="f261" draw:formula="if(?f75, ?f238, ?f254)"/><draw:equation draw:name="f262" draw:formula="if(?f75, ?f239, ?f256)"/><draw:equation draw:name="f263" draw:formula="if(?f75, ?f240, ?f254)"/><draw:equation draw:name="f264" draw:formula="if(?f75, ?f241, ?f256)"/><draw:equation draw:name="f265" draw:formula="?f0 + ?f75"/><draw:equation draw:name="f266" draw:formula="?f254 - ?f204"/><draw:equation draw:name="f267" draw:formula="?f256 - ?f206"/><draw:equation draw:name="f268" draw:formula="?f266 - ?f14"/><draw:equation draw:name="f269" draw:formula="?f267 - ?f14"/><draw:equation draw:name="f270" draw:formula="?f266 + ?f14"/><draw:equation draw:name="f271" draw:formula="?f267 + ?f14"/><draw:equation draw:name="f272" draw:formula="?f265 + ?f2"/><draw:equation draw:name="f273" draw:formula="?f272 * ?f12 / ?f1"/><draw:equation draw:name="f274" draw:formula="0 - ?f273"/><draw:equation draw:name="f275" draw:formula="cos(?f274)"/><draw:equation draw:name="f276" draw:formula="0 - ?f275"/><draw:equation draw:name="f277" draw:formula="?f276 * ?f14"/><draw:equation draw:name="f278" draw:formula="sin(?f274)"/><draw:equation draw:name="f279" draw:formula="0 - ?f278"/><draw:equation draw:name="f280" draw:formula="?f279 * ?f14"/><draw:equation draw:name="f281" draw:formula="sqrt(?f277 * ?f277 + ?f280 * ?f280 + 0 * 0)"/><draw:equation draw:name="f282" draw:formula="?f14 * ?f14 / ?f281"/><draw:equation draw:name="f283" draw:formula="?f279 * ?f282"/><draw:equation draw:name="f284" draw:formula="?f266 + ?f283"/><draw:equation draw:name="f285" draw:formula="?f276 * ?f282"/><draw:equation draw:name="f286" draw:formula="?f267 + ?f285"/><draw:equation draw:name="f287" draw:formula="if(?f75, ?f254, ?f268)"/><draw:equation draw:name="f288" draw:formula="if(?f75, ?f256, ?f269)"/><draw:equation draw:name="f289" draw:formula="if(?f75, ?f254, ?f270)"/><draw:equation draw:name="f290" draw:formula="if(?f75, ?f256, ?f271)"/><draw:equation draw:name="f291" draw:formula="if(?f75, ?f268, ?f284)"/><draw:equation draw:name="f292" draw:formula="if(?f75, ?f269, ?f286)"/><draw:equation draw:name="f293" draw:formula="if(?f75, ?f270, ?f284)"/><draw:equation draw:name="f294" draw:formula="if(?f75, ?f271, ?f286)"/><draw:equation draw:name="f295" draw:formula="0 + ?f28"/><draw:equation draw:name="f296" draw:formula="?f17 - ?f88"/><draw:equation draw:name="f297" draw:formula="?f20 - ?f90"/><draw:equation draw:name="f298" draw:formula="?f296 - ?f14"/><draw:equation draw:name="f299" draw:formula="?f297 - ?f14"/><draw:equation draw:name="f300" draw:formula="?f296 + ?f14"/><draw:equation draw:name="f301" draw:formula="?f297 + ?f14"/><draw:equation draw:name="f302" draw:formula="?f295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4"/><draw:equation draw:name="f308" draw:formula="sin(?f304)"/><draw:equation draw:name="f309" draw:formula="0 - ?f308"/><draw:equation draw:name="f310" draw:formula="?f309 * ?f14"/><draw:equation draw:name="f311" draw:formula="sqrt(?f307 * ?f307 + ?f310 * ?f310 + 0 * 0)"/><draw:equation draw:name="f312" draw:formula="?f14 * ?f14 / ?f311"/><draw:equation draw:name="f313" draw:formula="?f309 * ?f312"/><draw:equation draw:name="f314" draw:formula="?f296 + ?f313"/><draw:equation draw:name="f315" draw:formula="?f306 * ?f312"/><draw:equation draw:name="f316" draw:formula="?f297 + ?f315"/><draw:equation draw:name="f317" draw:formula="if(?f28, ?f17, ?f298)"/><draw:equation draw:name="f318" draw:formula="if(?f28, ?f20, ?f299)"/><draw:equation draw:name="f319" draw:formula="if(?f28, ?f17, ?f300)"/><draw:equation draw:name="f320" draw:formula="if(?f28, ?f20, ?f301)"/><draw:equation draw:name="f321" draw:formula="if(?f28, ?f298, ?f314)"/><draw:equation draw:name="f322" draw:formula="if(?f28, ?f299, ?f316)"/><draw:equation draw:name="f323" draw:formula="if(?f28, ?f300, ?f314)"/><draw:equation draw:name="f324" draw:formula="if(?f28, ?f301, ?f316)"/></draw:enhanced-geometry></draw:custom-shape></text:span><text:span text:style-name="T80">DOSSIER PROFESSIONNEL-Version<text:s/></text:span><text:span text:style-name="T81">Traitement de texte – Version du 11/09/2017</text:span><text:span text:style-name="T82"> </text:span><text:span text:style-name="T83"><text:tab/></text:span><text:span text:style-name="T84"><text:tab/></text:span><text:span text:style-name="T85">Page</text:span><text:span text:style-name="T86"><text:tab/></text:span><text:span text:style-name="T87"><text:page-number text:fixed="false">5</text:page-number></text:span></text:p>
        <text:p text:style-name="Pieddepage"/>
      </style:footer>
      <style:footer-left>
        <text:p text:style-name="P88"><text:span text:style-name="T89"><draw:custom-shape svg:width="0.38889in" svg:height="0.625in" draw:z-index="251665408" draw:id="id1" draw:style-name="a2" draw:transform="translate(-0.19444in -0.3125in) rotate(-1.5708) translate(0.13611in 11.06944in)" draw:name="Forme automatique 2" text:anchor-type="paragraph"><svg:title/><svg:desc/><text:p text:style-name="P90"/><draw:enhanced-geometry draw:path-stretchpoint-x="21600" draw:path-stretchpoint-y="21600" draw:type="non-primitive" svg:viewBox="0 0 21600 21600" draw:enhanced-path="S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L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Z N F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M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N" draw:text-areas="?f22 ?f22 ?f23 ?f24" draw:modifiers="833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11 * ?f13 / 50000"/><draw:equation draw:name="f16" draw:formula="?f4 - ?f15"/><draw:equation draw:name="f17" draw:formula="?f4 - ?f14"/><draw:equation draw:name="f18" draw:formula="?f9 - ?f14"/><draw:equation draw:name="f19" draw:formula="?f9 + ?f14"/><draw:equation draw:name="f20" draw:formula="?f6 - ?f14"/><draw:equation draw:name="f21" draw:formula="?f14 * 29289 / 100000"/><draw:equation draw:name="f22" draw:formula="?f14 + ?f21"/><draw:equation draw:name="f23" draw:formula="?f4 - ?f22"/><draw:equation draw:name="f24" draw:formula="?f6 - ?f21"/><draw:equation draw:name="f25" draw:formula="21550000 - ?f2"/><draw:equation draw:name="f26" draw:formula="if(?f25, ?f2, 21550000)"/><draw:equation draw:name="f27" draw:formula="-21550000 - ?f26"/><draw:equation draw:name="f28" draw:formula="if(?f27, -21550000, ?f26)"/><draw:equation draw:name="f29" draw:formula="?f2 + ?f28"/><draw:equation draw:name="f30" draw:formula="?f2 + ?f2"/><draw:equation draw:name="f31" draw:formula="?f30 * ?f12 / ?f1"/><draw:equation draw:name="f32" draw:formula="0 - ?f31"/><draw:equation draw:name="f33" draw:formula="cos(?f32)"/><draw:equation draw:name="f34" draw:formula="0 - ?f33"/><draw:equation draw:name="f35" draw:formula="?f34 * ?f14"/><draw:equation draw:name="f36" draw:formula="sin(?f32)"/><draw:equation draw:name="f37" draw:formula="0 - ?f36"/><draw:equation draw:name="f38" draw:formula="?f37 * ?f14"/><draw:equation draw:name="f39" draw:formula="sqrt(?f35 * ?f35 + ?f38 * ?f38 + 0 * 0)"/><draw:equation draw:name="f40" draw:formula="?f14 * ?f14 / ?f39"/><draw:equation draw:name="f41" draw:formula="?f37 * ?f40"/><draw:equation draw:name="f42" draw:formula="?f15 - ?f41"/><draw:equation draw:name="f43" draw:formula="?f34 * ?f40"/><draw:equation draw:name="f44" draw:formula="?f6 - ?f43"/><draw:equation draw:name="f45" draw:formula="?f42 - ?f14"/><draw:equation draw:name="f46" draw:formula="?f44 - ?f14"/><draw:equation draw:name="f47" draw:formula="?f42 + ?f14"/><draw:equation draw:name="f48" draw:formula="?f44 + ?f14"/><draw:equation draw:name="f49" draw:formula="?f29 + ?f2"/><draw:equation draw:name="f50" draw:formula="?f49 * ?f12 / ?f1"/><draw:equation draw:name="f51" draw:formula="0 - ?f50"/><draw:equation draw:name="f52" draw:formula="cos(?f51)"/><draw:equation draw:name="f53" draw:formula="0 - ?f52"/><draw:equation draw:name="f54" draw:formula="?f53 * ?f14"/><draw:equation draw:name="f55" draw:formula="sin(?f51)"/><draw:equation draw:name="f56" draw:formula="0 - ?f55"/><draw:equation draw:name="f57" draw:formula="?f56 * ?f14"/><draw:equation draw:name="f58" draw:formula="sqrt(?f54 * ?f54 + ?f57 * ?f57 + 0 * 0)"/><draw:equation draw:name="f59" draw:formula="?f14 * ?f14 / ?f58"/><draw:equation draw:name="f60" draw:formula="?f56 * ?f59"/><draw:equation draw:name="f61" draw:formula="?f42 + ?f60"/><draw:equation draw:name="f62" draw:formula="?f53 * ?f59"/><draw:equation draw:name="f63" draw:formula="?f44 + ?f62"/><draw:equation draw:name="f64" draw:formula="if(?f28, ?f15, ?f45)"/><draw:equation draw:name="f65" draw:formula="if(?f28, ?f6, ?f46)"/><draw:equation draw:name="f66" draw:formula="if(?f28, ?f15, ?f47)"/><draw:equation draw:name="f67" draw:formula="if(?f28, ?f6, ?f48)"/><draw:equation draw:name="f68" draw:formula="if(?f28, ?f45, ?f61)"/><draw:equation draw:name="f69" draw:formula="if(?f28, ?f46, ?f63)"/><draw:equation draw:name="f70" draw:formula="if(?f28, ?f47, ?f61)"/><draw:equation draw:name="f71" draw:formula="if(?f28, ?f48, ?f63)"/><draw:equation draw:name="f72" draw:formula="21550000 - -5400000"/><draw:equation draw:name="f73" draw:formula="if(?f72, -5400000, 21550000)"/><draw:equation draw:name="f74" draw:formula="-21550000 - ?f73"/><draw:equation draw:name="f75" draw:formula="if(?f74, -21550000, ?f73)"/><draw:equation draw:name="f76" draw:formula="0 + ?f75"/><draw:equation draw:name="f77" draw:formula="0 + ?f2"/><draw:equation draw:name="f78" draw:formula="?f77 * ?f12 / ?f1"/><draw:equation draw:name="f79" draw:formula="0 - ?f78"/><draw:equation draw:name="f80" draw:formula="cos(?f79)"/><draw:equation draw:name="f81" draw:formula="0 - ?f80"/><draw:equation draw:name="f82" draw:formula="?f81 * ?f14"/><draw:equation draw:name="f83" draw:formula="sin(?f79)"/><draw:equation draw:name="f84" draw:formula="0 - ?f83"/><draw:equation draw:name="f85" draw:formula="?f84 * ?f14"/><draw:equation draw:name="f86" draw:formula="sqrt(?f82 * ?f82 + ?f85 * ?f85 + 0 * 0)"/><draw:equation draw:name="f87" draw:formula="?f14 * ?f14 / ?f86"/><draw:equation draw:name="f88" draw:formula="?f84 * ?f87"/><draw:equation draw:name="f89" draw:formula="?f14 - ?f88"/><draw:equation draw:name="f90" draw:formula="?f81 * ?f87"/><draw:equation draw:name="f91" draw:formula="?f19 - ?f90"/><draw:equation draw:name="f92" draw:formula="?f89 - ?f14"/><draw:equation draw:name="f93" draw:formula="?f91 - ?f14"/><draw:equation draw:name="f94" draw:formula="?f89 + ?f14"/><draw:equation draw:name="f95" draw:formula="?f91 + ?f14"/><draw:equation draw:name="f96" draw:formula="?f76 + ?f2"/><draw:equation draw:name="f97" draw:formula="?f96 * ?f12 / ?f1"/><draw:equation draw:name="f98" draw:formula="0 - ?f97"/><draw:equation draw:name="f99" draw:formula="cos(?f98)"/><draw:equation draw:name="f100" draw:formula="0 - ?f99"/><draw:equation draw:name="f101" draw:formula="?f100 * ?f14"/><draw:equation draw:name="f102" draw:formula="sin(?f98)"/><draw:equation draw:name="f103" draw:formula="0 - ?f102"/><draw:equation draw:name="f104" draw:formula="?f103 * ?f14"/><draw:equation draw:name="f105" draw:formula="sqrt(?f101 * ?f101 + ?f104 * ?f104 + 0 * 0)"/><draw:equation draw:name="f106" draw:formula="?f14 * ?f14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14, ?f92)"/><draw:equation draw:name="f112" draw:formula="if(?f75, ?f19, ?f93)"/><draw:equation draw:name="f113" draw:formula="if(?f75, ?f14, ?f94)"/><draw:equation draw:name="f114" draw:formula="if(?f75, ?f19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?f2 + ?f75"/><draw:equation draw:name="f120" draw:formula="?f108 - ?f41"/><draw:equation draw:name="f121" draw:formula="?f110 - ?f43"/><draw:equation draw:name="f122" draw:formula="?f120 - ?f14"/><draw:equation draw:name="f123" draw:formula="?f121 - ?f14"/><draw:equation draw:name="f124" draw:formula="?f120 + ?f14"/><draw:equation draw:name="f125" draw:formula="?f121 + ?f14"/><draw:equation draw:name="f126" draw:formula="?f119 + ?f2"/><draw:equation draw:name="f127" draw:formula="?f126 * ?f12 / ?f1"/><draw:equation draw:name="f128" draw:formula="0 - ?f127"/><draw:equation draw:name="f129" draw:formula="cos(?f128)"/><draw:equation draw:name="f130" draw:formula="0 - ?f129"/><draw:equation draw:name="f131" draw:formula="?f130 * ?f14"/><draw:equation draw:name="f132" draw:formula="sin(?f128)"/><draw:equation draw:name="f133" draw:formula="0 - ?f132"/><draw:equation draw:name="f134" draw:formula="?f133 * ?f14"/><draw:equation draw:name="f135" draw:formula="sqrt(?f131 * ?f131 + ?f134 * ?f134 + 0 * 0)"/><draw:equation draw:name="f136" draw:formula="?f14 * ?f14 / ?f135"/><draw:equation draw:name="f137" draw:formula="?f133 * ?f136"/><draw:equation draw:name="f138" draw:formula="?f120 + ?f137"/><draw:equation draw:name="f139" draw:formula="?f130 * ?f136"/><draw:equation draw:name="f140" draw:formula="?f121 + ?f139"/><draw:equation draw:name="f141" draw:formula="if(?f75, ?f108, ?f122)"/><draw:equation draw:name="f142" draw:formula="if(?f75, ?f110, ?f123)"/><draw:equation draw:name="f143" draw:formula="if(?f75, ?f108, ?f124)"/><draw:equation draw:name="f144" draw:formula="if(?f75, ?f110, ?f125)"/><draw:equation draw:name="f145" draw:formula="if(?f75, ?f122, ?f138)"/><draw:equation draw:name="f146" draw:formula="if(?f75, ?f123, ?f140)"/><draw:equation draw:name="f147" draw:formula="if(?f75, ?f124, ?f138)"/><draw:equation draw:name="f148" draw:formula="if(?f75, ?f125, ?f140)"/><draw:equation draw:name="f149" draw:formula="?f1 + ?f28"/><draw:equation draw:name="f150" draw:formula="?f1 + ?f2"/><draw:equation draw:name="f151" draw:formula="?f150 * ?f12 / ?f1"/><draw:equation draw:name="f152" draw:formula="0 - ?f151"/><draw:equation draw:name="f153" draw:formula="cos(?f152)"/><draw:equation draw:name="f154" draw:formula="0 - ?f153"/><draw:equation draw:name="f155" draw:formula="?f154 * ?f14"/><draw:equation draw:name="f156" draw:formula="sin(?f152)"/><draw:equation draw:name="f157" draw:formula="0 - ?f156"/><draw:equation draw:name="f158" draw:formula="?f157 * ?f14"/><draw:equation draw:name="f159" draw:formula="sqrt(?f155 * ?f155 + ?f158 * ?f158 + 0 * 0)"/><draw:equation draw:name="f160" draw:formula="?f14 * ?f14 / ?f159"/><draw:equation draw:name="f161" draw:formula="?f157 * ?f160"/><draw:equation draw:name="f162" draw:formula="?f14 - ?f161"/><draw:equation draw:name="f163" draw:formula="?f154 * ?f160"/><draw:equation draw:name="f164" draw:formula="?f14 - ?f163"/><draw:equation draw:name="f165" draw:formula="?f162 - ?f14"/><draw:equation draw:name="f166" draw:formula="?f164 - ?f14"/><draw:equation draw:name="f167" draw:formula="?f162 + ?f14"/><draw:equation draw:name="f168" draw:formula="?f164 + ?f14"/><draw:equation draw:name="f169" draw:formula="?f149 + ?f2"/><draw:equation draw:name="f170" draw:formula="?f169 * ?f12 / ?f1"/><draw:equation draw:name="f171" draw:formula="0 - ?f170"/><draw:equation draw:name="f172" draw:formula="cos(?f171)"/><draw:equation draw:name="f173" draw:formula="0 - ?f172"/><draw:equation draw:name="f174" draw:formula="?f173 * ?f14"/><draw:equation draw:name="f175" draw:formula="sin(?f171)"/><draw:equation draw:name="f176" draw:formula="0 - ?f175"/><draw:equation draw:name="f177" draw:formula="?f176 * ?f14"/><draw:equation draw:name="f178" draw:formula="sqrt(?f174 * ?f174 + ?f177 * ?f177 + 0 * 0)"/><draw:equation draw:name="f179" draw:formula="?f14 * ?f14 / ?f178"/><draw:equation draw:name="f180" draw:formula="?f176 * ?f179"/><draw:equation draw:name="f181" draw:formula="?f162 + ?f180"/><draw:equation draw:name="f182" draw:formula="?f173 * ?f179"/><draw:equation draw:name="f183" draw:formula="?f164 + ?f182"/><draw:equation draw:name="f184" draw:formula="if(?f28, ?f14, ?f165)"/><draw:equation draw:name="f185" draw:formula="if(?f28, ?f14, ?f166)"/><draw:equation draw:name="f186" draw:formula="if(?f28, ?f14, ?f167)"/><draw:equation draw:name="f187" draw:formula="if(?f28, ?f14, ?f168)"/><draw:equation draw:name="f188" draw:formula="if(?f28, ?f165, ?f181)"/><draw:equation draw:name="f189" draw:formula="if(?f28, ?f166, ?f183)"/><draw:equation draw:name="f190" draw:formula="if(?f28, ?f167, ?f181)"/><draw:equation draw:name="f191" draw:formula="if(?f28, ?f168, ?f183)"/><draw:equation draw:name="f192" draw:formula="?f0 + ?f28"/><draw:equation draw:name="f193" draw:formula="?f0 + ?f2"/><draw:equation draw:name="f194" draw:formula="?f193 * ?f12 / ?f1"/><draw:equation draw:name="f195" draw:formula="0 - ?f194"/><draw:equation draw:name="f196" draw:formula="cos(?f195)"/><draw:equation draw:name="f197" draw:formula="0 - ?f196"/><draw:equation draw:name="f198" draw:formula="?f197 * ?f14"/><draw:equation draw:name="f199" draw:formula="sin(?f195)"/><draw:equation draw:name="f200" draw:formula="0 - ?f199"/><draw:equation draw:name="f201" draw:formula="?f200 * ?f14"/><draw:equation draw:name="f202" draw:formula="sqrt(?f198 * ?f198 + ?f201 * ?f201 + 0 * 0)"/><draw:equation draw:name="f203" draw:formula="?f14 * ?f14 / ?f202"/><draw:equation draw:name="f204" draw:formula="?f200 * ?f203"/><draw:equation draw:name="f205" draw:formula="?f16 - ?f204"/><draw:equation draw:name="f206" draw:formula="?f197 * ?f203"/><draw:equation draw:name="f207" draw:formula="?f5 - ?f206"/><draw:equation draw:name="f208" draw:formula="?f205 - ?f14"/><draw:equation draw:name="f209" draw:formula="?f207 - ?f14"/><draw:equation draw:name="f210" draw:formula="?f205 + ?f14"/><draw:equation draw:name="f211" draw:formula="?f207 + ?f14"/><draw:equation draw:name="f212" draw:formula="?f192 + ?f2"/><draw:equation draw:name="f213" draw:formula="?f212 * ?f12 / ?f1"/><draw:equation draw:name="f214" draw:formula="0 - ?f213"/><draw:equation draw:name="f215" draw:formula="cos(?f214)"/><draw:equation draw:name="f216" draw:formula="0 - ?f215"/><draw:equation draw:name="f217" draw:formula="?f216 * ?f14"/><draw:equation draw:name="f218" draw:formula="sin(?f214)"/><draw:equation draw:name="f219" draw:formula="0 - ?f218"/><draw:equation draw:name="f220" draw:formula="?f219 * ?f14"/><draw:equation draw:name="f221" draw:formula="sqrt(?f217 * ?f217 + ?f220 * ?f220 + 0 * 0)"/><draw:equation draw:name="f222" draw:formula="?f14 * ?f14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28, ?f16, ?f208)"/><draw:equation draw:name="f228" draw:formula="if(?f28, ?f5, ?f209)"/><draw:equation draw:name="f229" draw:formula="if(?f28, ?f16, ?f210)"/><draw:equation draw:name="f230" draw:formula="if(?f28, ?f5, ?f211)"/><draw:equation draw:name="f231" draw:formula="if(?f28, ?f208, ?f224)"/><draw:equation draw:name="f232" draw:formula="if(?f28, ?f209, ?f226)"/><draw:equation draw:name="f233" draw:formula="if(?f28, ?f210, ?f224)"/><draw:equation draw:name="f234" draw:formula="if(?f28, ?f211, ?f226)"/><draw:equation draw:name="f235" draw:formula="?f1 + ?f75"/><draw:equation draw:name="f236" draw:formula="?f17 - ?f161"/><draw:equation draw:name="f237" draw:formula="?f18 - ?f163"/><draw:equation draw:name="f238" draw:formula="?f236 - ?f14"/><draw:equation draw:name="f239" draw:formula="?f237 - ?f14"/><draw:equation draw:name="f240" draw:formula="?f236 + ?f14"/><draw:equation draw:name="f241" draw:formula="?f237 + ?f14"/><draw:equation draw:name="f242" draw:formula="?f235 + ?f2"/><draw:equation draw:name="f243" draw:formula="?f242 * ?f12 / ?f1"/><draw:equation draw:name="f244" draw:formula="0 - ?f243"/><draw:equation draw:name="f245" draw:formula="cos(?f244)"/><draw:equation draw:name="f246" draw:formula="0 - ?f245"/><draw:equation draw:name="f247" draw:formula="?f246 * ?f14"/><draw:equation draw:name="f248" draw:formula="sin(?f244)"/><draw:equation draw:name="f249" draw:formula="0 - ?f248"/><draw:equation draw:name="f250" draw:formula="?f249 * ?f14"/><draw:equation draw:name="f251" draw:formula="sqrt(?f247 * ?f247 + ?f250 * ?f250 + 0 * 0)"/><draw:equation draw:name="f252" draw:formula="?f14 * ?f14 / ?f251"/><draw:equation draw:name="f253" draw:formula="?f249 * ?f252"/><draw:equation draw:name="f254" draw:formula="?f236 + ?f253"/><draw:equation draw:name="f255" draw:formula="?f246 * ?f252"/><draw:equation draw:name="f256" draw:formula="?f237 + ?f255"/><draw:equation draw:name="f257" draw:formula="if(?f75, ?f17, ?f238)"/><draw:equation draw:name="f258" draw:formula="if(?f75, ?f18, ?f239)"/><draw:equation draw:name="f259" draw:formula="if(?f75, ?f17, ?f240)"/><draw:equation draw:name="f260" draw:formula="if(?f75, ?f18, ?f241)"/><draw:equation draw:name="f261" draw:formula="if(?f75, ?f238, ?f254)"/><draw:equation draw:name="f262" draw:formula="if(?f75, ?f239, ?f256)"/><draw:equation draw:name="f263" draw:formula="if(?f75, ?f240, ?f254)"/><draw:equation draw:name="f264" draw:formula="if(?f75, ?f241, ?f256)"/><draw:equation draw:name="f265" draw:formula="?f0 + ?f75"/><draw:equation draw:name="f266" draw:formula="?f254 - ?f204"/><draw:equation draw:name="f267" draw:formula="?f256 - ?f206"/><draw:equation draw:name="f268" draw:formula="?f266 - ?f14"/><draw:equation draw:name="f269" draw:formula="?f267 - ?f14"/><draw:equation draw:name="f270" draw:formula="?f266 + ?f14"/><draw:equation draw:name="f271" draw:formula="?f267 + ?f14"/><draw:equation draw:name="f272" draw:formula="?f265 + ?f2"/><draw:equation draw:name="f273" draw:formula="?f272 * ?f12 / ?f1"/><draw:equation draw:name="f274" draw:formula="0 - ?f273"/><draw:equation draw:name="f275" draw:formula="cos(?f274)"/><draw:equation draw:name="f276" draw:formula="0 - ?f275"/><draw:equation draw:name="f277" draw:formula="?f276 * ?f14"/><draw:equation draw:name="f278" draw:formula="sin(?f274)"/><draw:equation draw:name="f279" draw:formula="0 - ?f278"/><draw:equation draw:name="f280" draw:formula="?f279 * ?f14"/><draw:equation draw:name="f281" draw:formula="sqrt(?f277 * ?f277 + ?f280 * ?f280 + 0 * 0)"/><draw:equation draw:name="f282" draw:formula="?f14 * ?f14 / ?f281"/><draw:equation draw:name="f283" draw:formula="?f279 * ?f282"/><draw:equation draw:name="f284" draw:formula="?f266 + ?f283"/><draw:equation draw:name="f285" draw:formula="?f276 * ?f282"/><draw:equation draw:name="f286" draw:formula="?f267 + ?f285"/><draw:equation draw:name="f287" draw:formula="if(?f75, ?f254, ?f268)"/><draw:equation draw:name="f288" draw:formula="if(?f75, ?f256, ?f269)"/><draw:equation draw:name="f289" draw:formula="if(?f75, ?f254, ?f270)"/><draw:equation draw:name="f290" draw:formula="if(?f75, ?f256, ?f271)"/><draw:equation draw:name="f291" draw:formula="if(?f75, ?f268, ?f284)"/><draw:equation draw:name="f292" draw:formula="if(?f75, ?f269, ?f286)"/><draw:equation draw:name="f293" draw:formula="if(?f75, ?f270, ?f284)"/><draw:equation draw:name="f294" draw:formula="if(?f75, ?f271, ?f286)"/><draw:equation draw:name="f295" draw:formula="0 + ?f28"/><draw:equation draw:name="f296" draw:formula="?f17 - ?f88"/><draw:equation draw:name="f297" draw:formula="?f20 - ?f90"/><draw:equation draw:name="f298" draw:formula="?f296 - ?f14"/><draw:equation draw:name="f299" draw:formula="?f297 - ?f14"/><draw:equation draw:name="f300" draw:formula="?f296 + ?f14"/><draw:equation draw:name="f301" draw:formula="?f297 + ?f14"/><draw:equation draw:name="f302" draw:formula="?f295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4"/><draw:equation draw:name="f308" draw:formula="sin(?f304)"/><draw:equation draw:name="f309" draw:formula="0 - ?f308"/><draw:equation draw:name="f310" draw:formula="?f309 * ?f14"/><draw:equation draw:name="f311" draw:formula="sqrt(?f307 * ?f307 + ?f310 * ?f310 + 0 * 0)"/><draw:equation draw:name="f312" draw:formula="?f14 * ?f14 / ?f311"/><draw:equation draw:name="f313" draw:formula="?f309 * ?f312"/><draw:equation draw:name="f314" draw:formula="?f296 + ?f313"/><draw:equation draw:name="f315" draw:formula="?f306 * ?f312"/><draw:equation draw:name="f316" draw:formula="?f297 + ?f315"/><draw:equation draw:name="f317" draw:formula="if(?f28, ?f17, ?f298)"/><draw:equation draw:name="f318" draw:formula="if(?f28, ?f20, ?f299)"/><draw:equation draw:name="f319" draw:formula="if(?f28, ?f17, ?f300)"/><draw:equation draw:name="f320" draw:formula="if(?f28, ?f20, ?f301)"/><draw:equation draw:name="f321" draw:formula="if(?f28, ?f298, ?f314)"/><draw:equation draw:name="f322" draw:formula="if(?f28, ?f299, ?f316)"/><draw:equation draw:name="f323" draw:formula="if(?f28, ?f300, ?f314)"/><draw:equation draw:name="f324" draw:formula="if(?f28, ?f301, ?f316)"/></draw:enhanced-geometry></draw:custom-shape></text:span><text:span text:style-name="T91">Page</text:span><text:span text:style-name="T92"><text:tab/></text:span><text:span text:style-name="T93"><text:page-number text:fixed="false">4</text:page-number></text:span><text:span text:style-name="T94"><text:tab/></text:span><text:span text:style-name="T95">DOSSIER PROFESSIONNEL-Version du 11/09/2017</text:span><text:span text:style-name="T96"> </text:span><text:span text:style-name="T97"><text:tab/></text:span></text:p>
        <text:p text:style-name="Pieddepage"/>
      </style:footer-left>
    </style:master-page>
    <style:master-page style:name="MP1" style:page-layout-name="PL1">
      <style:header>
        <table:table table:style-name="Table198">
          <table:table-columns>
            <table:table-column table:style-name="TableColumn199"/>
            <table:table-column table:style-name="TableColumn200"/>
            <table:table-column table:style-name="TableColumn201"/>
          </table:table-columns>
          <table:table-row table:style-name="TableRow202">
            <table:table-cell table:style-name="TableCell203">
              <text:p text:style-name="P204"/>
            </table:table-cell>
            <table:table-cell table:style-name="TableCell205">
              <text:p text:style-name="P206"/>
            </table:table-cell>
            <table:table-cell table:style-name="TableCell207">
              <text:p text:style-name="P208"/>
            </table:table-cell>
          </table:table-row>
          <table:table-row table:style-name="TableRow209">
            <table:table-cell table:style-name="TableCell210" table:number-columns-spanned="3">
              <text:p text:style-name="P211"><text:span text:style-name="T212">Dossier Professionnel</text:span><text:span text:style-name="T213"><text:s/></text:span><text:span text:style-name="T214">(DP)</text:span></text:p>
            </table:table-cell>
            <table:covered-table-cell/>
            <table:covered-table-cell/>
          </table:table-row>
          <table:table-row table:style-name="TableRow215">
            <table:table-cell table:style-name="TableCell216" table:number-columns-spanned="3">
              <text:p text:style-name="P217"/>
            </table:table-cell>
            <table:covered-table-cell/>
            <table:covered-table-cell/>
          </table:table-row>
        </table:table>
        <text:p text:style-name="P218"/>
        <table:table table:style-name="Table219">
          <table:table-columns>
            <table:table-column table:style-name="TableColumn220"/>
            <table:table-column table:style-name="TableColumn221"/>
            <table:table-column table:style-name="TableColumn222"/>
          </table:table-columns>
          <table:table-row table:style-name="TableRow223">
            <table:table-cell table:style-name="TableCell224">
              <text:p text:style-name="P225"/>
            </table:table-cell>
            <table:table-cell table:style-name="TableCell226">
              <text:p text:style-name="P227"/>
            </table:table-cell>
            <table:table-cell table:style-name="TableCell228">
              <text:p text:style-name="P229"/>
            </table:table-cell>
          </table:table-row>
        </table:table>
        <text:p text:style-name="P230"/>
      </style:header>
      <style:header-left>
        <table:table table:style-name="Table231">
          <table:table-columns>
            <table:table-column table:style-name="TableColumn232"/>
            <table:table-column table:style-name="TableColumn233"/>
            <table:table-column table:style-name="TableColumn234"/>
          </table:table-columns>
          <table:table-row table:style-name="TableRow235">
            <table:table-cell table:style-name="TableCell236">
              <text:p text:style-name="P237"/>
            </table:table-cell>
            <table:table-cell table:style-name="TableCell238">
              <text:p text:style-name="P239"/>
            </table:table-cell>
            <table:table-cell table:style-name="TableCell240">
              <text:p text:style-name="P241"/>
            </table:table-cell>
          </table:table-row>
          <table:table-row table:style-name="TableRow242">
            <table:table-cell table:style-name="TableCell243" table:number-columns-spanned="3">
              <text:p text:style-name="P244"><text:span text:style-name="T245">Dossier Professionnel</text:span><text:span text:style-name="T246"><text:s/></text:span><text:span text:style-name="T247">(DP)</text:span></text:p>
            </table:table-cell>
            <table:covered-table-cell/>
            <table:covered-table-cell/>
          </table:table-row>
          <table:table-row table:style-name="TableRow248">
            <table:table-cell table:style-name="TableCell249" table:number-columns-spanned="3">
              <text:p text:style-name="P250"/>
            </table:table-cell>
            <table:covered-table-cell/>
            <table:covered-table-cell/>
          </table:table-row>
        </table:table>
        <text:p text:style-name="P251"/>
        <table:table table:style-name="Table252">
          <table:table-columns>
            <table:table-column table:style-name="TableColumn253"/>
            <table:table-column table:style-name="TableColumn254"/>
            <table:table-column table:style-name="TableColumn255"/>
          </table:table-columns>
          <table:table-row table:style-name="TableRow256"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</table:table>
        <text:p text:style-name="En-tête"/>
      </style:header-left>
      <style:footer>
        <text:p text:style-name="P263"><text:span text:style-name="T264"><draw:custom-shape svg:width="0.38889in" svg:height="0.625in" draw:z-index="251667456" draw:id="id2" draw:style-name="a3" draw:transform="translate(-0.19444in -0.3125in) rotate(-1.5708) translate(6.52599in 11.0622in)" draw:name="Forme automatique 2" text:anchor-type="paragraph"><svg:title/><svg:desc/><text:p text:style-name="P265"/><draw:enhanced-geometry draw:path-stretchpoint-x="21600" draw:path-stretchpoint-y="21600" draw:type="non-primitive" svg:viewBox="0 0 21600 21600" draw:enhanced-path="S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L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Z N F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M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N" draw:text-areas="?f22 ?f22 ?f23 ?f24" draw:modifiers="833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11 * ?f13 / 50000"/><draw:equation draw:name="f16" draw:formula="?f4 - ?f15"/><draw:equation draw:name="f17" draw:formula="?f4 - ?f14"/><draw:equation draw:name="f18" draw:formula="?f9 - ?f14"/><draw:equation draw:name="f19" draw:formula="?f9 + ?f14"/><draw:equation draw:name="f20" draw:formula="?f6 - ?f14"/><draw:equation draw:name="f21" draw:formula="?f14 * 29289 / 100000"/><draw:equation draw:name="f22" draw:formula="?f14 + ?f21"/><draw:equation draw:name="f23" draw:formula="?f4 - ?f22"/><draw:equation draw:name="f24" draw:formula="?f6 - ?f21"/><draw:equation draw:name="f25" draw:formula="21550000 - ?f2"/><draw:equation draw:name="f26" draw:formula="if(?f25, ?f2, 21550000)"/><draw:equation draw:name="f27" draw:formula="-21550000 - ?f26"/><draw:equation draw:name="f28" draw:formula="if(?f27, -21550000, ?f26)"/><draw:equation draw:name="f29" draw:formula="?f2 + ?f28"/><draw:equation draw:name="f30" draw:formula="?f2 + ?f2"/><draw:equation draw:name="f31" draw:formula="?f30 * ?f12 / ?f1"/><draw:equation draw:name="f32" draw:formula="0 - ?f31"/><draw:equation draw:name="f33" draw:formula="cos(?f32)"/><draw:equation draw:name="f34" draw:formula="0 - ?f33"/><draw:equation draw:name="f35" draw:formula="?f34 * ?f14"/><draw:equation draw:name="f36" draw:formula="sin(?f32)"/><draw:equation draw:name="f37" draw:formula="0 - ?f36"/><draw:equation draw:name="f38" draw:formula="?f37 * ?f14"/><draw:equation draw:name="f39" draw:formula="sqrt(?f35 * ?f35 + ?f38 * ?f38 + 0 * 0)"/><draw:equation draw:name="f40" draw:formula="?f14 * ?f14 / ?f39"/><draw:equation draw:name="f41" draw:formula="?f37 * ?f40"/><draw:equation draw:name="f42" draw:formula="?f15 - ?f41"/><draw:equation draw:name="f43" draw:formula="?f34 * ?f40"/><draw:equation draw:name="f44" draw:formula="?f6 - ?f43"/><draw:equation draw:name="f45" draw:formula="?f42 - ?f14"/><draw:equation draw:name="f46" draw:formula="?f44 - ?f14"/><draw:equation draw:name="f47" draw:formula="?f42 + ?f14"/><draw:equation draw:name="f48" draw:formula="?f44 + ?f14"/><draw:equation draw:name="f49" draw:formula="?f29 + ?f2"/><draw:equation draw:name="f50" draw:formula="?f49 * ?f12 / ?f1"/><draw:equation draw:name="f51" draw:formula="0 - ?f50"/><draw:equation draw:name="f52" draw:formula="cos(?f51)"/><draw:equation draw:name="f53" draw:formula="0 - ?f52"/><draw:equation draw:name="f54" draw:formula="?f53 * ?f14"/><draw:equation draw:name="f55" draw:formula="sin(?f51)"/><draw:equation draw:name="f56" draw:formula="0 - ?f55"/><draw:equation draw:name="f57" draw:formula="?f56 * ?f14"/><draw:equation draw:name="f58" draw:formula="sqrt(?f54 * ?f54 + ?f57 * ?f57 + 0 * 0)"/><draw:equation draw:name="f59" draw:formula="?f14 * ?f14 / ?f58"/><draw:equation draw:name="f60" draw:formula="?f56 * ?f59"/><draw:equation draw:name="f61" draw:formula="?f42 + ?f60"/><draw:equation draw:name="f62" draw:formula="?f53 * ?f59"/><draw:equation draw:name="f63" draw:formula="?f44 + ?f62"/><draw:equation draw:name="f64" draw:formula="if(?f28, ?f15, ?f45)"/><draw:equation draw:name="f65" draw:formula="if(?f28, ?f6, ?f46)"/><draw:equation draw:name="f66" draw:formula="if(?f28, ?f15, ?f47)"/><draw:equation draw:name="f67" draw:formula="if(?f28, ?f6, ?f48)"/><draw:equation draw:name="f68" draw:formula="if(?f28, ?f45, ?f61)"/><draw:equation draw:name="f69" draw:formula="if(?f28, ?f46, ?f63)"/><draw:equation draw:name="f70" draw:formula="if(?f28, ?f47, ?f61)"/><draw:equation draw:name="f71" draw:formula="if(?f28, ?f48, ?f63)"/><draw:equation draw:name="f72" draw:formula="21550000 - -5400000"/><draw:equation draw:name="f73" draw:formula="if(?f72, -5400000, 21550000)"/><draw:equation draw:name="f74" draw:formula="-21550000 - ?f73"/><draw:equation draw:name="f75" draw:formula="if(?f74, -21550000, ?f73)"/><draw:equation draw:name="f76" draw:formula="0 + ?f75"/><draw:equation draw:name="f77" draw:formula="0 + ?f2"/><draw:equation draw:name="f78" draw:formula="?f77 * ?f12 / ?f1"/><draw:equation draw:name="f79" draw:formula="0 - ?f78"/><draw:equation draw:name="f80" draw:formula="cos(?f79)"/><draw:equation draw:name="f81" draw:formula="0 - ?f80"/><draw:equation draw:name="f82" draw:formula="?f81 * ?f14"/><draw:equation draw:name="f83" draw:formula="sin(?f79)"/><draw:equation draw:name="f84" draw:formula="0 - ?f83"/><draw:equation draw:name="f85" draw:formula="?f84 * ?f14"/><draw:equation draw:name="f86" draw:formula="sqrt(?f82 * ?f82 + ?f85 * ?f85 + 0 * 0)"/><draw:equation draw:name="f87" draw:formula="?f14 * ?f14 / ?f86"/><draw:equation draw:name="f88" draw:formula="?f84 * ?f87"/><draw:equation draw:name="f89" draw:formula="?f14 - ?f88"/><draw:equation draw:name="f90" draw:formula="?f81 * ?f87"/><draw:equation draw:name="f91" draw:formula="?f19 - ?f90"/><draw:equation draw:name="f92" draw:formula="?f89 - ?f14"/><draw:equation draw:name="f93" draw:formula="?f91 - ?f14"/><draw:equation draw:name="f94" draw:formula="?f89 + ?f14"/><draw:equation draw:name="f95" draw:formula="?f91 + ?f14"/><draw:equation draw:name="f96" draw:formula="?f76 + ?f2"/><draw:equation draw:name="f97" draw:formula="?f96 * ?f12 / ?f1"/><draw:equation draw:name="f98" draw:formula="0 - ?f97"/><draw:equation draw:name="f99" draw:formula="cos(?f98)"/><draw:equation draw:name="f100" draw:formula="0 - ?f99"/><draw:equation draw:name="f101" draw:formula="?f100 * ?f14"/><draw:equation draw:name="f102" draw:formula="sin(?f98)"/><draw:equation draw:name="f103" draw:formula="0 - ?f102"/><draw:equation draw:name="f104" draw:formula="?f103 * ?f14"/><draw:equation draw:name="f105" draw:formula="sqrt(?f101 * ?f101 + ?f104 * ?f104 + 0 * 0)"/><draw:equation draw:name="f106" draw:formula="?f14 * ?f14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14, ?f92)"/><draw:equation draw:name="f112" draw:formula="if(?f75, ?f19, ?f93)"/><draw:equation draw:name="f113" draw:formula="if(?f75, ?f14, ?f94)"/><draw:equation draw:name="f114" draw:formula="if(?f75, ?f19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?f2 + ?f75"/><draw:equation draw:name="f120" draw:formula="?f108 - ?f41"/><draw:equation draw:name="f121" draw:formula="?f110 - ?f43"/><draw:equation draw:name="f122" draw:formula="?f120 - ?f14"/><draw:equation draw:name="f123" draw:formula="?f121 - ?f14"/><draw:equation draw:name="f124" draw:formula="?f120 + ?f14"/><draw:equation draw:name="f125" draw:formula="?f121 + ?f14"/><draw:equation draw:name="f126" draw:formula="?f119 + ?f2"/><draw:equation draw:name="f127" draw:formula="?f126 * ?f12 / ?f1"/><draw:equation draw:name="f128" draw:formula="0 - ?f127"/><draw:equation draw:name="f129" draw:formula="cos(?f128)"/><draw:equation draw:name="f130" draw:formula="0 - ?f129"/><draw:equation draw:name="f131" draw:formula="?f130 * ?f14"/><draw:equation draw:name="f132" draw:formula="sin(?f128)"/><draw:equation draw:name="f133" draw:formula="0 - ?f132"/><draw:equation draw:name="f134" draw:formula="?f133 * ?f14"/><draw:equation draw:name="f135" draw:formula="sqrt(?f131 * ?f131 + ?f134 * ?f134 + 0 * 0)"/><draw:equation draw:name="f136" draw:formula="?f14 * ?f14 / ?f135"/><draw:equation draw:name="f137" draw:formula="?f133 * ?f136"/><draw:equation draw:name="f138" draw:formula="?f120 + ?f137"/><draw:equation draw:name="f139" draw:formula="?f130 * ?f136"/><draw:equation draw:name="f140" draw:formula="?f121 + ?f139"/><draw:equation draw:name="f141" draw:formula="if(?f75, ?f108, ?f122)"/><draw:equation draw:name="f142" draw:formula="if(?f75, ?f110, ?f123)"/><draw:equation draw:name="f143" draw:formula="if(?f75, ?f108, ?f124)"/><draw:equation draw:name="f144" draw:formula="if(?f75, ?f110, ?f125)"/><draw:equation draw:name="f145" draw:formula="if(?f75, ?f122, ?f138)"/><draw:equation draw:name="f146" draw:formula="if(?f75, ?f123, ?f140)"/><draw:equation draw:name="f147" draw:formula="if(?f75, ?f124, ?f138)"/><draw:equation draw:name="f148" draw:formula="if(?f75, ?f125, ?f140)"/><draw:equation draw:name="f149" draw:formula="?f1 + ?f28"/><draw:equation draw:name="f150" draw:formula="?f1 + ?f2"/><draw:equation draw:name="f151" draw:formula="?f150 * ?f12 / ?f1"/><draw:equation draw:name="f152" draw:formula="0 - ?f151"/><draw:equation draw:name="f153" draw:formula="cos(?f152)"/><draw:equation draw:name="f154" draw:formula="0 - ?f153"/><draw:equation draw:name="f155" draw:formula="?f154 * ?f14"/><draw:equation draw:name="f156" draw:formula="sin(?f152)"/><draw:equation draw:name="f157" draw:formula="0 - ?f156"/><draw:equation draw:name="f158" draw:formula="?f157 * ?f14"/><draw:equation draw:name="f159" draw:formula="sqrt(?f155 * ?f155 + ?f158 * ?f158 + 0 * 0)"/><draw:equation draw:name="f160" draw:formula="?f14 * ?f14 / ?f159"/><draw:equation draw:name="f161" draw:formula="?f157 * ?f160"/><draw:equation draw:name="f162" draw:formula="?f14 - ?f161"/><draw:equation draw:name="f163" draw:formula="?f154 * ?f160"/><draw:equation draw:name="f164" draw:formula="?f14 - ?f163"/><draw:equation draw:name="f165" draw:formula="?f162 - ?f14"/><draw:equation draw:name="f166" draw:formula="?f164 - ?f14"/><draw:equation draw:name="f167" draw:formula="?f162 + ?f14"/><draw:equation draw:name="f168" draw:formula="?f164 + ?f14"/><draw:equation draw:name="f169" draw:formula="?f149 + ?f2"/><draw:equation draw:name="f170" draw:formula="?f169 * ?f12 / ?f1"/><draw:equation draw:name="f171" draw:formula="0 - ?f170"/><draw:equation draw:name="f172" draw:formula="cos(?f171)"/><draw:equation draw:name="f173" draw:formula="0 - ?f172"/><draw:equation draw:name="f174" draw:formula="?f173 * ?f14"/><draw:equation draw:name="f175" draw:formula="sin(?f171)"/><draw:equation draw:name="f176" draw:formula="0 - ?f175"/><draw:equation draw:name="f177" draw:formula="?f176 * ?f14"/><draw:equation draw:name="f178" draw:formula="sqrt(?f174 * ?f174 + ?f177 * ?f177 + 0 * 0)"/><draw:equation draw:name="f179" draw:formula="?f14 * ?f14 / ?f178"/><draw:equation draw:name="f180" draw:formula="?f176 * ?f179"/><draw:equation draw:name="f181" draw:formula="?f162 + ?f180"/><draw:equation draw:name="f182" draw:formula="?f173 * ?f179"/><draw:equation draw:name="f183" draw:formula="?f164 + ?f182"/><draw:equation draw:name="f184" draw:formula="if(?f28, ?f14, ?f165)"/><draw:equation draw:name="f185" draw:formula="if(?f28, ?f14, ?f166)"/><draw:equation draw:name="f186" draw:formula="if(?f28, ?f14, ?f167)"/><draw:equation draw:name="f187" draw:formula="if(?f28, ?f14, ?f168)"/><draw:equation draw:name="f188" draw:formula="if(?f28, ?f165, ?f181)"/><draw:equation draw:name="f189" draw:formula="if(?f28, ?f166, ?f183)"/><draw:equation draw:name="f190" draw:formula="if(?f28, ?f167, ?f181)"/><draw:equation draw:name="f191" draw:formula="if(?f28, ?f168, ?f183)"/><draw:equation draw:name="f192" draw:formula="?f0 + ?f28"/><draw:equation draw:name="f193" draw:formula="?f0 + ?f2"/><draw:equation draw:name="f194" draw:formula="?f193 * ?f12 / ?f1"/><draw:equation draw:name="f195" draw:formula="0 - ?f194"/><draw:equation draw:name="f196" draw:formula="cos(?f195)"/><draw:equation draw:name="f197" draw:formula="0 - ?f196"/><draw:equation draw:name="f198" draw:formula="?f197 * ?f14"/><draw:equation draw:name="f199" draw:formula="sin(?f195)"/><draw:equation draw:name="f200" draw:formula="0 - ?f199"/><draw:equation draw:name="f201" draw:formula="?f200 * ?f14"/><draw:equation draw:name="f202" draw:formula="sqrt(?f198 * ?f198 + ?f201 * ?f201 + 0 * 0)"/><draw:equation draw:name="f203" draw:formula="?f14 * ?f14 / ?f202"/><draw:equation draw:name="f204" draw:formula="?f200 * ?f203"/><draw:equation draw:name="f205" draw:formula="?f16 - ?f204"/><draw:equation draw:name="f206" draw:formula="?f197 * ?f203"/><draw:equation draw:name="f207" draw:formula="?f5 - ?f206"/><draw:equation draw:name="f208" draw:formula="?f205 - ?f14"/><draw:equation draw:name="f209" draw:formula="?f207 - ?f14"/><draw:equation draw:name="f210" draw:formula="?f205 + ?f14"/><draw:equation draw:name="f211" draw:formula="?f207 + ?f14"/><draw:equation draw:name="f212" draw:formula="?f192 + ?f2"/><draw:equation draw:name="f213" draw:formula="?f212 * ?f12 / ?f1"/><draw:equation draw:name="f214" draw:formula="0 - ?f213"/><draw:equation draw:name="f215" draw:formula="cos(?f214)"/><draw:equation draw:name="f216" draw:formula="0 - ?f215"/><draw:equation draw:name="f217" draw:formula="?f216 * ?f14"/><draw:equation draw:name="f218" draw:formula="sin(?f214)"/><draw:equation draw:name="f219" draw:formula="0 - ?f218"/><draw:equation draw:name="f220" draw:formula="?f219 * ?f14"/><draw:equation draw:name="f221" draw:formula="sqrt(?f217 * ?f217 + ?f220 * ?f220 + 0 * 0)"/><draw:equation draw:name="f222" draw:formula="?f14 * ?f14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28, ?f16, ?f208)"/><draw:equation draw:name="f228" draw:formula="if(?f28, ?f5, ?f209)"/><draw:equation draw:name="f229" draw:formula="if(?f28, ?f16, ?f210)"/><draw:equation draw:name="f230" draw:formula="if(?f28, ?f5, ?f211)"/><draw:equation draw:name="f231" draw:formula="if(?f28, ?f208, ?f224)"/><draw:equation draw:name="f232" draw:formula="if(?f28, ?f209, ?f226)"/><draw:equation draw:name="f233" draw:formula="if(?f28, ?f210, ?f224)"/><draw:equation draw:name="f234" draw:formula="if(?f28, ?f211, ?f226)"/><draw:equation draw:name="f235" draw:formula="?f1 + ?f75"/><draw:equation draw:name="f236" draw:formula="?f17 - ?f161"/><draw:equation draw:name="f237" draw:formula="?f18 - ?f163"/><draw:equation draw:name="f238" draw:formula="?f236 - ?f14"/><draw:equation draw:name="f239" draw:formula="?f237 - ?f14"/><draw:equation draw:name="f240" draw:formula="?f236 + ?f14"/><draw:equation draw:name="f241" draw:formula="?f237 + ?f14"/><draw:equation draw:name="f242" draw:formula="?f235 + ?f2"/><draw:equation draw:name="f243" draw:formula="?f242 * ?f12 / ?f1"/><draw:equation draw:name="f244" draw:formula="0 - ?f243"/><draw:equation draw:name="f245" draw:formula="cos(?f244)"/><draw:equation draw:name="f246" draw:formula="0 - ?f245"/><draw:equation draw:name="f247" draw:formula="?f246 * ?f14"/><draw:equation draw:name="f248" draw:formula="sin(?f244)"/><draw:equation draw:name="f249" draw:formula="0 - ?f248"/><draw:equation draw:name="f250" draw:formula="?f249 * ?f14"/><draw:equation draw:name="f251" draw:formula="sqrt(?f247 * ?f247 + ?f250 * ?f250 + 0 * 0)"/><draw:equation draw:name="f252" draw:formula="?f14 * ?f14 / ?f251"/><draw:equation draw:name="f253" draw:formula="?f249 * ?f252"/><draw:equation draw:name="f254" draw:formula="?f236 + ?f253"/><draw:equation draw:name="f255" draw:formula="?f246 * ?f252"/><draw:equation draw:name="f256" draw:formula="?f237 + ?f255"/><draw:equation draw:name="f257" draw:formula="if(?f75, ?f17, ?f238)"/><draw:equation draw:name="f258" draw:formula="if(?f75, ?f18, ?f239)"/><draw:equation draw:name="f259" draw:formula="if(?f75, ?f17, ?f240)"/><draw:equation draw:name="f260" draw:formula="if(?f75, ?f18, ?f241)"/><draw:equation draw:name="f261" draw:formula="if(?f75, ?f238, ?f254)"/><draw:equation draw:name="f262" draw:formula="if(?f75, ?f239, ?f256)"/><draw:equation draw:name="f263" draw:formula="if(?f75, ?f240, ?f254)"/><draw:equation draw:name="f264" draw:formula="if(?f75, ?f241, ?f256)"/><draw:equation draw:name="f265" draw:formula="?f0 + ?f75"/><draw:equation draw:name="f266" draw:formula="?f254 - ?f204"/><draw:equation draw:name="f267" draw:formula="?f256 - ?f206"/><draw:equation draw:name="f268" draw:formula="?f266 - ?f14"/><draw:equation draw:name="f269" draw:formula="?f267 - ?f14"/><draw:equation draw:name="f270" draw:formula="?f266 + ?f14"/><draw:equation draw:name="f271" draw:formula="?f267 + ?f14"/><draw:equation draw:name="f272" draw:formula="?f265 + ?f2"/><draw:equation draw:name="f273" draw:formula="?f272 * ?f12 / ?f1"/><draw:equation draw:name="f274" draw:formula="0 - ?f273"/><draw:equation draw:name="f275" draw:formula="cos(?f274)"/><draw:equation draw:name="f276" draw:formula="0 - ?f275"/><draw:equation draw:name="f277" draw:formula="?f276 * ?f14"/><draw:equation draw:name="f278" draw:formula="sin(?f274)"/><draw:equation draw:name="f279" draw:formula="0 - ?f278"/><draw:equation draw:name="f280" draw:formula="?f279 * ?f14"/><draw:equation draw:name="f281" draw:formula="sqrt(?f277 * ?f277 + ?f280 * ?f280 + 0 * 0)"/><draw:equation draw:name="f282" draw:formula="?f14 * ?f14 / ?f281"/><draw:equation draw:name="f283" draw:formula="?f279 * ?f282"/><draw:equation draw:name="f284" draw:formula="?f266 + ?f283"/><draw:equation draw:name="f285" draw:formula="?f276 * ?f282"/><draw:equation draw:name="f286" draw:formula="?f267 + ?f285"/><draw:equation draw:name="f287" draw:formula="if(?f75, ?f254, ?f268)"/><draw:equation draw:name="f288" draw:formula="if(?f75, ?f256, ?f269)"/><draw:equation draw:name="f289" draw:formula="if(?f75, ?f254, ?f270)"/><draw:equation draw:name="f290" draw:formula="if(?f75, ?f256, ?f271)"/><draw:equation draw:name="f291" draw:formula="if(?f75, ?f268, ?f284)"/><draw:equation draw:name="f292" draw:formula="if(?f75, ?f269, ?f286)"/><draw:equation draw:name="f293" draw:formula="if(?f75, ?f270, ?f284)"/><draw:equation draw:name="f294" draw:formula="if(?f75, ?f271, ?f286)"/><draw:equation draw:name="f295" draw:formula="0 + ?f28"/><draw:equation draw:name="f296" draw:formula="?f17 - ?f88"/><draw:equation draw:name="f297" draw:formula="?f20 - ?f90"/><draw:equation draw:name="f298" draw:formula="?f296 - ?f14"/><draw:equation draw:name="f299" draw:formula="?f297 - ?f14"/><draw:equation draw:name="f300" draw:formula="?f296 + ?f14"/><draw:equation draw:name="f301" draw:formula="?f297 + ?f14"/><draw:equation draw:name="f302" draw:formula="?f295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4"/><draw:equation draw:name="f308" draw:formula="sin(?f304)"/><draw:equation draw:name="f309" draw:formula="0 - ?f308"/><draw:equation draw:name="f310" draw:formula="?f309 * ?f14"/><draw:equation draw:name="f311" draw:formula="sqrt(?f307 * ?f307 + ?f310 * ?f310 + 0 * 0)"/><draw:equation draw:name="f312" draw:formula="?f14 * ?f14 / ?f311"/><draw:equation draw:name="f313" draw:formula="?f309 * ?f312"/><draw:equation draw:name="f314" draw:formula="?f296 + ?f313"/><draw:equation draw:name="f315" draw:formula="?f306 * ?f312"/><draw:equation draw:name="f316" draw:formula="?f297 + ?f315"/><draw:equation draw:name="f317" draw:formula="if(?f28, ?f17, ?f298)"/><draw:equation draw:name="f318" draw:formula="if(?f28, ?f20, ?f299)"/><draw:equation draw:name="f319" draw:formula="if(?f28, ?f17, ?f300)"/><draw:equation draw:name="f320" draw:formula="if(?f28, ?f20, ?f301)"/><draw:equation draw:name="f321" draw:formula="if(?f28, ?f298, ?f314)"/><draw:equation draw:name="f322" draw:formula="if(?f28, ?f299, ?f316)"/><draw:equation draw:name="f323" draw:formula="if(?f28, ?f300, ?f314)"/><draw:equation draw:name="f324" draw:formula="if(?f28, ?f301, ?f316)"/></draw:enhanced-geometry></draw:custom-shape></text:span><text:span text:style-name="T266">DOSSIER PROFESSIONNEL-Version<text:s/></text:span><text:span text:style-name="T267">Traitement de texte – Version du 11/09/2017</text:span><text:span text:style-name="T268"> </text:span><text:span text:style-name="T269"><text:tab/></text:span><text:span text:style-name="T270"><text:tab/></text:span><text:span text:style-name="T271">Page</text:span><text:span text:style-name="T272"><text:tab/></text:span><text:span text:style-name="T273"><text:page-number text:fixed="false">5</text:page-number></text:span></text:p>
        <text:p text:style-name="Pieddepage"/>
      </style:footer>
      <style:footer-left>
        <text:p text:style-name="P274"><text:span text:style-name="T275"><draw:custom-shape svg:width="0.38889in" svg:height="0.625in" draw:z-index="251665408" draw:id="id3" draw:style-name="a4" draw:transform="translate(-0.19444in -0.3125in) rotate(-1.5708) translate(0.13611in 11.06944in)" draw:name="Forme automatique 2" text:anchor-type="paragraph"><svg:title/><svg:desc/><text:p text:style-name="P276"/><draw:enhanced-geometry draw:path-stretchpoint-x="21600" draw:path-stretchpoint-y="21600" draw:type="non-primitive" svg:viewBox="0 0 21600 21600" draw:enhanced-path="S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L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Z N F M ?f15 ?f6 A ?f64 ?f65 ?f66 ?f67 ?f15 ?f6 ?f61 ?f63  W ?f68 ?f69 ?f70 ?f71 ?f15 ?f6 ?f61 ?f63 L ?f14 ?f19 A ?f111 ?f112 ?f113 ?f114 ?f14 ?f19 ?f108 ?f110  W ?f115 ?f116 ?f117 ?f118 ?f14 ?f19 ?f108 ?f110 A ?f141 ?f142 ?f143 ?f144 ?f108 ?f110 ?f138 ?f140  W ?f145 ?f146 ?f147 ?f148 ?f108 ?f110 ?f138 ?f140 L ?f14 ?f14 A ?f184 ?f185 ?f186 ?f187 ?f14 ?f14 ?f181 ?f183  W ?f188 ?f189 ?f190 ?f191 ?f14 ?f14 ?f181 ?f183 M ?f16 ?f5 A ?f227 ?f228 ?f229 ?f230 ?f16 ?f5 ?f224 ?f226  W ?f231 ?f232 ?f233 ?f234 ?f16 ?f5 ?f224 ?f226 L ?f17 ?f18 A ?f257 ?f258 ?f259 ?f260 ?f17 ?f18 ?f254 ?f256  W ?f261 ?f262 ?f263 ?f264 ?f17 ?f18 ?f254 ?f256 A ?f287 ?f288 ?f289 ?f290 ?f254 ?f256 ?f284 ?f286  W ?f291 ?f292 ?f293 ?f294 ?f254 ?f256 ?f284 ?f286 L ?f17 ?f20 A ?f317 ?f318 ?f319 ?f320 ?f17 ?f20 ?f314 ?f316  W ?f321 ?f322 ?f323 ?f324 ?f17 ?f20 ?f314 ?f316 N" draw:text-areas="?f22 ?f22 ?f23 ?f24" draw:modifiers="833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11 * ?f13 / 50000"/><draw:equation draw:name="f16" draw:formula="?f4 - ?f15"/><draw:equation draw:name="f17" draw:formula="?f4 - ?f14"/><draw:equation draw:name="f18" draw:formula="?f9 - ?f14"/><draw:equation draw:name="f19" draw:formula="?f9 + ?f14"/><draw:equation draw:name="f20" draw:formula="?f6 - ?f14"/><draw:equation draw:name="f21" draw:formula="?f14 * 29289 / 100000"/><draw:equation draw:name="f22" draw:formula="?f14 + ?f21"/><draw:equation draw:name="f23" draw:formula="?f4 - ?f22"/><draw:equation draw:name="f24" draw:formula="?f6 - ?f21"/><draw:equation draw:name="f25" draw:formula="21550000 - ?f2"/><draw:equation draw:name="f26" draw:formula="if(?f25, ?f2, 21550000)"/><draw:equation draw:name="f27" draw:formula="-21550000 - ?f26"/><draw:equation draw:name="f28" draw:formula="if(?f27, -21550000, ?f26)"/><draw:equation draw:name="f29" draw:formula="?f2 + ?f28"/><draw:equation draw:name="f30" draw:formula="?f2 + ?f2"/><draw:equation draw:name="f31" draw:formula="?f30 * ?f12 / ?f1"/><draw:equation draw:name="f32" draw:formula="0 - ?f31"/><draw:equation draw:name="f33" draw:formula="cos(?f32)"/><draw:equation draw:name="f34" draw:formula="0 - ?f33"/><draw:equation draw:name="f35" draw:formula="?f34 * ?f14"/><draw:equation draw:name="f36" draw:formula="sin(?f32)"/><draw:equation draw:name="f37" draw:formula="0 - ?f36"/><draw:equation draw:name="f38" draw:formula="?f37 * ?f14"/><draw:equation draw:name="f39" draw:formula="sqrt(?f35 * ?f35 + ?f38 * ?f38 + 0 * 0)"/><draw:equation draw:name="f40" draw:formula="?f14 * ?f14 / ?f39"/><draw:equation draw:name="f41" draw:formula="?f37 * ?f40"/><draw:equation draw:name="f42" draw:formula="?f15 - ?f41"/><draw:equation draw:name="f43" draw:formula="?f34 * ?f40"/><draw:equation draw:name="f44" draw:formula="?f6 - ?f43"/><draw:equation draw:name="f45" draw:formula="?f42 - ?f14"/><draw:equation draw:name="f46" draw:formula="?f44 - ?f14"/><draw:equation draw:name="f47" draw:formula="?f42 + ?f14"/><draw:equation draw:name="f48" draw:formula="?f44 + ?f14"/><draw:equation draw:name="f49" draw:formula="?f29 + ?f2"/><draw:equation draw:name="f50" draw:formula="?f49 * ?f12 / ?f1"/><draw:equation draw:name="f51" draw:formula="0 - ?f50"/><draw:equation draw:name="f52" draw:formula="cos(?f51)"/><draw:equation draw:name="f53" draw:formula="0 - ?f52"/><draw:equation draw:name="f54" draw:formula="?f53 * ?f14"/><draw:equation draw:name="f55" draw:formula="sin(?f51)"/><draw:equation draw:name="f56" draw:formula="0 - ?f55"/><draw:equation draw:name="f57" draw:formula="?f56 * ?f14"/><draw:equation draw:name="f58" draw:formula="sqrt(?f54 * ?f54 + ?f57 * ?f57 + 0 * 0)"/><draw:equation draw:name="f59" draw:formula="?f14 * ?f14 / ?f58"/><draw:equation draw:name="f60" draw:formula="?f56 * ?f59"/><draw:equation draw:name="f61" draw:formula="?f42 + ?f60"/><draw:equation draw:name="f62" draw:formula="?f53 * ?f59"/><draw:equation draw:name="f63" draw:formula="?f44 + ?f62"/><draw:equation draw:name="f64" draw:formula="if(?f28, ?f15, ?f45)"/><draw:equation draw:name="f65" draw:formula="if(?f28, ?f6, ?f46)"/><draw:equation draw:name="f66" draw:formula="if(?f28, ?f15, ?f47)"/><draw:equation draw:name="f67" draw:formula="if(?f28, ?f6, ?f48)"/><draw:equation draw:name="f68" draw:formula="if(?f28, ?f45, ?f61)"/><draw:equation draw:name="f69" draw:formula="if(?f28, ?f46, ?f63)"/><draw:equation draw:name="f70" draw:formula="if(?f28, ?f47, ?f61)"/><draw:equation draw:name="f71" draw:formula="if(?f28, ?f48, ?f63)"/><draw:equation draw:name="f72" draw:formula="21550000 - -5400000"/><draw:equation draw:name="f73" draw:formula="if(?f72, -5400000, 21550000)"/><draw:equation draw:name="f74" draw:formula="-21550000 - ?f73"/><draw:equation draw:name="f75" draw:formula="if(?f74, -21550000, ?f73)"/><draw:equation draw:name="f76" draw:formula="0 + ?f75"/><draw:equation draw:name="f77" draw:formula="0 + ?f2"/><draw:equation draw:name="f78" draw:formula="?f77 * ?f12 / ?f1"/><draw:equation draw:name="f79" draw:formula="0 - ?f78"/><draw:equation draw:name="f80" draw:formula="cos(?f79)"/><draw:equation draw:name="f81" draw:formula="0 - ?f80"/><draw:equation draw:name="f82" draw:formula="?f81 * ?f14"/><draw:equation draw:name="f83" draw:formula="sin(?f79)"/><draw:equation draw:name="f84" draw:formula="0 - ?f83"/><draw:equation draw:name="f85" draw:formula="?f84 * ?f14"/><draw:equation draw:name="f86" draw:formula="sqrt(?f82 * ?f82 + ?f85 * ?f85 + 0 * 0)"/><draw:equation draw:name="f87" draw:formula="?f14 * ?f14 / ?f86"/><draw:equation draw:name="f88" draw:formula="?f84 * ?f87"/><draw:equation draw:name="f89" draw:formula="?f14 - ?f88"/><draw:equation draw:name="f90" draw:formula="?f81 * ?f87"/><draw:equation draw:name="f91" draw:formula="?f19 - ?f90"/><draw:equation draw:name="f92" draw:formula="?f89 - ?f14"/><draw:equation draw:name="f93" draw:formula="?f91 - ?f14"/><draw:equation draw:name="f94" draw:formula="?f89 + ?f14"/><draw:equation draw:name="f95" draw:formula="?f91 + ?f14"/><draw:equation draw:name="f96" draw:formula="?f76 + ?f2"/><draw:equation draw:name="f97" draw:formula="?f96 * ?f12 / ?f1"/><draw:equation draw:name="f98" draw:formula="0 - ?f97"/><draw:equation draw:name="f99" draw:formula="cos(?f98)"/><draw:equation draw:name="f100" draw:formula="0 - ?f99"/><draw:equation draw:name="f101" draw:formula="?f100 * ?f14"/><draw:equation draw:name="f102" draw:formula="sin(?f98)"/><draw:equation draw:name="f103" draw:formula="0 - ?f102"/><draw:equation draw:name="f104" draw:formula="?f103 * ?f14"/><draw:equation draw:name="f105" draw:formula="sqrt(?f101 * ?f101 + ?f104 * ?f104 + 0 * 0)"/><draw:equation draw:name="f106" draw:formula="?f14 * ?f14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14, ?f92)"/><draw:equation draw:name="f112" draw:formula="if(?f75, ?f19, ?f93)"/><draw:equation draw:name="f113" draw:formula="if(?f75, ?f14, ?f94)"/><draw:equation draw:name="f114" draw:formula="if(?f75, ?f19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?f2 + ?f75"/><draw:equation draw:name="f120" draw:formula="?f108 - ?f41"/><draw:equation draw:name="f121" draw:formula="?f110 - ?f43"/><draw:equation draw:name="f122" draw:formula="?f120 - ?f14"/><draw:equation draw:name="f123" draw:formula="?f121 - ?f14"/><draw:equation draw:name="f124" draw:formula="?f120 + ?f14"/><draw:equation draw:name="f125" draw:formula="?f121 + ?f14"/><draw:equation draw:name="f126" draw:formula="?f119 + ?f2"/><draw:equation draw:name="f127" draw:formula="?f126 * ?f12 / ?f1"/><draw:equation draw:name="f128" draw:formula="0 - ?f127"/><draw:equation draw:name="f129" draw:formula="cos(?f128)"/><draw:equation draw:name="f130" draw:formula="0 - ?f129"/><draw:equation draw:name="f131" draw:formula="?f130 * ?f14"/><draw:equation draw:name="f132" draw:formula="sin(?f128)"/><draw:equation draw:name="f133" draw:formula="0 - ?f132"/><draw:equation draw:name="f134" draw:formula="?f133 * ?f14"/><draw:equation draw:name="f135" draw:formula="sqrt(?f131 * ?f131 + ?f134 * ?f134 + 0 * 0)"/><draw:equation draw:name="f136" draw:formula="?f14 * ?f14 / ?f135"/><draw:equation draw:name="f137" draw:formula="?f133 * ?f136"/><draw:equation draw:name="f138" draw:formula="?f120 + ?f137"/><draw:equation draw:name="f139" draw:formula="?f130 * ?f136"/><draw:equation draw:name="f140" draw:formula="?f121 + ?f139"/><draw:equation draw:name="f141" draw:formula="if(?f75, ?f108, ?f122)"/><draw:equation draw:name="f142" draw:formula="if(?f75, ?f110, ?f123)"/><draw:equation draw:name="f143" draw:formula="if(?f75, ?f108, ?f124)"/><draw:equation draw:name="f144" draw:formula="if(?f75, ?f110, ?f125)"/><draw:equation draw:name="f145" draw:formula="if(?f75, ?f122, ?f138)"/><draw:equation draw:name="f146" draw:formula="if(?f75, ?f123, ?f140)"/><draw:equation draw:name="f147" draw:formula="if(?f75, ?f124, ?f138)"/><draw:equation draw:name="f148" draw:formula="if(?f75, ?f125, ?f140)"/><draw:equation draw:name="f149" draw:formula="?f1 + ?f28"/><draw:equation draw:name="f150" draw:formula="?f1 + ?f2"/><draw:equation draw:name="f151" draw:formula="?f150 * ?f12 / ?f1"/><draw:equation draw:name="f152" draw:formula="0 - ?f151"/><draw:equation draw:name="f153" draw:formula="cos(?f152)"/><draw:equation draw:name="f154" draw:formula="0 - ?f153"/><draw:equation draw:name="f155" draw:formula="?f154 * ?f14"/><draw:equation draw:name="f156" draw:formula="sin(?f152)"/><draw:equation draw:name="f157" draw:formula="0 - ?f156"/><draw:equation draw:name="f158" draw:formula="?f157 * ?f14"/><draw:equation draw:name="f159" draw:formula="sqrt(?f155 * ?f155 + ?f158 * ?f158 + 0 * 0)"/><draw:equation draw:name="f160" draw:formula="?f14 * ?f14 / ?f159"/><draw:equation draw:name="f161" draw:formula="?f157 * ?f160"/><draw:equation draw:name="f162" draw:formula="?f14 - ?f161"/><draw:equation draw:name="f163" draw:formula="?f154 * ?f160"/><draw:equation draw:name="f164" draw:formula="?f14 - ?f163"/><draw:equation draw:name="f165" draw:formula="?f162 - ?f14"/><draw:equation draw:name="f166" draw:formula="?f164 - ?f14"/><draw:equation draw:name="f167" draw:formula="?f162 + ?f14"/><draw:equation draw:name="f168" draw:formula="?f164 + ?f14"/><draw:equation draw:name="f169" draw:formula="?f149 + ?f2"/><draw:equation draw:name="f170" draw:formula="?f169 * ?f12 / ?f1"/><draw:equation draw:name="f171" draw:formula="0 - ?f170"/><draw:equation draw:name="f172" draw:formula="cos(?f171)"/><draw:equation draw:name="f173" draw:formula="0 - ?f172"/><draw:equation draw:name="f174" draw:formula="?f173 * ?f14"/><draw:equation draw:name="f175" draw:formula="sin(?f171)"/><draw:equation draw:name="f176" draw:formula="0 - ?f175"/><draw:equation draw:name="f177" draw:formula="?f176 * ?f14"/><draw:equation draw:name="f178" draw:formula="sqrt(?f174 * ?f174 + ?f177 * ?f177 + 0 * 0)"/><draw:equation draw:name="f179" draw:formula="?f14 * ?f14 / ?f178"/><draw:equation draw:name="f180" draw:formula="?f176 * ?f179"/><draw:equation draw:name="f181" draw:formula="?f162 + ?f180"/><draw:equation draw:name="f182" draw:formula="?f173 * ?f179"/><draw:equation draw:name="f183" draw:formula="?f164 + ?f182"/><draw:equation draw:name="f184" draw:formula="if(?f28, ?f14, ?f165)"/><draw:equation draw:name="f185" draw:formula="if(?f28, ?f14, ?f166)"/><draw:equation draw:name="f186" draw:formula="if(?f28, ?f14, ?f167)"/><draw:equation draw:name="f187" draw:formula="if(?f28, ?f14, ?f168)"/><draw:equation draw:name="f188" draw:formula="if(?f28, ?f165, ?f181)"/><draw:equation draw:name="f189" draw:formula="if(?f28, ?f166, ?f183)"/><draw:equation draw:name="f190" draw:formula="if(?f28, ?f167, ?f181)"/><draw:equation draw:name="f191" draw:formula="if(?f28, ?f168, ?f183)"/><draw:equation draw:name="f192" draw:formula="?f0 + ?f28"/><draw:equation draw:name="f193" draw:formula="?f0 + ?f2"/><draw:equation draw:name="f194" draw:formula="?f193 * ?f12 / ?f1"/><draw:equation draw:name="f195" draw:formula="0 - ?f194"/><draw:equation draw:name="f196" draw:formula="cos(?f195)"/><draw:equation draw:name="f197" draw:formula="0 - ?f196"/><draw:equation draw:name="f198" draw:formula="?f197 * ?f14"/><draw:equation draw:name="f199" draw:formula="sin(?f195)"/><draw:equation draw:name="f200" draw:formula="0 - ?f199"/><draw:equation draw:name="f201" draw:formula="?f200 * ?f14"/><draw:equation draw:name="f202" draw:formula="sqrt(?f198 * ?f198 + ?f201 * ?f201 + 0 * 0)"/><draw:equation draw:name="f203" draw:formula="?f14 * ?f14 / ?f202"/><draw:equation draw:name="f204" draw:formula="?f200 * ?f203"/><draw:equation draw:name="f205" draw:formula="?f16 - ?f204"/><draw:equation draw:name="f206" draw:formula="?f197 * ?f203"/><draw:equation draw:name="f207" draw:formula="?f5 - ?f206"/><draw:equation draw:name="f208" draw:formula="?f205 - ?f14"/><draw:equation draw:name="f209" draw:formula="?f207 - ?f14"/><draw:equation draw:name="f210" draw:formula="?f205 + ?f14"/><draw:equation draw:name="f211" draw:formula="?f207 + ?f14"/><draw:equation draw:name="f212" draw:formula="?f192 + ?f2"/><draw:equation draw:name="f213" draw:formula="?f212 * ?f12 / ?f1"/><draw:equation draw:name="f214" draw:formula="0 - ?f213"/><draw:equation draw:name="f215" draw:formula="cos(?f214)"/><draw:equation draw:name="f216" draw:formula="0 - ?f215"/><draw:equation draw:name="f217" draw:formula="?f216 * ?f14"/><draw:equation draw:name="f218" draw:formula="sin(?f214)"/><draw:equation draw:name="f219" draw:formula="0 - ?f218"/><draw:equation draw:name="f220" draw:formula="?f219 * ?f14"/><draw:equation draw:name="f221" draw:formula="sqrt(?f217 * ?f217 + ?f220 * ?f220 + 0 * 0)"/><draw:equation draw:name="f222" draw:formula="?f14 * ?f14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28, ?f16, ?f208)"/><draw:equation draw:name="f228" draw:formula="if(?f28, ?f5, ?f209)"/><draw:equation draw:name="f229" draw:formula="if(?f28, ?f16, ?f210)"/><draw:equation draw:name="f230" draw:formula="if(?f28, ?f5, ?f211)"/><draw:equation draw:name="f231" draw:formula="if(?f28, ?f208, ?f224)"/><draw:equation draw:name="f232" draw:formula="if(?f28, ?f209, ?f226)"/><draw:equation draw:name="f233" draw:formula="if(?f28, ?f210, ?f224)"/><draw:equation draw:name="f234" draw:formula="if(?f28, ?f211, ?f226)"/><draw:equation draw:name="f235" draw:formula="?f1 + ?f75"/><draw:equation draw:name="f236" draw:formula="?f17 - ?f161"/><draw:equation draw:name="f237" draw:formula="?f18 - ?f163"/><draw:equation draw:name="f238" draw:formula="?f236 - ?f14"/><draw:equation draw:name="f239" draw:formula="?f237 - ?f14"/><draw:equation draw:name="f240" draw:formula="?f236 + ?f14"/><draw:equation draw:name="f241" draw:formula="?f237 + ?f14"/><draw:equation draw:name="f242" draw:formula="?f235 + ?f2"/><draw:equation draw:name="f243" draw:formula="?f242 * ?f12 / ?f1"/><draw:equation draw:name="f244" draw:formula="0 - ?f243"/><draw:equation draw:name="f245" draw:formula="cos(?f244)"/><draw:equation draw:name="f246" draw:formula="0 - ?f245"/><draw:equation draw:name="f247" draw:formula="?f246 * ?f14"/><draw:equation draw:name="f248" draw:formula="sin(?f244)"/><draw:equation draw:name="f249" draw:formula="0 - ?f248"/><draw:equation draw:name="f250" draw:formula="?f249 * ?f14"/><draw:equation draw:name="f251" draw:formula="sqrt(?f247 * ?f247 + ?f250 * ?f250 + 0 * 0)"/><draw:equation draw:name="f252" draw:formula="?f14 * ?f14 / ?f251"/><draw:equation draw:name="f253" draw:formula="?f249 * ?f252"/><draw:equation draw:name="f254" draw:formula="?f236 + ?f253"/><draw:equation draw:name="f255" draw:formula="?f246 * ?f252"/><draw:equation draw:name="f256" draw:formula="?f237 + ?f255"/><draw:equation draw:name="f257" draw:formula="if(?f75, ?f17, ?f238)"/><draw:equation draw:name="f258" draw:formula="if(?f75, ?f18, ?f239)"/><draw:equation draw:name="f259" draw:formula="if(?f75, ?f17, ?f240)"/><draw:equation draw:name="f260" draw:formula="if(?f75, ?f18, ?f241)"/><draw:equation draw:name="f261" draw:formula="if(?f75, ?f238, ?f254)"/><draw:equation draw:name="f262" draw:formula="if(?f75, ?f239, ?f256)"/><draw:equation draw:name="f263" draw:formula="if(?f75, ?f240, ?f254)"/><draw:equation draw:name="f264" draw:formula="if(?f75, ?f241, ?f256)"/><draw:equation draw:name="f265" draw:formula="?f0 + ?f75"/><draw:equation draw:name="f266" draw:formula="?f254 - ?f204"/><draw:equation draw:name="f267" draw:formula="?f256 - ?f206"/><draw:equation draw:name="f268" draw:formula="?f266 - ?f14"/><draw:equation draw:name="f269" draw:formula="?f267 - ?f14"/><draw:equation draw:name="f270" draw:formula="?f266 + ?f14"/><draw:equation draw:name="f271" draw:formula="?f267 + ?f14"/><draw:equation draw:name="f272" draw:formula="?f265 + ?f2"/><draw:equation draw:name="f273" draw:formula="?f272 * ?f12 / ?f1"/><draw:equation draw:name="f274" draw:formula="0 - ?f273"/><draw:equation draw:name="f275" draw:formula="cos(?f274)"/><draw:equation draw:name="f276" draw:formula="0 - ?f275"/><draw:equation draw:name="f277" draw:formula="?f276 * ?f14"/><draw:equation draw:name="f278" draw:formula="sin(?f274)"/><draw:equation draw:name="f279" draw:formula="0 - ?f278"/><draw:equation draw:name="f280" draw:formula="?f279 * ?f14"/><draw:equation draw:name="f281" draw:formula="sqrt(?f277 * ?f277 + ?f280 * ?f280 + 0 * 0)"/><draw:equation draw:name="f282" draw:formula="?f14 * ?f14 / ?f281"/><draw:equation draw:name="f283" draw:formula="?f279 * ?f282"/><draw:equation draw:name="f284" draw:formula="?f266 + ?f283"/><draw:equation draw:name="f285" draw:formula="?f276 * ?f282"/><draw:equation draw:name="f286" draw:formula="?f267 + ?f285"/><draw:equation draw:name="f287" draw:formula="if(?f75, ?f254, ?f268)"/><draw:equation draw:name="f288" draw:formula="if(?f75, ?f256, ?f269)"/><draw:equation draw:name="f289" draw:formula="if(?f75, ?f254, ?f270)"/><draw:equation draw:name="f290" draw:formula="if(?f75, ?f256, ?f271)"/><draw:equation draw:name="f291" draw:formula="if(?f75, ?f268, ?f284)"/><draw:equation draw:name="f292" draw:formula="if(?f75, ?f269, ?f286)"/><draw:equation draw:name="f293" draw:formula="if(?f75, ?f270, ?f284)"/><draw:equation draw:name="f294" draw:formula="if(?f75, ?f271, ?f286)"/><draw:equation draw:name="f295" draw:formula="0 + ?f28"/><draw:equation draw:name="f296" draw:formula="?f17 - ?f88"/><draw:equation draw:name="f297" draw:formula="?f20 - ?f90"/><draw:equation draw:name="f298" draw:formula="?f296 - ?f14"/><draw:equation draw:name="f299" draw:formula="?f297 - ?f14"/><draw:equation draw:name="f300" draw:formula="?f296 + ?f14"/><draw:equation draw:name="f301" draw:formula="?f297 + ?f14"/><draw:equation draw:name="f302" draw:formula="?f295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4"/><draw:equation draw:name="f308" draw:formula="sin(?f304)"/><draw:equation draw:name="f309" draw:formula="0 - ?f308"/><draw:equation draw:name="f310" draw:formula="?f309 * ?f14"/><draw:equation draw:name="f311" draw:formula="sqrt(?f307 * ?f307 + ?f310 * ?f310 + 0 * 0)"/><draw:equation draw:name="f312" draw:formula="?f14 * ?f14 / ?f311"/><draw:equation draw:name="f313" draw:formula="?f309 * ?f312"/><draw:equation draw:name="f314" draw:formula="?f296 + ?f313"/><draw:equation draw:name="f315" draw:formula="?f306 * ?f312"/><draw:equation draw:name="f316" draw:formula="?f297 + ?f315"/><draw:equation draw:name="f317" draw:formula="if(?f28, ?f17, ?f298)"/><draw:equation draw:name="f318" draw:formula="if(?f28, ?f20, ?f299)"/><draw:equation draw:name="f319" draw:formula="if(?f28, ?f17, ?f300)"/><draw:equation draw:name="f320" draw:formula="if(?f28, ?f20, ?f301)"/><draw:equation draw:name="f321" draw:formula="if(?f28, ?f298, ?f314)"/><draw:equation draw:name="f322" draw:formula="if(?f28, ?f299, ?f316)"/><draw:equation draw:name="f323" draw:formula="if(?f28, ?f300, ?f314)"/><draw:equation draw:name="f324" draw:formula="if(?f28, ?f301, ?f316)"/></draw:enhanced-geometry></draw:custom-shape></text:span><text:span text:style-name="T277">Page</text:span><text:span text:style-name="T278"><text:tab/></text:span><text:span text:style-name="T279"><text:page-number text:fixed="false">4</text:page-number></text:span><text:span text:style-name="T280"><text:tab/></text:span><text:span text:style-name="T281">DOSSIER PROFESSIONNEL-Version du 11/09/2017</text:span><text:span text:style-name="T282"> </text:span><text:span text:style-name="T283"><text:tab/></text:span></text:p>
        <text:p text:style-name="Pieddepage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nquet Miguel</meta:initial-creator>
    <dc:creator>Degabriel2 Nicolas</dc:creator>
    <meta:creation-date>2021-10-06T11:30:00Z</meta:creation-date>
    <dc:date>2021-10-06T11:30:00Z</dc:date>
    <meta:print-date>2021-10-06T11:28:00Z</meta:print-date>
    <meta:template xlink:href="Dossier_professionnel_version_traitement_de_texte.odt" xlink:type="simple"/>
    <meta:editing-cycles>2</meta:editing-cycles>
    <meta:editing-duration>PT0S</meta:editing-duration>
    <meta:document-statistic meta:page-count="11" meta:paragraph-count="11" meta:word-count="888" meta:character-count="5763" meta:row-count="40" meta:non-whitespace-character-count="4886"/>
  </office:meta>
</office:document-meta>
</file>